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2cm"/>
    </style:style>
    <style:style style:name="co2" style:family="table-column">
      <style:table-column-properties fo:break-before="auto" style:column-width="18.949cm"/>
    </style:style>
    <style:style style:name="co3" style:family="table-column">
      <style:table-column-properties fo:break-before="auto" style:column-width="13.7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normal" style:font-weight-asian="normal" style:font-weight-complex="normal"/>
    </style:style>
    <style:style style:name="ce2" style:family="table-cell" style:parent-style-name="Default">
      <style:text-properties fo:language="nl" fo:country="NL" style:text-underline-style="none" fo:font-weight="normal" style:font-name-asian="Microsoft YaHei" style:language-asian="zh" style:country-asian="CN" style:font-weight-asian="normal" style:language-complex="hi" style:country-complex="IN" style:font-weight-complex="normal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language="nl" fo:country="NL" style:font-name-asian="Microsoft YaHei" style:language-asian="zh" style:country-asian="CN" style:font-name-complex="Arial" style:language-complex="hi" style:country-complex="IN"/>
    </style:style>
    <style:style style:name="T2" style:family="text">
      <style:text-properties fo:color="#0000ff" style:text-outline="false" style:text-line-through-style="none" style:text-position="0% 100%" style:font-name="Arial" fo:font-size="10pt" fo:language="nl" fo:country="NL" fo:font-style="normal" fo:text-shadow="none" style:text-underline-style="none" fo:font-weight="normal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/>
    </style:style>
  </office:automatic-styles>
  <office:body>
    <office:spreadsheet>
      <table:table table:name="CMU_mocap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arnegie-Mellon Graphics Lab Motion Capture Database – full file listing with descriptions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(Compiled from the individual CMU index files by B. Hahne, July 20, 2008. <text:s/>v1.00)</text:p>
          </table:table-cell>
          <table:table-cell table:style-name="ce3" table:number-columns-repeated="2"/>
        </table:table-row>
        <table:table-row table:style-name="ro1">
          <table:table-cell table:style-name="ce1" office:value-type="string">
            <text:p>CMU's description database doesn't always give a description. <text:s/>In those cases, this spreadsheet lists the description as “Unknown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table:number-columns-repeated="2"/>
        </table:table-row>
        <table:table-row table:style-name="ro2">
          <table:table-cell table:style-name="ce1" office:value-type="string">
            <text:p>CMU free motion capture database on the web: <text:a xlink:href="http://mocap.cs.cmu.edu/">http://mocap.cs.cmu.edu</text:a></text:p>
          </table:table-cell>
          <table:table-cell table:style-name="ce3" table:number-columns-repeated="2"/>
        </table:table-row>
        <table:table-row table:style-name="ro2">
          <table:table-cell table:style-name="ce1" office:value-type="string">
            <text:p>BVH conversions of CMU motion capture database and others: see <text:a xlink:href="http://www.cgspeed.com/">www.cgspeed.com</text:a>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>
            <text:p><text:span text:style-name="T1">FBX conversion for Unity by Ward Dewaele from </text:span><text:span text:style-name="T2">cMonkeys</text:span>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table:number-columns-repeated="2"/>
        </table:table-row>
        <table:table-row table:style-name="ro3">
          <table:table-cell table:style-name="ce1" office:value-type="string">
            <text:p>CMU says: “When browsing for motions, start with the higher numbered subjects first.</text:p>
            <text:p>The lower numbers contain some of our earliest motion capture sessions, and may not be as high quality.”</text:p>
          </table:table-cell>
          <table:table-cell table:style-name="ce3" table:number-columns-repeated="2"/>
        </table:table-row>
        <table:table-row table:style-name="ro1">
          <table:table-cell table:style-name="ce1"/>
          <table:table-cell table:style-name="ce3" table:number-columns-repeated="2"/>
        </table:table-row>
        <table:table-row table:style-name="ro1">
          <table:table-cell table:style-name="ce3"/>
          <table:table-cell table:style-name="ce3" office:value-type="string">
            <text:p>DESCRIPTION from CMU web database</text:p>
          </table:table-cell>
          <table:table-cell table:style-name="ce3" office:value-type="string">
            <text:p>SUBJECT from CMU web database</text:p>
          </table:table-cell>
        </table:table-row>
        <table:table-row table:style-name="ro1">
          <table:table-cell table:style-name="ce3" office:value-type="string">
            <text:p>MO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ayground - forward jumps, turn around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1</text:p>
          </table:table-cell>
          <table:table-cell office:value-type="string">
            <text:p>playground - climb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2</text:p>
          </table:table-cell>
          <table:table-cell office:value-type="string">
            <text:p>playground - climb, hang, swing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3</text:p>
          </table:table-cell>
          <table:table-cell office:value-type="string">
            <text:p>playground - climb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4</text:p>
          </table:table-cell>
          <table:table-cell office:value-type="string">
            <text:p>playground - climb, go under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5</text:p>
          </table:table-cell>
          <table:table-cell office:value-type="string">
            <text:p>playground - climb, sit, dangle legs, descend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6</text:p>
          </table:table-cell>
          <table:table-cell office:value-type="string">
            <text:p>playground - climb, sit, dangle legs, jump down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7</text:p>
          </table:table-cell>
          <table:table-cell office:value-type="string">
            <text:p>playground - climb, sit, dangle legs, rock back, lower self to ground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8</text:p>
          </table:table-cell>
          <table:table-cell office:value-type="string">
            <text:p>playground - climb, hang, hold self up with arms straight, swing, drop, sit, dangle legs, go under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09</text:p>
          </table:table-cell>
          <table:table-cell office:value-type="string">
            <text:p>playground - climb, swing, lean back, drop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10</text:p>
          </table:table-cell>
          <table:table-cell office:value-type="string">
            <text:p>playground - climb, hang, lean over, jump down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11</text:p>
          </table:table-cell>
          <table:table-cell office:value-type="string">
            <text:p>playground - climb, pull up, dangle, sit, lower self to ground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12</text:p>
          </table:table-cell>
          <table:table-cell office:value-type="string">
            <text:p>playground - climb, go under, jump down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13</text:p>
          </table:table-cell>
          <table:table-cell office:value-type="string">
            <text:p>playground - climb, jump down, dangle, legs push off against</text:p>
          </table:table-cell>
          <table:table-cell office:value-type="string">
            <text:p>Subject #1 (climb, swing, hang on playground equipment)</text:p>
          </table:table-cell>
        </table:table-row>
        <table:table-row table:style-name="ro1">
          <table:table-cell office:value-type="string">
            <text:p>01_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1</text:p>
          </table:table-cell>
          <table:table-cell office:value-type="string">
            <text:p>walk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2</text:p>
          </table:table-cell>
          <table:table-cell office:value-type="string">
            <text:p>run/jog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3</text:p>
          </table:table-cell>
          <table:table-cell office:value-type="string">
            <text:p>jump, balance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4</text:p>
          </table:table-cell>
          <table:table-cell office:value-type="string">
            <text:p>punch/strike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5</text:p>
          </table:table-cell>
          <table:table-cell office:value-type="string">
            <text:p>bend over, scoop up, rise, lift arm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6</text:p>
          </table:table-cell>
          <table:table-cell office:value-type="string">
            <text:p>swordplay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7</text:p>
          </table:table-cell>
          <table:table-cell office:value-type="string">
            <text:p>swordplay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8</text:p>
          </table:table-cell>
          <table:table-cell office:value-type="string">
            <text:p>swordplay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09</text:p>
          </table:table-cell>
          <table:table-cell office:value-type="string">
            <text:p>wash self</text:p>
          </table:table-cell>
          <table:table-cell office:value-type="string">
            <text:p>Subject #2 (various expressions and human behaviors)</text:p>
          </table:table-cell>
        </table:table-row>
        <table:table-row table:style-name="ro1">
          <table:table-cell office:value-type="string">
            <text:p>02_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on uneven terrain</text:p>
          </table:table-cell>
          <table:table-cell office:value-type="string">
            <text:p>Subject #3 (walk on uneven terrain)</text:p>
          </table:table-cell>
        </table:table-row>
        <table:table-row table:style-name="ro1">
          <table:table-cell office:value-type="string">
            <text:p>03_01</text:p>
          </table:table-cell>
          <table:table-cell office:value-type="string">
            <text:p>walk on uneven terrain</text:p>
          </table:table-cell>
          <table:table-cell office:value-type="string">
            <text:p>Subject #3 (walk on uneven terrain)</text:p>
          </table:table-cell>
        </table:table-row>
        <table:table-row table:style-name="ro1">
          <table:table-cell office:value-type="string">
            <text:p>03_02</text:p>
          </table:table-cell>
          <table:table-cell office:value-type="string">
            <text:p>walk on uneven terrain</text:p>
          </table:table-cell>
          <table:table-cell office:value-type="string">
            <text:p>Subject #3 (walk on uneven terrain)</text:p>
          </table:table-cell>
        </table:table-row>
        <table:table-row table:style-name="ro1">
          <table:table-cell office:value-type="string">
            <text:p>03_03</text:p>
          </table:table-cell>
          <table:table-cell office:value-type="string">
            <text:p>walk on uneven terrain</text:p>
          </table:table-cell>
          <table:table-cell office:value-type="string">
            <text:p>Subject #3 (walk on uneven terrain)</text:p>
          </table:table-cell>
        </table:table-row>
        <table:table-row table:style-name="ro1">
          <table:table-cell office:value-type="string">
            <text:p>03_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01</text:p>
          </table:table-cell>
          <table:table-cell office:value-type="string">
            <text:p>dance - expressive arms, pirouette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02</text:p>
          </table:table-cell>
          <table:table-cell office:value-type="string">
            <text:p>dance - sideways arabesque, turn step, folding arms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03</text:p>
          </table:table-cell>
          <table:table-cell office:value-type="string">
            <text:p>dance - sideways arabesque, folding arms, bending back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04</text:p>
          </table:table-cell>
          <table:table-cell office:value-type="string">
            <text:p>dance - quasi-cou-de-pied, raised leg above hip-height, jete en tourant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05</text:p>
          </table:table-cell>
          <table:table-cell office:value-type="string">
            <text:p>dance - cartwheel-like start, pirouettes, jete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06</text:p>
          </table:table-cell>
          <table:table-cell office:value-type="string">
            <text:p>dance - small jetes, attitude/arabesque, shifted-axis pirouette, turn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07</text:p>
          </table:table-cell>
          <table:table-cell office:value-type="string">
            <text:p>dance - rond de jambe in the air, jete, turn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08</text:p>
          </table:table-cell>
          <table:table-cell office:value-type="string">
            <text:p>dance - glissade devant, glissade derriere, attitude/arabesque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09</text:p>
          </table:table-cell>
          <table:table-cell office:value-type="string">
            <text:p>dance - glissade devant, glissade derriere, attitude/arabesque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10</text:p>
          </table:table-cell>
          <table:table-cell office:value-type="string">
            <text:p>dance - sideways steps, pirouette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11</text:p>
          </table:table-cell>
          <table:table-cell office:value-type="string">
            <text:p>dance - arms held high, pointe tendue a terre, upper body rotation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12</text:p>
          </table:table-cell>
          <table:table-cell office:value-type="string">
            <text:p>dance - small jetes, pirouette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13</text:p>
          </table:table-cell>
          <table:table-cell office:value-type="string">
            <text:p>dance - retire derriere, attitude/arabesque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14</text:p>
          </table:table-cell>
          <table:table-cell office:value-type="string">
            <text:p>dance - retire derriere, attitude/arabesque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15</text:p>
          </table:table-cell>
          <table:table-cell office:value-type="string">
            <text:p>dance - coupe dessous, jete en tourant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16</text:p>
          </table:table-cell>
          <table:table-cell office:value-type="string">
            <text:p>dance - coupe dessous, grand jete en tourant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17</text:p>
          </table:table-cell>
          <table:table-cell office:value-type="string">
            <text:p>dance - attitude/arabesque, jete en tourant, bending back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18</text:p>
          </table:table-cell>
          <table:table-cell office:value-type="string">
            <text:p>dance - attitude/arabesque, jete en tourant, bending back</text:p>
          </table:table-cell>
          <table:table-cell office:value-type="string">
            <text:p>Subject #5 (modern dance)</text:p>
          </table:table-cell>
        </table:table-row>
        <table:table-row table:style-name="ro2">
          <table:table-cell office:value-type="string">
            <text:p>05_19</text:p>
          </table:table-cell>
          <table:table-cell office:value-type="string">
            <text:p>dance - attitude/arabesque, jete en tourant, bending back</text:p>
          </table:table-cell>
          <table:table-cell office:value-type="string">
            <text:p>Subject #5 (modern dance)</text:p>
          </table:table-cell>
        </table:table-row>
        <table:table-row table:style-name="ro1">
          <table:table-cell office:value-type="string">
            <text:p>05_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1</text:p>
          </table:table-cell>
          <table:table-cell office:value-type="string">
            <text:p>basketball - for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2</text:p>
          </table:table-cell>
          <table:table-cell office:value-type="string">
            <text:p>basketball - for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3</text:p>
          </table:table-cell>
          <table:table-cell office:value-type="string">
            <text:p>basketball - for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4</text:p>
          </table:table-cell>
          <table:table-cell office:value-type="string">
            <text:p>basketball - for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5</text:p>
          </table:table-cell>
          <table:table-cell office:value-type="string">
            <text:p>basketball - back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6</text:p>
          </table:table-cell>
          <table:table-cell office:value-type="string">
            <text:p>basketball - backward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7</text:p>
          </table:table-cell>
          <table:table-cell office:value-type="string">
            <text:p>basketball - sideways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8</text:p>
          </table:table-cell>
          <table:table-cell office:value-type="string">
            <text:p>basketball - sideways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09</text:p>
          </table:table-cell>
          <table:table-cell office:value-type="string">
            <text:p>basketball - forward dribble, 90-degree left turns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0</text:p>
          </table:table-cell>
          <table:table-cell office:value-type="string">
            <text:p>basketball - forward dribble, 90-degree right turns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1</text:p>
          </table:table-cell>
          <table:table-cell office:value-type="string">
            <text:p>basketball - forward dribble, 90-degree right turns, crossover dribble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2</text:p>
          </table:table-cell>
          <table:table-cell office:value-type="string">
            <text:p>basketball - low, fast free style dribble, dribble through legs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3</text:p>
          </table:table-cell>
          <table:table-cell office:value-type="string">
            <text:p>basketball - crossover dribble, shoot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4</text:p>
          </table:table-cell>
          <table:table-cell office:value-type="string">
            <text:p>basketball - dribble, shoot</text:p>
          </table:table-cell>
          <table:table-cell office:value-type="string">
            <text:p>Subject #6 (dribble, shoot basketball)</text:p>
          </table:table-cell>
        </table:table-row>
        <table:table-row table:style-name="ro1">
          <table:table-cell office:value-type="string">
            <text:p>06_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1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2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3</text:p>
          </table:table-cell>
          <table:table-cell office:value-type="string">
            <text:p>slow 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4</text:p>
          </table:table-cell>
          <table:table-cell office:value-type="string">
            <text:p>slow 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5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6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7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8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09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10</text:p>
          </table:table-cell>
          <table:table-cell office:value-type="string">
            <text:p>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11</text:p>
          </table:table-cell>
          <table:table-cell office:value-type="string">
            <text:p>brisk walk</text:p>
          </table:table-cell>
          <table:table-cell office:value-type="string">
            <text:p>Subject #7 (walk)</text:p>
          </table:table-cell>
        </table:table-row>
        <table:table-row table:style-name="ro1">
          <table:table-cell office:value-type="string">
            <text:p>07_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1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2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3</text:p>
          </table:table-cell>
          <table:table-cell office:value-type="string">
            <text:p>slow 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4</text:p>
          </table:table-cell>
          <table:table-cell office:value-type="string">
            <text:p>walk/stride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5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6</text:p>
          </table:table-cell>
          <table:table-cell office:value-type="string">
            <text:p>walk, exaggerated stride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7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8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09</text:p>
          </table:table-cell>
          <table:table-cell office:value-type="string">
            <text:p>walk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10</text:p>
          </table:table-cell>
          <table:table-cell office:value-type="string">
            <text:p>slow walk/stride</text:p>
          </table:table-cell>
          <table:table-cell office:value-type="string">
            <text:p>Subject #8 (walk)</text:p>
          </table:table-cell>
        </table:table-row>
        <table:table-row table:style-name="ro1">
          <table:table-cell office:value-type="string">
            <text:p>08_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1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2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3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4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5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6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7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8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09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10</text:p>
          </table:table-cell>
          <table:table-cell office:value-type="string">
            <text:p>run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11</text:p>
          </table:table-cell>
          <table:table-cell office:value-type="string">
            <text:p>navigate - walk forward, backward, sideways</text:p>
          </table:table-cell>
          <table:table-cell office:value-type="string">
            <text:p>Subject #9 (run)</text:p>
          </table:table-cell>
        </table:table-row>
        <table:table-row table:style-name="ro1">
          <table:table-cell office:value-type="string">
            <text:p>09_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ccer - kick ball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office:value-type="string">
            <text:p>10_01</text:p>
          </table:table-cell>
          <table:table-cell office:value-type="string">
            <text:p>soccer - kick ball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office:value-type="string">
            <text:p>10_02</text:p>
          </table:table-cell>
          <table:table-cell office:value-type="string">
            <text:p>soccer - kick ball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office:value-type="string">
            <text:p>10_03</text:p>
          </table:table-cell>
          <table:table-cell office:value-type="string">
            <text:p>walk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office:value-type="string">
            <text:p>10_04</text:p>
          </table:table-cell>
          <table:table-cell office:value-type="string">
            <text:p>soccer - kick ball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office:value-type="string">
            <text:p>10_05</text:p>
          </table:table-cell>
          <table:table-cell office:value-type="string">
            <text:p>soccer - kick ball</text:p>
          </table:table-cell>
          <table:table-cell office:value-type="string">
            <text:p>Subject #10 (kick soccer ball)</text:p>
          </table:table-cell>
        </table:table-row>
        <table:table-row table:style-name="ro1">
          <table:table-cell office:value-type="string">
            <text:p>10_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ccer - kick ball</text:p>
          </table:table-cell>
          <table:table-cell office:value-type="string">
            <text:p>Subject #11 (kick soccer ball)</text:p>
          </table:table-cell>
        </table:table-row>
        <table:table-row table:style-name="ro1">
          <table:table-cell office:value-type="string">
            <text:p>11_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12 (tai chi, walk)</text:p>
          </table:table-cell>
        </table:table-row>
        <table:table-row table:style-name="ro1">
          <table:table-cell office:value-type="string">
            <text:p>12_01</text:p>
          </table:table-cell>
          <table:table-cell office:value-type="string">
            <text:p>walk</text:p>
          </table:table-cell>
          <table:table-cell office:value-type="string">
            <text:p>Subject #12 (tai chi, walk)</text:p>
          </table:table-cell>
        </table:table-row>
        <table:table-row table:style-name="ro1">
          <table:table-cell office:value-type="string">
            <text:p>12_02</text:p>
          </table:table-cell>
          <table:table-cell office:value-type="string">
            <text:p>walk</text:p>
          </table:table-cell>
          <table:table-cell office:value-type="string">
            <text:p>Subject #12 (tai chi, walk)</text:p>
          </table:table-cell>
        </table:table-row>
        <table:table-row table:style-name="ro1">
          <table:table-cell office:value-type="string">
            <text:p>12_03</text:p>
          </table:table-cell>
          <table:table-cell office:value-type="string">
            <text:p>tai chi</text:p>
          </table:table-cell>
          <table:table-cell office:value-type="string">
            <text:p>Subject #12 (tai chi, walk)</text:p>
          </table:table-cell>
        </table:table-row>
        <table:table-row table:style-name="ro1">
          <table:table-cell office:value-type="string">
            <text:p>12_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it on high stool, stand u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1</text:p>
          </table:table-cell>
          <table:table-cell office:value-type="string">
            <text:p>sit on high stool, stand u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2</text:p>
          </table:table-cell>
          <table:table-cell office:value-type="string">
            <text:p>sit on high stool, stand u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3</text:p>
          </table:table-cell>
          <table:table-cell office:value-type="string">
            <text:p>sit on stepstool, chin in hand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4</text:p>
          </table:table-cell>
          <table:table-cell office:value-type="string">
            <text:p>sit on stepstool, hands against chin, fidget, stand u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5</text:p>
          </table:table-cell>
          <table:table-cell office:value-type="string">
            <text:p>sit on stepstool, hands against chin, elbow out, stand u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6</text:p>
          </table:table-cell>
          <table:table-cell office:value-type="string">
            <text:p>unscrew bottlecap, drink soda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7</text:p>
          </table:table-cell>
          <table:table-cell office:value-type="string">
            <text:p>unscrew bottlecap, drink soda, screw on bottleca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8</text:p>
          </table:table-cell>
          <table:table-cell office:value-type="string">
            <text:p>drink soda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09</text:p>
          </table:table-cell>
          <table:table-cell office:value-type="string">
            <text:p>jump up to grab, reach for, tiptoe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0</text:p>
          </table:table-cell>
          <table:table-cell office:value-type="string">
            <text:p>forward 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1</text:p>
          </table:table-cell>
          <table:table-cell office:value-type="string">
            <text:p>jump up to grab, reach for, tiptoe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2</text:p>
          </table:table-cell>
          <table:table-cell office:value-type="string">
            <text:p>forward 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3</text:p>
          </table:table-cell>
          <table:table-cell office:value-type="string">
            <text:p>laugh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4</text:p>
          </table:table-cell>
          <table:table-cell office:value-type="string">
            <text:p>laugh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5</text:p>
          </table:table-cell>
          <table:table-cell office:value-type="string">
            <text:p>laugh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6</text:p>
          </table:table-cell>
          <table:table-cell office:value-type="string">
            <text:p>boxing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7</text:p>
          </table:table-cell>
          <table:table-cell office:value-type="string">
            <text:p>boxing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8</text:p>
          </table:table-cell>
          <table:table-cell office:value-type="string">
            <text:p>forward 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19</text:p>
          </table:table-cell>
          <table:table-cell office:value-type="string">
            <text:p>wash window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0</text:p>
          </table:table-cell>
          <table:table-cell office:value-type="string">
            <text:p>wash window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1</text:p>
          </table:table-cell>
          <table:table-cell office:value-type="string">
            <text:p>wash window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2</text:p>
          </table:table-cell>
          <table:table-cell office:value-type="string">
            <text:p>sweep floor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3</text:p>
          </table:table-cell>
          <table:table-cell office:value-type="string">
            <text:p>sweep floor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4</text:p>
          </table:table-cell>
          <table:table-cell office:value-type="string">
            <text:p>sweep floor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5</text:p>
          </table:table-cell>
          <table:table-cell office:value-type="string">
            <text:p>direct traffic, wave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6</text:p>
          </table:table-cell>
          <table:table-cell office:value-type="string">
            <text:p>direct traffic, wave, point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7</text:p>
          </table:table-cell>
          <table:table-cell office:value-type="string">
            <text:p>direct traffic, wave, point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8</text:p>
          </table:table-cell>
          <table:table-cell office:value-type="string">
            <text:p>jumping jacks, side twists, bend over, squat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29</text:p>
          </table:table-cell>
          <table:table-cell office:value-type="string">
            <text:p>jumping jacks, side twists, squats, jog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0</text:p>
          </table:table-cell>
          <table:table-cell office:value-type="string">
            <text:p>jumping jacks, side twists, bend over, jog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1</text:p>
          </table:table-cell>
          <table:table-cell office:value-type="string">
            <text:p>forward 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2</text:p>
          </table:table-cell>
          <table:table-cell office:value-type="string">
            <text:p>climb ladder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3</text:p>
          </table:table-cell>
          <table:table-cell office:value-type="string">
            <text:p>climb ladder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4</text:p>
          </table:table-cell>
          <table:table-cell office:value-type="string">
            <text:p>climb 3 step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5</text:p>
          </table:table-cell>
          <table:table-cell office:value-type="string">
            <text:p>climb 3 step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6</text:p>
          </table:table-cell>
          <table:table-cell office:value-type="string">
            <text:p>climb 3 step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7</text:p>
          </table:table-cell>
          <table:table-cell office:value-type="string">
            <text:p>climb 3 steps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8</text:p>
          </table:table-cell>
          <table:table-cell office:value-type="string">
            <text:p>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39</text:p>
          </table:table-cell>
          <table:table-cell office:value-type="string">
            <text:p>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40</text:p>
          </table:table-cell>
          <table:table-cell office:value-type="string">
            <text:p>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41</text:p>
          </table:table-cell>
          <table:table-cell office:value-type="string">
            <text:p>jump</text:p>
          </table:table-cell>
          <table:table-cell office:value-type="string">
            <text:p>Subject #13 (various everyday behaviors)</text:p>
          </table:table-cell>
        </table:table-row>
        <table:table-row table:style-name="ro1">
          <table:table-cell office:value-type="string">
            <text:p>13_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xing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1</text:p>
          </table:table-cell>
          <table:table-cell office:value-type="string">
            <text:p>boxing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2</text:p>
          </table:table-cell>
          <table:table-cell office:value-type="string">
            <text:p>boxing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3</text:p>
          </table:table-cell>
          <table:table-cell office:value-type="string">
            <text:p>drink soda, screw on bottleca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4</text:p>
          </table:table-cell>
          <table:table-cell office:value-type="string">
            <text:p>unscrew bottlecap, drink soda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5</text:p>
          </table:table-cell>
          <table:table-cell office:value-type="string">
            <text:p>jumping jacks, jog, squats, side twists, stretche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6</text:p>
          </table:table-cell>
          <table:table-cell office:value-type="string">
            <text:p>jump up to grab, reach for, tiptoe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7</text:p>
          </table:table-cell>
          <table:table-cell office:value-type="string">
            <text:p>jump up to grab, reach for, tiptoe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8</text:p>
          </table:table-cell>
          <table:table-cell office:value-type="string">
            <text:p>jump up to grab, reach for, tiptoe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09</text:p>
          </table:table-cell>
          <table:table-cell office:value-type="string">
            <text:p>wash window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0</text:p>
          </table:table-cell>
          <table:table-cell office:value-type="string">
            <text:p>wash window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1</text:p>
          </table:table-cell>
          <table:table-cell office:value-type="string">
            <text:p>wash window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2</text:p>
          </table:table-cell>
          <table:table-cell office:value-type="string">
            <text:p>mop floo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3</text:p>
          </table:table-cell>
          <table:table-cell office:value-type="string">
            <text:p>jumping jacks, jog, squats, side twists, stretche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4</text:p>
          </table:table-cell>
          <table:table-cell office:value-type="string">
            <text:p>mop floo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5</text:p>
          </table:table-cell>
          <table:table-cell office:value-type="string">
            <text:p>sweep floo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6</text:p>
          </table:table-cell>
          <table:table-cell office:value-type="string">
            <text:p>laugh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7</text:p>
          </table:table-cell>
          <table:table-cell office:value-type="string">
            <text:p>laugh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8</text:p>
          </table:table-cell>
          <table:table-cell office:value-type="string">
            <text:p>laugh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19</text:p>
          </table:table-cell>
          <table:table-cell office:value-type="string">
            <text:p>jumping jacks, side twists, reach up, bend ove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0</text:p>
          </table:table-cell>
          <table:table-cell office:value-type="string">
            <text:p>climb 3 step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1</text:p>
          </table:table-cell>
          <table:table-cell office:value-type="string">
            <text:p>climb 3 step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2</text:p>
          </table:table-cell>
          <table:table-cell office:value-type="string">
            <text:p>climb 3 step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3</text:p>
          </table:table-cell>
          <table:table-cell office:value-type="string">
            <text:p>direct traffic, wave, point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4</text:p>
          </table:table-cell>
          <table:table-cell office:value-type="string">
            <text:p>direct traffic, wave, point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5</text:p>
          </table:table-cell>
          <table:table-cell office:value-type="string">
            <text:p>direct traffic, wave, point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6</text:p>
          </table:table-cell>
          <table:table-cell office:value-type="string">
            <text:p>sit on high stool, stand u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7</text:p>
          </table:table-cell>
          <table:table-cell office:value-type="string">
            <text:p>sit on high stool, stand u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8</text:p>
          </table:table-cell>
          <table:table-cell office:value-type="string">
            <text:p>sit on stepstool, stand up, swing legs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29</text:p>
          </table:table-cell>
          <table:table-cell office:value-type="string">
            <text:p>sit on stepstool, ankle on other knee, hand on chin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0</text:p>
          </table:table-cell>
          <table:table-cell office:value-type="string">
            <text:p>sit on stepstool, stand u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1</text:p>
          </table:table-cell>
          <table:table-cell office:value-type="string">
            <text:p>sit on stepstool, stand u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2</text:p>
          </table:table-cell>
          <table:table-cell office:value-type="string">
            <text:p>climb ladde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3</text:p>
          </table:table-cell>
          <table:table-cell office:value-type="string">
            <text:p>climb ladde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4</text:p>
          </table:table-cell>
          <table:table-cell office:value-type="string">
            <text:p>climb ladder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5</text:p>
          </table:table-cell>
          <table:table-cell office:value-type="string">
            <text:p>sit on stepstool, stand up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6</text:p>
          </table:table-cell>
          <table:table-cell office:value-type="string">
            <text:p>drink soda</text:p>
          </table:table-cell>
          <table:table-cell office:value-type="string">
            <text:p>Subject #14 (various everyday behaviors)</text:p>
          </table:table-cell>
        </table:table-row>
        <table:table-row table:style-name="ro1">
          <table:table-cell office:value-type="string">
            <text:p>14_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/wande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1</text:p>
          </table:table-cell>
          <table:table-cell office:value-type="string">
            <text:p>climb, step over, sit on, stand on stepstool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2</text:p>
          </table:table-cell>
          <table:table-cell office:value-type="string">
            <text:p>walk/wande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3</text:p>
          </table:table-cell>
          <table:table-cell office:value-type="string">
            <text:p>wash windows, paint; hand signals; dance - Egyptian walk, the Dive, the Twist, the Cabbage Patch; boxing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4</text:p>
          </table:table-cell>
          <table:table-cell office:value-type="string">
            <text:p>wash windows, paint; hand signals; dance - Egyptian walk, the Dive, the Twist, the Cabbage Patch; boxing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5</text:p>
          </table:table-cell>
          <table:table-cell office:value-type="string">
            <text:p>lean forward, reach fo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6</text:p>
          </table:table-cell>
          <table:table-cell office:value-type="string">
            <text:p>lean forward, tiptoe, reach fo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7</text:p>
          </table:table-cell>
          <table:table-cell office:value-type="string">
            <text:p>hand signals - horizontally revolve forearms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8</text:p>
          </table:table-cell>
          <table:table-cell office:value-type="string">
            <text:p>walk/wande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09</text:p>
          </table:table-cell>
          <table:table-cell office:value-type="string">
            <text:p>sit on high stool, stand up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10</text:p>
          </table:table-cell>
          <table:table-cell office:value-type="string">
            <text:p>wash windows, paint figure eights; hand signals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11</text:p>
          </table:table-cell>
          <table:table-cell office:value-type="string">
            <text:p>wash windows; basketball - dribble, lay-up shot, pass; throw ball; dance - Egyptian walk, the Dive, the Twist; strew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12</text:p>
          </table:table-cell>
          <table:table-cell office:value-type="string">
            <text:p>boxing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13</text:p>
          </table:table-cell>
          <table:table-cell office:value-type="string">
            <text:p>walk/wander</text:p>
          </table:table-cell>
          <table:table-cell office:value-type="string">
            <text:p>Subject #15 (various everyday behaviors, dance moves)</text:p>
          </table:table-cell>
        </table:table-row>
        <table:table-row table:style-name="ro1">
          <table:table-cell office:value-type="string">
            <text:p>15_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1</text:p>
          </table:table-cell>
          <table:table-cell office:value-type="string">
            <text:p>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2</text:p>
          </table:table-cell>
          <table:table-cell office:value-type="string">
            <text:p>high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3</text:p>
          </table:table-cell>
          <table:table-cell office:value-type="string">
            <text:p>high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4</text:p>
          </table:table-cell>
          <table:table-cell office:value-type="string">
            <text:p>forward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5</text:p>
          </table:table-cell>
          <table:table-cell office:value-type="string">
            <text:p>forward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6</text:p>
          </table:table-cell>
          <table:table-cell office:value-type="string">
            <text:p>forward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7</text:p>
          </table:table-cell>
          <table:table-cell office:value-type="string">
            <text:p>run/jog, sudden sto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8</text:p>
          </table:table-cell>
          <table:table-cell office:value-type="string">
            <text:p>forward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09</text:p>
          </table:table-cell>
          <table:table-cell office:value-type="string">
            <text:p>forward jum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0</text:p>
          </table:table-cell>
          <table:table-cell office:value-type="string">
            <text:p>walk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1</text:p>
          </table:table-cell>
          <table:table-cell office:value-type="string">
            <text:p>walk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2</text:p>
          </table:table-cell>
          <table:table-cell office:value-type="string">
            <text:p>walk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3</text:p>
          </table:table-cell>
          <table:table-cell office:value-type="string">
            <text:p>walk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4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5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6</text:p>
          </table:table-cell>
          <table:table-cell office:value-type="string">
            <text:p>walk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7</text:p>
          </table:table-cell>
          <table:table-cell office:value-type="string">
            <text:p>walk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8</text:p>
          </table:table-cell>
          <table:table-cell office:value-type="string">
            <text:p>walk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19</text:p>
          </table:table-cell>
          <table:table-cell office:value-type="string">
            <text:p>walk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0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1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2</text:p>
          </table:table-cell>
          <table:table-cell office:value-type="string">
            <text:p>walk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3</text:p>
          </table:table-cell>
          <table:table-cell office:value-type="string">
            <text:p>walk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4</text:p>
          </table:table-cell>
          <table:table-cell office:value-type="string">
            <text:p>walk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5</text:p>
          </table:table-cell>
          <table:table-cell office:value-type="string">
            <text:p>walk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6</text:p>
          </table:table-cell>
          <table:table-cell office:value-type="string">
            <text:p>walk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7</text:p>
          </table:table-cell>
          <table:table-cell office:value-type="string">
            <text:p>walk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8</text:p>
          </table:table-cell>
          <table:table-cell office:value-type="string">
            <text:p>walk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29</text:p>
          </table:table-cell>
          <table:table-cell office:value-type="string">
            <text:p>walk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0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1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2</text:p>
          </table:table-cell>
          <table:table-cell office:value-type="string">
            <text:p>slow walk, sto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3</text:p>
          </table:table-cell>
          <table:table-cell office:value-type="string">
            <text:p>slow walk, sto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4</text:p>
          </table:table-cell>
          <table:table-cell office:value-type="string">
            <text:p>run/jog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5</text:p>
          </table:table-cell>
          <table:table-cell office:value-type="string">
            <text:p>run/jog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6</text:p>
          </table:table-cell>
          <table:table-cell office:value-type="string">
            <text:p>run/jog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7</text:p>
          </table:table-cell>
          <table:table-cell office:value-type="string">
            <text:p>run/jog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8</text:p>
          </table:table-cell>
          <table:table-cell office:value-type="string">
            <text:p>run/jog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39</text:p>
          </table:table-cell>
          <table:table-cell office:value-type="string">
            <text:p>run/jog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0</text:p>
          </table:table-cell>
          <table:table-cell office:value-type="string">
            <text:p>run/jog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1</text:p>
          </table:table-cell>
          <table:table-cell office:value-type="string">
            <text:p>run/jog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2</text:p>
          </table:table-cell>
          <table:table-cell office:value-type="string">
            <text:p>run/jog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3</text:p>
          </table:table-cell>
          <table:table-cell office:value-type="string">
            <text:p>run/jog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4</text:p>
          </table:table-cell>
          <table:table-cell office:value-type="string">
            <text:p>run/jog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5</text:p>
          </table:table-cell>
          <table:table-cell office:value-type="string">
            <text:p>run/jog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6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7</text:p>
          </table:table-cell>
          <table:table-cell office:value-type="string">
            <text:p>run, veer lef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8</text:p>
          </table:table-cell>
          <table:table-cell office:value-type="string">
            <text:p>run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49</text:p>
          </table:table-cell>
          <table:table-cell office:value-type="string">
            <text:p>run, veer right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0</text:p>
          </table:table-cell>
          <table:table-cell office:value-type="string">
            <text:p>run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1</text:p>
          </table:table-cell>
          <table:table-cell office:value-type="string">
            <text:p>run, 90-degree lef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2</text:p>
          </table:table-cell>
          <table:table-cell office:value-type="string">
            <text:p>run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3</text:p>
          </table:table-cell>
          <table:table-cell office:value-type="string">
            <text:p>run, 90-degree right tur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4</text:p>
          </table:table-cell>
          <table:table-cell office:value-type="string">
            <text:p>run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5</text:p>
          </table:table-cell>
          <table:table-cell office:value-type="string">
            <text:p>run/jog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6</text:p>
          </table:table-cell>
          <table:table-cell office:value-type="string">
            <text:p>run/jog, sudden stop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7</text:p>
          </table:table-cell>
          <table:table-cell office:value-type="string">
            <text:p>walk</text:p>
          </table:table-cell>
          <table:table-cell office:value-type="string">
            <text:p>Subject #16 (run, jump, walk)</text:p>
          </table:table-cell>
        </table:table-row>
        <table:table-row table:style-name="ro1">
          <table:table-cell office:value-type="string">
            <text:p>16_5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with anger, frustration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1</text:p>
          </table:table-cell>
          <table:table-cell office:value-type="string">
            <text:p>walk with anger, frustration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2</text:p>
          </table:table-cell>
          <table:table-cell office:value-type="string">
            <text:p>walk stealthily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3</text:p>
          </table:table-cell>
          <table:table-cell office:value-type="string">
            <text:p>walk stealthily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4</text:p>
          </table:table-cell>
          <table:table-cell office:value-type="string">
            <text:p>walk/hobble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5</text:p>
          </table:table-cell>
          <table:table-cell office:value-type="string">
            <text:p>whistle, walk jauntily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6</text:p>
          </table:table-cell>
          <table:table-cell office:value-type="string">
            <text:p>whistle, walk jauntily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7</text:p>
          </table:table-cell>
          <table:table-cell office:value-type="string">
            <text:p>muscular, heavyset person's walk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8</text:p>
          </table:table-cell>
          <table:table-cell office:value-type="string">
            <text:p>muscular, heavyset person's walk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09</text:p>
          </table:table-cell>
          <table:table-cell office:value-type="string">
            <text:p>boxing</text:p>
          </table:table-cell>
          <table:table-cell office:value-type="string">
            <text:p>Subject #17 (different walking styles)</text:p>
          </table:table-cell>
        </table:table-row>
        <table:table-row table:style-name="ro1">
          <table:table-cell office:value-type="string">
            <text:p>17_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, shake hand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1</text:p>
          </table:table-cell>
          <table:table-cell office:value-type="string">
            <text:p>walk, shake hand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2</text:p>
          </table:table-cell>
          <table:table-cell office:value-type="string">
            <text:p>A pulls B; B resist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3</text:p>
          </table:table-cell>
          <table:table-cell office:value-type="string">
            <text:p>A pulls B; B resist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4</text:p>
          </table:table-cell>
          <table:table-cell office:value-type="string">
            <text:p>A pulls B by the elbow; B resist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5</text:p>
          </table:table-cell>
          <table:table-cell office:value-type="string">
            <text:p>A pulls B by the elbow; B resist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6</text:p>
          </table:table-cell>
          <table:table-cell office:value-type="string">
            <text:p>navigate busy sidewalk; A leads the way, takes B by the arm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7</text:p>
          </table:table-cell>
          <table:table-cell office:value-type="string">
            <text:p>conversation - explain with hand gesture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8</text:p>
          </table:table-cell>
          <table:table-cell office:value-type="string">
            <text:p>conversation - explain with hand gestures, walk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09</text:p>
          </table:table-cell>
          <table:table-cell office:value-type="string">
            <text:p>quarrel - angry hand gesture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0</text:p>
          </table:table-cell>
          <table:table-cell office:value-type="string">
            <text:p>quarrel - angry hand gestures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1</text:p>
          </table:table-cell>
          <table:table-cell office:value-type="string">
            <text:p>friends meet, hang out; A sits, B joins A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2</text:p>
          </table:table-cell>
          <table:table-cell office:value-type="string">
            <text:p>run, scramble for last seat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3</text:p>
          </table:table-cell>
          <table:table-cell office:value-type="string">
            <text:p>run, scramble for last seat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4</text:p>
          </table:table-cell>
          <table:table-cell office:value-type="string">
            <text:p>chicken dance (2 subjects - subject A)</text:p>
          </table:table-cell>
          <table:table-cell office:value-type="string">
            <text:p>Subject #18 (human interaction and communication (2 subjects - subject A))</text:p>
          </table:table-cell>
        </table:table-row>
        <table:table-row table:style-name="ro1">
          <table:table-cell office:value-type="string">
            <text:p>18_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, shake hand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1</text:p>
          </table:table-cell>
          <table:table-cell office:value-type="string">
            <text:p>walk, shake hand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2</text:p>
          </table:table-cell>
          <table:table-cell office:value-type="string">
            <text:p>A pulls B; B resist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3</text:p>
          </table:table-cell>
          <table:table-cell office:value-type="string">
            <text:p>A pulls B; B resist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4</text:p>
          </table:table-cell>
          <table:table-cell office:value-type="string">
            <text:p>A pulls B by the elbow; B resist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5</text:p>
          </table:table-cell>
          <table:table-cell office:value-type="string">
            <text:p>A pulls B by the elbow; B resist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6</text:p>
          </table:table-cell>
          <table:table-cell office:value-type="string">
            <text:p>navigate busy sidewalk; A leads the way, takes B by the arm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7</text:p>
          </table:table-cell>
          <table:table-cell office:value-type="string">
            <text:p>conversation - explain with hand gesture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8</text:p>
          </table:table-cell>
          <table:table-cell office:value-type="string">
            <text:p>conversation - explain with hand gestures, walk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09</text:p>
          </table:table-cell>
          <table:table-cell office:value-type="string">
            <text:p>quarrel - angry hand gesture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0</text:p>
          </table:table-cell>
          <table:table-cell office:value-type="string">
            <text:p>quarrel - angry hand gestures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1</text:p>
          </table:table-cell>
          <table:table-cell office:value-type="string">
            <text:p>friends meet, hang out; A sits, B joins A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2</text:p>
          </table:table-cell>
          <table:table-cell office:value-type="string">
            <text:p>run, scramble for last seat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3</text:p>
          </table:table-cell>
          <table:table-cell office:value-type="string">
            <text:p>run, scramble for last seat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4</text:p>
          </table:table-cell>
          <table:table-cell office:value-type="string">
            <text:p>chicken dance (2 subjects - subject B)</text:p>
          </table:table-cell>
          <table:table-cell office:value-type="string">
            <text:p>Subject #19 (human interaction and communication (2 subjects - subject B))</text:p>
          </table:table-cell>
        </table:table-row>
        <table:table-row table:style-name="ro1">
          <table:table-cell office:value-type="string">
            <text:p>19_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cken dance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1</text:p>
          </table:table-cell>
          <table:table-cell office:value-type="string">
            <text:p>link arms,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2</text:p>
          </table:table-cell>
          <table:table-cell office:value-type="string">
            <text:p>link arms,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3</text:p>
          </table:table-cell>
          <table:table-cell office:value-type="string">
            <text:p>synchronized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4</text:p>
          </table:table-cell>
          <table:table-cell office:value-type="string">
            <text:p>synchronized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5</text:p>
          </table:table-cell>
          <table:table-cell office:value-type="string">
            <text:p>soldiers march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6</text:p>
          </table:table-cell>
          <table:table-cell office:value-type="string">
            <text:p>soldiers march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7</text:p>
          </table:table-cell>
          <table:table-cell office:value-type="string">
            <text:p>zombie march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8</text:p>
          </table:table-cell>
          <table:table-cell office:value-type="string">
            <text:p>nursery rhyme - ring around the rosey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09</text:p>
          </table:table-cell>
          <table:table-cell office:value-type="string">
            <text:p>360-degree two-person whip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10</text:p>
          </table:table-cell>
          <table:table-cell office:value-type="string">
            <text:p>high-five,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11</text:p>
          </table:table-cell>
          <table:table-cell office:value-type="string">
            <text:p>low-five, walk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12</text:p>
          </table:table-cell>
          <table:table-cell office:value-type="string">
            <text:p>blind man's bluff (blindfold tag) (2 subjects - subject A)</text:p>
          </table:table-cell>
          <table:table-cell office:value-type="string">
            <text:p>Subject #20 (human interaction - at play, formations (2 subjects - subject A))</text:p>
          </table:table-cell>
        </table:table-row>
        <table:table-row table:style-name="ro1">
          <table:table-cell office:value-type="string">
            <text:p>20_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cken dance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1</text:p>
          </table:table-cell>
          <table:table-cell office:value-type="string">
            <text:p>link arms,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2</text:p>
          </table:table-cell>
          <table:table-cell office:value-type="string">
            <text:p>link arms,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3</text:p>
          </table:table-cell>
          <table:table-cell office:value-type="string">
            <text:p>synchronized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4</text:p>
          </table:table-cell>
          <table:table-cell office:value-type="string">
            <text:p>synchronized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5</text:p>
          </table:table-cell>
          <table:table-cell office:value-type="string">
            <text:p>soldiers march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6</text:p>
          </table:table-cell>
          <table:table-cell office:value-type="string">
            <text:p>soldiers march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7</text:p>
          </table:table-cell>
          <table:table-cell office:value-type="string">
            <text:p>zombie march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8</text:p>
          </table:table-cell>
          <table:table-cell office:value-type="string">
            <text:p>nursery rhyme - ring around the rosey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09</text:p>
          </table:table-cell>
          <table:table-cell office:value-type="string">
            <text:p>360-degree two-person whip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10</text:p>
          </table:table-cell>
          <table:table-cell office:value-type="string">
            <text:p>high-five,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11</text:p>
          </table:table-cell>
          <table:table-cell office:value-type="string">
            <text:p>low-five, walk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12</text:p>
          </table:table-cell>
          <table:table-cell office:value-type="string">
            <text:p>blind man's bluff (blindfold tag) (2 subjects - subject B)</text:p>
          </table:table-cell>
          <table:table-cell office:value-type="string">
            <text:p>Subject #21 (human interaction - at play, formations (2 subjects - subject B))</text:p>
          </table:table-cell>
        </table:table-row>
        <table:table-row table:style-name="ro1">
          <table:table-cell office:value-type="string">
            <text:p>21_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 sits; A pulls up B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1</text:p>
          </table:table-cell>
          <table:table-cell office:value-type="string">
            <text:p>A sits; B pulls up A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2</text:p>
          </table:table-cell>
          <table:table-cell office:value-type="string">
            <text:p>A sits, holds face in hands; B kneels, comforts A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3</text:p>
          </table:table-cell>
          <table:table-cell office:value-type="string">
            <text:p>B comforts A, puts one hand on A's shoulder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4</text:p>
          </table:table-cell>
          <table:table-cell office:value-type="string">
            <text:p>A comforts B, puts both hands on B's shoulder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5</text:p>
          </table:table-cell>
          <table:table-cell office:value-type="string">
            <text:p>B comforts A, puts both hands on A's shoulder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6</text:p>
          </table:table-cell>
          <table:table-cell office:value-type="string">
            <text:p>A comforts B, puts one hand on B's shoulder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7</text:p>
          </table:table-cell>
          <table:table-cell office:value-type="string">
            <text:p>hold hands, swing arms, walk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8</text:p>
          </table:table-cell>
          <table:table-cell office:value-type="string">
            <text:p>A gives B a shoulder rub; B sits, A stand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09</text:p>
          </table:table-cell>
          <table:table-cell office:value-type="string">
            <text:p>A shelters B, a younger child, from harm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0</text:p>
          </table:table-cell>
          <table:table-cell office:value-type="string">
            <text:p>B shelters A, a younger child, from harm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1</text:p>
          </table:table-cell>
          <table:table-cell office:value-type="string">
            <text:p>A stumbles into B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2</text:p>
          </table:table-cell>
          <table:table-cell office:value-type="string">
            <text:p>A passes soda to B; both drink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3</text:p>
          </table:table-cell>
          <table:table-cell office:value-type="string">
            <text:p>alternating squat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4</text:p>
          </table:table-cell>
          <table:table-cell office:value-type="string">
            <text:p>alternating jumping jack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5</text:p>
          </table:table-cell>
          <table:table-cell office:value-type="string">
            <text:p>synchronized jumping jacks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6</text:p>
          </table:table-cell>
          <table:table-cell office:value-type="string">
            <text:p>rush up, arm wrestle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7</text:p>
          </table:table-cell>
          <table:table-cell office:value-type="string">
            <text:p>A stares down B, leans with hands on high stool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8</text:p>
          </table:table-cell>
          <table:table-cell office:value-type="string">
            <text:p>B stares down A, leans with hands on high stool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19</text:p>
          </table:table-cell>
          <table:table-cell office:value-type="string">
            <text:p>violence - A picks up high stool, threatens to strike B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0</text:p>
          </table:table-cell>
          <table:table-cell office:value-type="string">
            <text:p>conversation - B pounds high stool, points at A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1</text:p>
          </table:table-cell>
          <table:table-cell office:value-type="string">
            <text:p>walk; B catches keys thrown by A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2</text:p>
          </table:table-cell>
          <table:table-cell office:value-type="string">
            <text:p>walk; A catches keys thrown by B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3</text:p>
          </table:table-cell>
          <table:table-cell office:value-type="string">
            <text:p>walk; B catches wallet thrown by A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4</text:p>
          </table:table-cell>
          <table:table-cell office:value-type="string">
            <text:p>walk; A catches wallet thrown by B (2 subjects - subject A)</text:p>
          </table:table-cell>
          <table:table-cell office:value-type="string">
            <text:p>Subject #22 (human interaction (2 subjects - subject A))</text:p>
          </table:table-cell>
        </table:table-row>
        <table:table-row table:style-name="ro1">
          <table:table-cell office:value-type="string">
            <text:p>22_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 sits; A pulls up B (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1</text:p>
          </table:table-cell>
          <table:table-cell office:value-type="string">
            <text:p>A sits; B pulls up A (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2</text:p>
          </table:table-cell>
          <table:table-cell office:value-type="string">
            <text:p>A sits, holds face in hands; B kneels, comforts A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3</text:p>
          </table:table-cell>
          <table:table-cell office:value-type="string">
            <text:p>B comforts A, puts one hand on A's shoulder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4</text:p>
          </table:table-cell>
          <table:table-cell office:value-type="string">
            <text:p>A comforts B, puts both hands on B's shoulders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5</text:p>
          </table:table-cell>
          <table:table-cell office:value-type="string">
            <text:p>B comforts A, puts both hands on A's shoulders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6</text:p>
          </table:table-cell>
          <table:table-cell office:value-type="string">
            <text:p>A comforts B, puts one hand on B's shoulder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7</text:p>
          </table:table-cell>
          <table:table-cell office:value-type="string">
            <text:p>hold hands, swing arms, walk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8</text:p>
          </table:table-cell>
          <table:table-cell office:value-type="string">
            <text:p>A gives B a shoulder rub; B sits, A stands (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09</text:p>
          </table:table-cell>
          <table:table-cell office:value-type="string">
            <text:p>A shelters B, a younger child, from harm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0</text:p>
          </table:table-cell>
          <table:table-cell office:value-type="string">
            <text:p>B shelters A, a younger child, from harm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1</text:p>
          </table:table-cell>
          <table:table-cell office:value-type="string">
            <text:p>A stumbles into B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2</text:p>
          </table:table-cell>
          <table:table-cell office:value-type="string">
            <text:p>A passes soda to B; both drink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3</text:p>
          </table:table-cell>
          <table:table-cell office:value-type="string">
            <text:p>alternating squats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4</text:p>
          </table:table-cell>
          <table:table-cell office:value-type="string">
            <text:p>alternating jumping jacks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5</text:p>
          </table:table-cell>
          <table:table-cell office:value-type="string">
            <text:p>synchronized jumping jacks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6</text:p>
          </table:table-cell>
          <table:table-cell office:value-type="string">
            <text:p>rush up, arm wrestle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7</text:p>
          </table:table-cell>
          <table:table-cell office:value-type="string">
            <text:p>A stares down B, leans with hands on high stool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8</text:p>
          </table:table-cell>
          <table:table-cell office:value-type="string">
            <text:p>B stares down A, leans with hands on high stool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19</text:p>
          </table:table-cell>
          <table:table-cell office:value-type="string">
            <text:p>violence - A picks up high stool, threatens to strike B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0</text:p>
          </table:table-cell>
          <table:table-cell office:value-type="string">
            <text:p>conversation - B pounds high stool, points at A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1</text:p>
          </table:table-cell>
          <table:table-cell office:value-type="string">
            <text:p>walk; B catches keys thrown by A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2</text:p>
          </table:table-cell>
          <table:table-cell office:value-type="string">
            <text:p>walk; A catches keys thrown by B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3</text:p>
          </table:table-cell>
          <table:table-cell office:value-type="string">
            <text:p>walk; B catches wallet thrown by A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4</text:p>
          </table:table-cell>
          <table:table-cell office:value-type="string">
            <text:p>walk; A catches wallet thrown by B (2 subjects - subject B)</text:p>
          </table:table-cell>
          <table:table-cell office:value-type="string">
            <text:p>Subject #23 (human interaction (2 subjects - subject B))</text:p>
          </table:table-cell>
        </table:table-row>
        <table:table-row table:style-name="ro1">
          <table:table-cell office:value-type="string">
            <text:p>23_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ursery rhyme - "I'm a little teapot..."</text:p>
          </table:table-cell>
          <table:table-cell office:value-type="string">
            <text:p>Subject #24 (nursery rhymes)</text:p>
          </table:table-cell>
        </table:table-row>
        <table:table-row table:style-name="ro1">
          <table:table-cell office:value-type="string">
            <text:p>24_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ursery rhyme - "I'm a little teapot..."</text:p>
          </table:table-cell>
          <table:table-cell office:value-type="string">
            <text:p>Subject #25 (nursery rhymes)</text:p>
          </table:table-cell>
        </table:table-row>
        <table:table-row table:style-name="ro1">
          <table:table-cell office:value-type="string">
            <text:p>25_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1</text:p>
          </table:table-cell>
          <table:table-cell office:value-type="string">
            <text:p>basketball signals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2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3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4</text:p>
          </table:table-cell>
          <table:table-cell office:value-type="string">
            <text:p>Alaska vacation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5</text:p>
          </table:table-cell>
          <table:table-cell office:value-type="string">
            <text:p>Alaska vacation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6</text:p>
          </table:table-cell>
          <table:table-cell office:value-type="string">
            <text:p>nursery rhyme - Cock Robin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7</text:p>
          </table:table-cell>
          <table:table-cell office:value-type="string">
            <text:p>nursery rhyme - Cock Robin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8</text:p>
          </table:table-cell>
          <table:table-cell office:value-type="string">
            <text:p>bend, pick up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09</text:p>
          </table:table-cell>
          <table:table-cell office:value-type="string">
            <text:p>bend, lift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10</text:p>
          </table:table-cell>
          <table:table-cell office:value-type="string">
            <text:p>bend, lift</text:p>
          </table:table-cell>
          <table:table-cell office:value-type="string">
            <text:p>Subject #26 (nursery rhymes, basketball, bending)</text:p>
          </table:table-cell>
        </table:table-row>
        <table:table-row table:style-name="ro1">
          <table:table-cell office:value-type="string">
            <text:p>26_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1</text:p>
          </table:table-cell>
          <table:table-cell office:value-type="string">
            <text:p>basketball signals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2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3</text:p>
          </table:table-cell>
          <table:table-cell office:value-type="string">
            <text:p>Alaskan vacation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4</text:p>
          </table:table-cell>
          <table:table-cell office:value-type="string">
            <text:p>nursery rhyme - Cock Robin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5</text:p>
          </table:table-cell>
          <table:table-cell office:value-type="string">
            <text:p>basketball signals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6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7</text:p>
          </table:table-cell>
          <table:table-cell office:value-type="string">
            <text:p>Alaskan vacation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8</text:p>
          </table:table-cell>
          <table:table-cell office:value-type="string">
            <text:p>Alaskan vacation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09</text:p>
          </table:table-cell>
          <table:table-cell office:value-type="string">
            <text:p>nursery rhyme - Cock Robin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10</text:p>
          </table:table-cell>
          <table:table-cell office:value-type="string">
            <text:p>prairie dog (human subject)</text:p>
          </table:table-cell>
          <table:table-cell office:value-type="string">
            <text:p>Subject #27 (recreation, nursery rhymes)</text:p>
          </table:table-cell>
        </table:table-row>
        <table:table-row table:style-name="ro1">
          <table:table-cell office:value-type="string">
            <text:p>27_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sketball signals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1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2</text:p>
          </table:table-cell>
          <table:table-cell office:value-type="string">
            <text:p>Alaskan vacation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3</text:p>
          </table:table-cell>
          <table:table-cell office:value-type="string">
            <text:p>nursery rhyme - Cock Robin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4</text:p>
          </table:table-cell>
          <table:table-cell office:value-type="string">
            <text:p>basketball signals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5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6</text:p>
          </table:table-cell>
          <table:table-cell office:value-type="string">
            <text:p>Alaskan vacation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7</text:p>
          </table:table-cell>
          <table:table-cell office:value-type="string">
            <text:p>nursery rhyme - Cock Robin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8</text:p>
          </table:table-cell>
          <table:table-cell office:value-type="string">
            <text:p>prairie dog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09</text:p>
          </table:table-cell>
          <table:table-cell office:value-type="string">
            <text:p>whale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0</text:p>
          </table:table-cell>
          <table:table-cell office:value-type="string">
            <text:p>bear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1</text:p>
          </table:table-cell>
          <table:table-cell office:value-type="string">
            <text:p>dog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2</text:p>
          </table:table-cell>
          <table:table-cell office:value-type="string">
            <text:p>snake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3</text:p>
          </table:table-cell>
          <table:table-cell office:value-type="string">
            <text:p>chicken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4</text:p>
          </table:table-cell>
          <table:table-cell office:value-type="string">
            <text:p>monkey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5</text:p>
          </table:table-cell>
          <table:table-cell office:value-type="string">
            <text:p>mouse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6</text:p>
          </table:table-cell>
          <table:table-cell office:value-type="string">
            <text:p>cat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7</text:p>
          </table:table-cell>
          <table:table-cell office:value-type="string">
            <text:p>elephant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8</text:p>
          </table:table-cell>
          <table:table-cell office:value-type="string">
            <text:p>dinosaur (human subject)</text:p>
          </table:table-cell>
          <table:table-cell office:value-type="string">
            <text:p>Subject #28 (recreation, nursery rhymes, animal behaviors (pantomime - human subject))</text:p>
          </table:table-cell>
        </table:table-row>
        <table:table-row table:style-name="ro1">
          <table:table-cell office:value-type="string">
            <text:p>28_1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1</text:p>
          </table:table-cell>
          <table:table-cell office:value-type="string">
            <text:p>basketball signals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2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3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4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5</text:p>
          </table:table-cell>
          <table:table-cell office:value-type="string">
            <text:p>nursery rhyme - Cock Robi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6</text:p>
          </table:table-cell>
          <table:table-cell office:value-type="string">
            <text:p>basketball signals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7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8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09</text:p>
          </table:table-cell>
          <table:table-cell office:value-type="string">
            <text:p>nursery rhyme - Cock Robi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0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1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2</text:p>
          </table:table-cell>
          <table:table-cell office:value-type="string">
            <text:p>Alaskan vacation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3</text:p>
          </table:table-cell>
          <table:table-cell office:value-type="string">
            <text:p>prairie dog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4</text:p>
          </table:table-cell>
          <table:table-cell office:value-type="string">
            <text:p>whale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5</text:p>
          </table:table-cell>
          <table:table-cell office:value-type="string">
            <text:p>bear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6</text:p>
          </table:table-cell>
          <table:table-cell office:value-type="string">
            <text:p>dog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7</text:p>
          </table:table-cell>
          <table:table-cell office:value-type="string">
            <text:p>cat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8</text:p>
          </table:table-cell>
          <table:table-cell office:value-type="string">
            <text:p>fish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19</text:p>
          </table:table-cell>
          <table:table-cell office:value-type="string">
            <text:p>elephant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0</text:p>
          </table:table-cell>
          <table:table-cell office:value-type="string">
            <text:p>mouse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1</text:p>
          </table:table-cell>
          <table:table-cell office:value-type="string">
            <text:p>chicken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2</text:p>
          </table:table-cell>
          <table:table-cell office:value-type="string">
            <text:p>dinosaur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3</text:p>
          </table:table-cell>
          <table:table-cell office:value-type="string">
            <text:p>snake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4</text:p>
          </table:table-cell>
          <table:table-cell office:value-type="string">
            <text:p>monkey (human subject)</text:p>
          </table:table-cell>
          <table:table-cell office:value-type="string">
            <text:p>Subject #29 (recreation, nursery rhymes, animal behaviors (pantomime - human subject))</text:p>
          </table:table-cell>
        </table:table-row>
        <table:table-row table:style-name="ro1">
          <table:table-cell office:value-type="string">
            <text:p>29_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sketball signals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1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2</text:p>
          </table:table-cell>
          <table:table-cell office:value-type="string">
            <text:p>Alaskan vacatio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3</text:p>
          </table:table-cell>
          <table:table-cell office:value-type="string">
            <text:p>Alaskan vacatio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4</text:p>
          </table:table-cell>
          <table:table-cell office:value-type="string">
            <text:p>nursery rhyme - Cock Robi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5</text:p>
          </table:table-cell>
          <table:table-cell office:value-type="string">
            <text:p>nursery rhyme - Cock Robi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6</text:p>
          </table:table-cell>
          <table:table-cell office:value-type="string">
            <text:p>basketball signals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7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8</text:p>
          </table:table-cell>
          <table:table-cell office:value-type="string">
            <text:p>Alaskan vacatio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09</text:p>
          </table:table-cell>
          <table:table-cell office:value-type="string">
            <text:p>nursery rhyme - Cock Robi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0</text:p>
          </table:table-cell>
          <table:table-cell office:value-type="string">
            <text:p>Alaskan vacatio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1</text:p>
          </table:table-cell>
          <table:table-cell office:value-type="string">
            <text:p>Alaskan vacation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2</text:p>
          </table:table-cell>
          <table:table-cell office:value-type="string">
            <text:p>prairie dog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3</text:p>
          </table:table-cell>
          <table:table-cell office:value-type="string">
            <text:p>whale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4</text:p>
          </table:table-cell>
          <table:table-cell office:value-type="string">
            <text:p>bear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5</text:p>
          </table:table-cell>
          <table:table-cell office:value-type="string">
            <text:p>dog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6</text:p>
          </table:table-cell>
          <table:table-cell office:value-type="string">
            <text:p>cat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7</text:p>
          </table:table-cell>
          <table:table-cell office:value-type="string">
            <text:p>elephant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8</text:p>
          </table:table-cell>
          <table:table-cell office:value-type="string">
            <text:p>mouse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19</text:p>
          </table:table-cell>
          <table:table-cell office:value-type="string">
            <text:p>chicken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20</text:p>
          </table:table-cell>
          <table:table-cell office:value-type="string">
            <text:p>snake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21</text:p>
          </table:table-cell>
          <table:table-cell office:value-type="string">
            <text:p>Tyrannosaurus rex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22</text:p>
          </table:table-cell>
          <table:table-cell office:value-type="string">
            <text:p>monkey (human subject)</text:p>
          </table:table-cell>
          <table:table-cell office:value-type="string">
            <text:p>Subject #30 (recreation, nursery rhymes, animal behaviors (pantomime - human subject))</text:p>
          </table:table-cell>
        </table:table-row>
        <table:table-row table:style-name="ro1">
          <table:table-cell office:value-type="string">
            <text:p>30_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sketball signals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1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2</text:p>
          </table:table-cell>
          <table:table-cell office:value-type="string">
            <text:p>Alaskan vacatio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3</text:p>
          </table:table-cell>
          <table:table-cell office:value-type="string">
            <text:p>nursery rhyme - Cock Robi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4</text:p>
          </table:table-cell>
          <table:table-cell office:value-type="string">
            <text:p>basketball signals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5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6</text:p>
          </table:table-cell>
          <table:table-cell office:value-type="string">
            <text:p>Alaskan vacatio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7</text:p>
          </table:table-cell>
          <table:table-cell office:value-type="string">
            <text:p>nursery rhyme - Cock Robi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8</text:p>
          </table:table-cell>
          <table:table-cell office:value-type="string">
            <text:p>Alaskan vacatio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09</text:p>
          </table:table-cell>
          <table:table-cell office:value-type="string">
            <text:p>Alaskan vacation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0</text:p>
          </table:table-cell>
          <table:table-cell office:value-type="string">
            <text:p>prairie dog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1</text:p>
          </table:table-cell>
          <table:table-cell office:value-type="string">
            <text:p>whale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2</text:p>
          </table:table-cell>
          <table:table-cell office:value-type="string">
            <text:p>bear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3</text:p>
          </table:table-cell>
          <table:table-cell office:value-type="string">
            <text:p>dog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4</text:p>
          </table:table-cell>
          <table:table-cell office:value-type="string">
            <text:p>cat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5</text:p>
          </table:table-cell>
          <table:table-cell office:value-type="string">
            <text:p>elephant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6</text:p>
          </table:table-cell>
          <table:table-cell office:value-type="string">
            <text:p>Tyrannosaurus rex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7</text:p>
          </table:table-cell>
          <table:table-cell office:value-type="string">
            <text:p>mouse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8</text:p>
          </table:table-cell>
          <table:table-cell office:value-type="string">
            <text:p>chicken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19</text:p>
          </table:table-cell>
          <table:table-cell office:value-type="string">
            <text:p>snake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20</text:p>
          </table:table-cell>
          <table:table-cell office:value-type="string">
            <text:p>monkey (human subject)</text:p>
          </table:table-cell>
          <table:table-cell office:value-type="string">
            <text:p>Subject #31 (recreation, nursery rhymes, animal behaviors (pantomime - human subject))</text:p>
          </table:table-cell>
        </table:table-row>
        <table:table-row table:style-name="ro1">
          <table:table-cell office:value-type="string">
            <text:p>31_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1</text:p>
          </table:table-cell>
          <table:table-cell office:value-type="string">
            <text:p>walk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2</text:p>
          </table:table-cell>
          <table:table-cell office:value-type="string">
            <text:p>basketball signals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3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4</text:p>
          </table:table-cell>
          <table:table-cell office:value-type="string">
            <text:p>Alaskan vacatio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5</text:p>
          </table:table-cell>
          <table:table-cell office:value-type="string">
            <text:p>nursery rhyme - Cock Robi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6</text:p>
          </table:table-cell>
          <table:table-cell office:value-type="string">
            <text:p>basketball signals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7</text:p>
          </table:table-cell>
          <table:table-cell office:value-type="string">
            <text:p>nursery rhyme - "I'm a little teapot..."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8</text:p>
          </table:table-cell>
          <table:table-cell office:value-type="string">
            <text:p>Alaskan vacatio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09</text:p>
          </table:table-cell>
          <table:table-cell office:value-type="string">
            <text:p>nursery rhyme - Cock Robi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0</text:p>
          </table:table-cell>
          <table:table-cell office:value-type="string">
            <text:p>Alaskan vacatio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1</text:p>
          </table:table-cell>
          <table:table-cell office:value-type="string">
            <text:p>Alaskan vacation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2</text:p>
          </table:table-cell>
          <table:table-cell office:value-type="string">
            <text:p>prairie dog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3</text:p>
          </table:table-cell>
          <table:table-cell office:value-type="string">
            <text:p>bear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4</text:p>
          </table:table-cell>
          <table:table-cell office:value-type="string">
            <text:p>dog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5</text:p>
          </table:table-cell>
          <table:table-cell office:value-type="string">
            <text:p>cat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6</text:p>
          </table:table-cell>
          <table:table-cell office:value-type="string">
            <text:p>elephant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7</text:p>
          </table:table-cell>
          <table:table-cell office:value-type="string">
            <text:p>mouse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8</text:p>
          </table:table-cell>
          <table:table-cell office:value-type="string">
            <text:p>chicken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19</text:p>
          </table:table-cell>
          <table:table-cell office:value-type="string">
            <text:p>Tyrannosaurus rex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20</text:p>
          </table:table-cell>
          <table:table-cell office:value-type="string">
            <text:p>snake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21</text:p>
          </table:table-cell>
          <table:table-cell office:value-type="string">
            <text:p>monkey (human subject)</text:p>
          </table:table-cell>
          <table:table-cell office:value-type="string">
            <text:p>Subject #32 (recreation, nursery rhymes, animal behaviors (pantomime - human subject))</text:p>
          </table:table-cell>
        </table:table-row>
        <table:table-row table:style-name="ro1">
          <table:table-cell office:value-type="string">
            <text:p>32_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tball - throw, catch (2 subjects - subject A)</text:p>
          </table:table-cell>
          <table:table-cell office:value-type="string">
            <text:p>Subject #33 (throw and catch football (2 subjects - subject A))</text:p>
          </table:table-cell>
        </table:table-row>
        <table:table-row table:style-name="ro1">
          <table:table-cell office:value-type="string">
            <text:p>33_01</text:p>
          </table:table-cell>
          <table:table-cell office:value-type="string">
            <text:p>football - throw, catch, jump around (2 subjects - subject A)</text:p>
          </table:table-cell>
          <table:table-cell office:value-type="string">
            <text:p>Subject #33 (throw and catch football (2 subjects - subject A))</text:p>
          </table:table-cell>
        </table:table-row>
        <table:table-row table:style-name="ro1">
          <table:table-cell office:value-type="string">
            <text:p>33_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tball - throw, catch (2 subjects - subject B)</text:p>
          </table:table-cell>
          <table:table-cell office:value-type="string">
            <text:p>Subject #34 (throw and catch football (2 subjects - subject B))</text:p>
          </table:table-cell>
        </table:table-row>
        <table:table-row table:style-name="ro1">
          <table:table-cell office:value-type="string">
            <text:p>34_01</text:p>
          </table:table-cell>
          <table:table-cell office:value-type="string">
            <text:p>football - throw, catch, jump around (2 subjects - subject B)</text:p>
          </table:table-cell>
          <table:table-cell office:value-type="string">
            <text:p>Subject #34 (throw and catch football (2 subjects - subject B))</text:p>
          </table:table-cell>
        </table:table-row>
        <table:table-row table:style-name="ro1">
          <table:table-cell office:value-type="string">
            <text:p>34_0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1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2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3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4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5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6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7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8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09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0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1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2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3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4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5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6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7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8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19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0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1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2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3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4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5</text:p>
          </table:table-cell>
          <table:table-cell office:value-type="string">
            <text:p>run/jog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6</text:p>
          </table:table-cell>
          <table:table-cell office:value-type="string">
            <text:p>navigate around obstacles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7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8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29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30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31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32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33</text:p>
          </table:table-cell>
          <table:table-cell office:value-type="string">
            <text:p>walk</text:p>
          </table:table-cell>
          <table:table-cell office:value-type="string">
            <text:p>Subject #35 (walk, run)</text:p>
          </table:table-cell>
        </table:table-row>
        <table:table-row table:style-name="ro1">
          <table:table-cell office:value-type="string">
            <text:p>35_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1</text:p>
          </table:table-cell>
          <table:table-cell office:value-type="string">
            <text:p>walk forward, turn around, walk back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2</text:p>
          </table:table-cell>
          <table:table-cell office:value-type="string">
            <text:p>walk forward, turn around, walk back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3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4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5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6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7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8</text:p>
          </table:table-cell>
          <table:table-cell office:value-type="string">
            <text:p>walk forward, turn around, walk back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09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0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1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2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3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4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5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6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7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8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19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0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1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2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3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4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5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6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7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8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29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0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1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2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3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4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5</text:p>
          </table:table-cell>
          <table:table-cell office:value-type="string">
            <text:p>walk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6</text:p>
          </table:table-cell>
          <table:table-cell office:value-type="string">
            <text:p>jump/hop on uneven terrain</text:p>
          </table:table-cell>
          <table:table-cell office:value-type="string">
            <text:p>Subject #36 (walk on uneven terrain)</text:p>
          </table:table-cell>
        </table:table-row>
        <table:table-row table:style-name="ro1">
          <table:table-cell office:value-type="string">
            <text:p>36_3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low walk</text:p>
          </table:table-cell>
          <table:table-cell office:value-type="string">
            <text:p>Subject #37 (walk)</text:p>
          </table:table-cell>
        </table:table-row>
        <table:table-row table:style-name="ro1">
          <table:table-cell office:value-type="string">
            <text:p>37_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38 (walk, run)</text:p>
          </table:table-cell>
        </table:table-row>
        <table:table-row table:style-name="ro1">
          <table:table-cell office:value-type="string">
            <text:p>38_01</text:p>
          </table:table-cell>
          <table:table-cell office:value-type="string">
            <text:p>walk</text:p>
          </table:table-cell>
          <table:table-cell office:value-type="string">
            <text:p>Subject #38 (walk, run)</text:p>
          </table:table-cell>
        </table:table-row>
        <table:table-row table:style-name="ro1">
          <table:table-cell office:value-type="string">
            <text:p>38_02</text:p>
          </table:table-cell>
          <table:table-cell office:value-type="string">
            <text:p>run around in a circle</text:p>
          </table:table-cell>
          <table:table-cell office:value-type="string">
            <text:p>Subject #38 (walk, run)</text:p>
          </table:table-cell>
        </table:table-row>
        <table:table-row table:style-name="ro1">
          <table:table-cell office:value-type="string">
            <text:p>38_03</text:p>
          </table:table-cell>
          <table:table-cell office:value-type="string">
            <text:p>walk around, frequent turns, cyclic walk along a line</text:p>
          </table:table-cell>
          <table:table-cell office:value-type="string">
            <text:p>Subject #38 (walk, run)</text:p>
          </table:table-cell>
        </table:table-row>
        <table:table-row table:style-name="ro1">
          <table:table-cell office:value-type="string">
            <text:p>38_0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1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2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3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4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5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6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7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8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09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10</text:p>
          </table:table-cell>
          <table:table-cell office:value-type="string">
            <text:p>walk forward, turn around, walk bac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11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12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13</text:p>
          </table:table-cell>
          <table:table-cell office:value-type="string">
            <text:p>walk</text:p>
          </table:table-cell>
          <table:table-cell office:value-type="string">
            <text:p>Subject #39 (climb, swing, hang on playground equipment)</text:p>
          </table:table-cell>
        </table:table-row>
        <table:table-row table:style-name="ro1">
          <table:table-cell office:value-type="string">
            <text:p>39_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vigate - walk forward, backward, on a diagona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2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3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4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5</text:p>
          </table:table-cell>
          <table:table-cell office:value-type="string">
            <text:p>climb, step over, sit on, jump over stepstoo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6</text:p>
          </table:table-cell>
          <table:table-cell office:value-type="string">
            <text:p>climb, step over, jump over stepstoo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7</text:p>
          </table:table-cell>
          <table:table-cell office:value-type="string">
            <text:p>climb, step over, jump over stepstoo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8</text:p>
          </table:table-cell>
          <table:table-cell office:value-type="string">
            <text:p>climb, step over, jump over stepstool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09</text:p>
          </table:table-cell>
          <table:table-cell office:value-type="string">
            <text:p>wait for bus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10</text:p>
          </table:table-cell>
          <table:table-cell office:value-type="string">
            <text:p>wait for bus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11</text:p>
          </table:table-cell>
          <table:table-cell office:value-type="string">
            <text:p>basketball signals</text:p>
          </table:table-cell>
          <table:table-cell office:value-type="string">
            <text:p>Subject #40 (navigate from corner to corner, interact with stepstool)</text:p>
          </table:table-cell>
        </table:table-row>
        <table:table-row table:style-name="ro1">
          <table:table-cell office:value-type="string">
            <text:p>40_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vigate - walk forward, backward, sideways, on a diagona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2</text:p>
          </table:table-cell>
          <table:table-cell office:value-type="string">
            <text:p>navigate - walk forward, backward, sideways, on a diagona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3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4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5</text:p>
          </table:table-cell>
          <table:table-cell office:value-type="string">
            <text:p>navigate - walk forward, backward, on a diagona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6</text:p>
          </table:table-cell>
          <table:table-cell office:value-type="string">
            <text:p>climb, step over, jump over, navigate around stepstoo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7</text:p>
          </table:table-cell>
          <table:table-cell office:value-type="string">
            <text:p>climb, step over, jump over, navigate around stepstoo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8</text:p>
          </table:table-cell>
          <table:table-cell office:value-type="string">
            <text:p>climb, step over, jump over, navigate around stepstool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09</text:p>
          </table:table-cell>
          <table:table-cell office:value-type="string">
            <text:p>basketball signals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10</text:p>
          </table:table-cell>
          <table:table-cell office:value-type="string">
            <text:p>basketball signals</text:p>
          </table:table-cell>
          <table:table-cell office:value-type="string">
            <text:p>Subject #41 (navigate from corner to corner, interact with stepstool)</text:p>
          </table:table-cell>
        </table:table-row>
        <table:table-row table:style-name="ro1">
          <table:table-cell office:value-type="string">
            <text:p>41_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retch - rotate head, shoulders, arms, legs</text:p>
          </table:table-cell>
          <table:table-cell office:value-type="string">
            <text:p>Subject #42 (stretch)</text:p>
          </table:table-cell>
        </table:table-row>
        <table:table-row table:style-name="ro1">
          <table:table-cell office:value-type="string">
            <text:p>42_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43 (swing on playground equipment)</text:p>
          </table:table-cell>
        </table:table-row>
        <table:table-row table:style-name="ro1">
          <table:table-cell office:value-type="string">
            <text:p>43_01</text:p>
          </table:table-cell>
          <table:table-cell office:value-type="string">
            <text:p>playground - grip bar, swing body</text:p>
          </table:table-cell>
          <table:table-cell office:value-type="string">
            <text:p>Subject #43 (swing on playground equipment)</text:p>
          </table:table-cell>
        </table:table-row>
        <table:table-row table:style-name="ro1">
          <table:table-cell office:value-type="string">
            <text:p>43_02</text:p>
          </table:table-cell>
          <table:table-cell office:value-type="string">
            <text:p>playground - grip bar, swing body</text:p>
          </table:table-cell>
          <table:table-cell office:value-type="string">
            <text:p>Subject #43 (swing on playground equipment)</text:p>
          </table:table-cell>
        </table:table-row>
        <table:table-row table:style-name="ro1">
          <table:table-cell office:value-type="string">
            <text:p>43_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45 (walk)</text:p>
          </table:table-cell>
        </table:table-row>
        <table:table-row table:style-name="ro1">
          <table:table-cell office:value-type="string">
            <text:p>45_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46 (walk)</text:p>
          </table:table-cell>
        </table:table-row>
        <table:table-row table:style-name="ro1">
          <table:table-cell office:value-type="string">
            <text:p>46_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forward, turn around, walk back</text:p>
          </table:table-cell>
          <table:table-cell office:value-type="string">
            <text:p>Subject #47 (walk)</text:p>
          </table:table-cell>
        </table:table-row>
        <table:table-row table:style-name="ro1">
          <table:table-cell office:value-type="string">
            <text:p>47_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1</text:p>
          </table:table-cell>
          <table:table-cell office:value-type="string">
            <text:p>jump up and down, hop on one foot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2</text:p>
          </table:table-cell>
          <table:table-cell office:value-type="string">
            <text:p>jump up and down, hop on one foot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3</text:p>
          </table:table-cell>
          <table:table-cell office:value-type="string">
            <text:p>run, leap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4</text:p>
          </table:table-cell>
          <table:table-cell office:value-type="string">
            <text:p>run, leap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5</text:p>
          </table:table-cell>
          <table:table-cell office:value-type="string">
            <text:p>cartwheel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6</text:p>
          </table:table-cell>
          <table:table-cell office:value-type="string">
            <text:p>cartwheel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7</text:p>
          </table:table-cell>
          <table:table-cell office:value-type="string">
            <text:p>cartwheel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8</text:p>
          </table:table-cell>
          <table:table-cell office:value-type="string">
            <text:p>dance - arms held high, side arabesque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09</text:p>
          </table:table-cell>
          <table:table-cell office:value-type="string">
            <text:p>dance - fold in from side arabesque, curl inward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0</text:p>
          </table:table-cell>
          <table:table-cell office:value-type="string">
            <text:p>dance - fold in from side arabesque, curl inward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1</text:p>
          </table:table-cell>
          <table:table-cell office:value-type="string">
            <text:p>dance - lean forward, bring back leg forward, arching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2</text:p>
          </table:table-cell>
          <table:table-cell office:value-type="string">
            <text:p>dance - fold in from side arabesque, curl inward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3</text:p>
          </table:table-cell>
          <table:table-cell office:value-type="string">
            <text:p>dance - lean forward, bring back leg forward, arching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4</text:p>
          </table:table-cell>
          <table:table-cell office:value-type="string">
            <text:p>static dance pose - folded in, head lowered, leg bent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5</text:p>
          </table:table-cell>
          <table:table-cell office:value-type="string">
            <text:p>dance - fold in from side arabesque, curl inward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6</text:p>
          </table:table-cell>
          <table:table-cell office:value-type="string">
            <text:p>dance - lean forward, bring back leg forward, arching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7</text:p>
          </table:table-cell>
          <table:table-cell office:value-type="string">
            <text:p>balance on one leg, outstretched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8</text:p>
          </table:table-cell>
          <table:table-cell office:value-type="string">
            <text:p>balance on one leg, outstretched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19</text:p>
          </table:table-cell>
          <table:table-cell office:value-type="string">
            <text:p>balance on one leg, outstretched arm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20</text:p>
          </table:table-cell>
          <table:table-cell office:value-type="string">
            <text:p>acrobatics - spin/twirl, hang on ropes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21</text:p>
          </table:table-cell>
          <table:table-cell office:value-type="string">
            <text:p>dance - lean back on bent leg, balance, bend elbow by ear</text:p>
          </table:table-cell>
          <table:table-cell office:value-type="string">
            <text:p>Subject #49 (modern dance, gymnastics)</text:p>
          </table:table-cell>
        </table:table-row>
        <table:table-row table:style-name="ro1">
          <table:table-cell office:value-type="string">
            <text:p>49_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key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1</text:p>
          </table:table-cell>
          <table:table-cell office:value-type="string">
            <text:p>bear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2</text:p>
          </table:table-cell>
          <table:table-cell office:value-type="string">
            <text:p>pengui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3</text:p>
          </table:table-cell>
          <table:table-cell office:value-type="string">
            <text:p>pterosaur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4</text:p>
          </table:table-cell>
          <table:table-cell office:value-type="string">
            <text:p>pterosaur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5</text:p>
          </table:table-cell>
          <table:table-cell office:value-type="string">
            <text:p>pterosaur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6</text:p>
          </table:table-cell>
          <table:table-cell office:value-type="string">
            <text:p>prairie dog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7</text:p>
          </table:table-cell>
          <table:table-cell office:value-type="string">
            <text:p>roadrunner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8</text:p>
          </table:table-cell>
          <table:table-cell office:value-type="string">
            <text:p>insect/praying mantis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09</text:p>
          </table:table-cell>
          <table:table-cell office:value-type="string">
            <text:p>ghost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0</text:p>
          </table:table-cell>
          <table:table-cell office:value-type="string">
            <text:p>pengui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1</text:p>
          </table:table-cell>
          <table:table-cell office:value-type="string">
            <text:p>drago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2</text:p>
          </table:table-cell>
          <table:table-cell office:value-type="string">
            <text:p>drago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3</text:p>
          </table:table-cell>
          <table:table-cell office:value-type="string">
            <text:p>monkey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4</text:p>
          </table:table-cell>
          <table:table-cell office:value-type="string">
            <text:p>prairie dog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5</text:p>
          </table:table-cell>
          <table:table-cell office:value-type="string">
            <text:p>superhero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6</text:p>
          </table:table-cell>
          <table:table-cell office:value-type="string">
            <text:p>squirrel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7</text:p>
          </table:table-cell>
          <table:table-cell office:value-type="string">
            <text:p>squirrel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8</text:p>
          </table:table-cell>
          <table:table-cell office:value-type="string">
            <text:p>squirrel - robotic like motio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19</text:p>
          </table:table-cell>
          <table:table-cell office:value-type="string">
            <text:p>follow path, walk around obstacles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0</text:p>
          </table:table-cell>
          <table:table-cell office:value-type="string">
            <text:p>follow path, walk around obstacles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1</text:p>
          </table:table-cell>
          <table:table-cell office:value-type="string">
            <text:p>follow path, walk around obstacles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2</text:p>
          </table:table-cell>
          <table:table-cell office:value-type="string">
            <text:p>monkey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3</text:p>
          </table:table-cell>
          <table:table-cell office:value-type="string">
            <text:p>hummingbird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4</text:p>
          </table:table-cell>
          <table:table-cell office:value-type="string">
            <text:p>chicke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5</text:p>
          </table:table-cell>
          <table:table-cell office:value-type="string">
            <text:p>chicke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6</text:p>
          </table:table-cell>
          <table:table-cell office:value-type="string">
            <text:p>chicken (human subject)</text:p>
          </table:table-cell>
          <table:table-cell office:value-type="string">
            <text:p>Subject #54 (animal behaviors (pantomime - human subject))</text:p>
          </table:table-cell>
        </table:table-row>
        <table:table-row table:style-name="ro1">
          <table:table-cell office:value-type="string">
            <text:p>54_2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nce, whirl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1</text:p>
          </table:table-cell>
          <table:table-cell office:value-type="string">
            <text:p>lambada dance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2</text:p>
          </table:table-cell>
          <table:table-cell office:value-type="string">
            <text:p>genie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3</text:p>
          </table:table-cell>
          <table:table-cell office:value-type="string">
            <text:p>walk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4</text:p>
          </table:table-cell>
          <table:table-cell office:value-type="string">
            <text:p>hummingbird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5</text:p>
          </table:table-cell>
          <table:table-cell office:value-type="string">
            <text:p>chicken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6</text:p>
          </table:table-cell>
          <table:table-cell office:value-type="string">
            <text:p>chicken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7</text:p>
          </table:table-cell>
          <table:table-cell office:value-type="string">
            <text:p>monkey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8</text:p>
          </table:table-cell>
          <table:table-cell office:value-type="string">
            <text:p>monkey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09</text:p>
          </table:table-cell>
          <table:table-cell office:value-type="string">
            <text:p>hummingbird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0</text:p>
          </table:table-cell>
          <table:table-cell office:value-type="string">
            <text:p>animal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1</text:p>
          </table:table-cell>
          <table:table-cell office:value-type="string">
            <text:p>dancing bear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2</text:p>
          </table:table-cell>
          <table:table-cell office:value-type="string">
            <text:p>insect/praying mantis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3</text:p>
          </table:table-cell>
          <table:table-cell office:value-type="string">
            <text:p>prairie dog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4</text:p>
          </table:table-cell>
          <table:table-cell office:value-type="string">
            <text:p>roadrunner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5</text:p>
          </table:table-cell>
          <table:table-cell office:value-type="string">
            <text:p>panda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6</text:p>
          </table:table-cell>
          <table:table-cell office:value-type="string">
            <text:p>ghost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7</text:p>
          </table:table-cell>
          <table:table-cell office:value-type="string">
            <text:p>penguin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8</text:p>
          </table:table-cell>
          <table:table-cell office:value-type="string">
            <text:p>dragon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19</text:p>
          </table:table-cell>
          <table:table-cell office:value-type="string">
            <text:p>hippo ballerina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0</text:p>
          </table:table-cell>
          <table:table-cell office:value-type="string">
            <text:p>pterosaur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1</text:p>
          </table:table-cell>
          <table:table-cell office:value-type="string">
            <text:p>superhero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2</text:p>
          </table:table-cell>
          <table:table-cell office:value-type="string">
            <text:p>devil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3</text:p>
          </table:table-cell>
          <table:table-cell office:value-type="string">
            <text:p>various animals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4</text:p>
          </table:table-cell>
          <table:table-cell office:value-type="string">
            <text:p>dancing animal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5</text:p>
          </table:table-cell>
          <table:table-cell office:value-type="string">
            <text:p>monkey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6</text:p>
          </table:table-cell>
          <table:table-cell office:value-type="string">
            <text:p>dancing ant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7</text:p>
          </table:table-cell>
          <table:table-cell office:value-type="string">
            <text:p>monkey/bear (human subject)</text:p>
          </table:table-cell>
          <table:table-cell office:value-type="string">
            <text:p>Subject #55 (animal behaviors (pantomime - human subject))</text:p>
          </table:table-cell>
        </table:table-row>
        <table:table-row table:style-name="ro1">
          <table:table-cell office:value-type="string">
            <text:p>55_2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around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1</text:p>
          </table:table-cell>
          <table:table-cell office:value-type="string">
            <text:p>vignettes - fists up, wipe window, yawn, stretch, angrily grab, smash against wall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2</text:p>
          </table:table-cell>
          <table:table-cell office:value-type="string">
            <text:p>vignettes - fists up, wipe window, yawn, stretch, angrily grab, smash against wall, lift open window, throw punches, skip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3</text:p>
          </table:table-cell>
          <table:table-cell office:value-type="string">
            <text:p>vignettes - fists up, wipe window, grab, lift open window, throw punches, yawn, stretch, walk, jump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4</text:p>
          </table:table-cell>
          <table:table-cell office:value-type="string">
            <text:p>vignettes - walk, drink water, run/jog, jump, wipe window, lift open window, throw punches, yawn, stretch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5</text:p>
          </table:table-cell>
          <table:table-cell office:value-type="string">
            <text:p>vignettes - throw punches, grab, skip, yawn, stretch, leap, lift open window, walk, jump/bound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6</text:p>
          </table:table-cell>
          <table:table-cell office:value-type="string">
            <text:p>vignettes - yawn, stretch, walk, run/jog, angrily grab, jump, skip, halt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7</text:p>
          </table:table-cell>
          <table:table-cell office:value-type="string">
            <text:p>vignettes - lift open window, smash against wall, hop, walk, run/jog, yawn, stretch</text:p>
          </table:table-cell>
          <table:table-cell office:value-type="string">
            <text:p>Subject #56 (vignettes - locomotion, upper-body motions (focus: motion transitions))</text:p>
          </table:table-cell>
        </table:table-row>
        <table:table-row table:style-name="ro1">
          <table:table-cell office:value-type="string">
            <text:p>56_0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1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2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3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4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5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6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7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8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09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0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1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2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3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4</text:p>
          </table:table-cell>
          <table:table-cell office:value-type="string">
            <text:p>salsa dance</text:p>
          </table:table-cell>
          <table:table-cell office:value-type="string">
            <text:p>Subject #60 (salsa)</text:p>
          </table:table-cell>
        </table:table-row>
        <table:table-row table:style-name="ro1">
          <table:table-cell office:value-type="string">
            <text:p>60_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1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2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3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4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5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6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7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8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09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0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1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2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3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4</text:p>
          </table:table-cell>
          <table:table-cell office:value-type="string">
            <text:p>salsa dance</text:p>
          </table:table-cell>
          <table:table-cell office:value-type="string">
            <text:p>Subject #61 (salsa)</text:p>
          </table:table-cell>
        </table:table-row>
        <table:table-row table:style-name="ro1">
          <table:table-cell office:value-type="string">
            <text:p>61_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lt loosening, wrench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1</text:p>
          </table:table-cell>
          <table:table-cell office:value-type="string">
            <text:p>bolt tightening, wrench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2</text:p>
          </table:table-cell>
          <table:table-cell office:value-type="string">
            <text:p>sawing, hand saw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3</text:p>
          </table:table-cell>
          <table:table-cell office:value-type="string">
            <text:p>screwing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4</text:p>
          </table:table-cell>
          <table:table-cell office:value-type="string">
            <text:p>screwing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5</text:p>
          </table:table-cell>
          <table:table-cell office:value-type="string">
            <text:p>unscrewing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6</text:p>
          </table:table-cell>
          <table:table-cell office:value-type="string">
            <text:p>hammering a nail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7</text:p>
          </table:table-cell>
          <table:table-cell office:value-type="string">
            <text:p>hammering a nail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8</text:p>
          </table:table-cell>
          <table:table-cell office:value-type="string">
            <text:p>pulling a nail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09</text:p>
          </table:table-cell>
          <table:table-cell office:value-type="string">
            <text:p>hammering sequence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0</text:p>
          </table:table-cell>
          <table:table-cell office:value-type="string">
            <text:p>cleaning up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1</text:p>
          </table:table-cell>
          <table:table-cell office:value-type="string">
            <text:p>hard days drink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2</text:p>
          </table:table-cell>
          <table:table-cell office:value-type="string">
            <text:p>moving a stool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3</text:p>
          </table:table-cell>
          <table:table-cell office:value-type="string">
            <text:p>opening umbrella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4</text:p>
          </table:table-cell>
          <table:table-cell office:value-type="string">
            <text:p>opening umbrella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5</text:p>
          </table:table-cell>
          <table:table-cell office:value-type="string">
            <text:p>closing umbrella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6</text:p>
          </table:table-cell>
          <table:table-cell office:value-type="string">
            <text:p>opening and closing umbrella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7</text:p>
          </table:table-cell>
          <table:table-cell office:value-type="string">
            <text:p>closing a box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8</text:p>
          </table:table-cell>
          <table:table-cell office:value-type="string">
            <text:p>opening a box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19</text:p>
          </table:table-cell>
          <table:table-cell office:value-type="string">
            <text:p>closing, moving and opening a box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0</text:p>
          </table:table-cell>
          <table:table-cell office:value-type="string">
            <text:p>coiling a rope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1</text:p>
          </table:table-cell>
          <table:table-cell office:value-type="string">
            <text:p>dynamic calibration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2</text:p>
          </table:table-cell>
          <table:table-cell office:value-type="string">
            <text:p>bolt tightening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3</text:p>
          </table:table-cell>
          <table:table-cell office:value-type="string">
            <text:p>bolt tightening, with putting bolt in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4</text:p>
          </table:table-cell>
          <table:table-cell office:value-type="string">
            <text:p>bolt loosening, wrench</text:p>
          </table:table-cell>
          <table:table-cell office:value-type="string">
            <text:p>Subject #62 (construction work, random motions)</text:p>
          </table:table-cell>
        </table:table-row>
        <table:table-row table:style-name="ro1">
          <table:table-cell office:value-type="string">
            <text:p>62_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wing</text:p>
          </table:table-cell>
          <table:table-cell office:value-type="string">
            <text:p>Subject #63 (golf)</text:p>
          </table:table-cell>
        </table:table-row>
        <table:table-row table:style-name="ro1">
          <table:table-cell office:value-type="string">
            <text:p>63_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1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2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3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4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5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6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7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8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09</text:p>
          </table:table-cell>
          <table:table-cell office:value-type="string">
            <text:p>Swing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0</text:p>
          </table:table-cell>
          <table:table-cell office:value-type="string">
            <text:p>Putt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1</text:p>
          </table:table-cell>
          <table:table-cell office:value-type="string">
            <text:p>Putt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2</text:p>
          </table:table-cell>
          <table:table-cell office:value-type="string">
            <text:p>Putt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3</text:p>
          </table:table-cell>
          <table:table-cell office:value-type="string">
            <text:p>Putt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4</text:p>
          </table:table-cell>
          <table:table-cell office:value-type="string">
            <text:p>Putt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5</text:p>
          </table:table-cell>
          <table:table-cell office:value-type="string">
            <text:p>Placing Tee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6</text:p>
          </table:table-cell>
          <table:table-cell office:value-type="string">
            <text:p>Placing Tee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7</text:p>
          </table:table-cell>
          <table:table-cell office:value-type="string">
            <text:p>Placing Tee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8</text:p>
          </table:table-cell>
          <table:table-cell office:value-type="string">
            <text:p>Placing Tee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19</text:p>
          </table:table-cell>
          <table:table-cell office:value-type="string">
            <text:p>Placing Tee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0</text:p>
          </table:table-cell>
          <table:table-cell office:value-type="string">
            <text:p>Placing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1</text:p>
          </table:table-cell>
          <table:table-cell office:value-type="string">
            <text:p>Placing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2</text:p>
          </table:table-cell>
          <table:table-cell office:value-type="string">
            <text:p>Placing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3</text:p>
          </table:table-cell>
          <table:table-cell office:value-type="string">
            <text:p>Placing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4</text:p>
          </table:table-cell>
          <table:table-cell office:value-type="string">
            <text:p>Placing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5</text:p>
          </table:table-cell>
          <table:table-cell office:value-type="string">
            <text:p>Picking up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6</text:p>
          </table:table-cell>
          <table:table-cell office:value-type="string">
            <text:p>Picking up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7</text:p>
          </table:table-cell>
          <table:table-cell office:value-type="string">
            <text:p>Picking up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8</text:p>
          </table:table-cell>
          <table:table-cell office:value-type="string">
            <text:p>Picking up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29</text:p>
          </table:table-cell>
          <table:table-cell office:value-type="string">
            <text:p>Picking up Ball</text:p>
          </table:table-cell>
          <table:table-cell office:value-type="string">
            <text:p>Subject #64 (golf)</text:p>
          </table:table-cell>
        </table:table-row>
        <table:table-row table:style-name="ro1">
          <table:table-cell office:value-type="string">
            <text:p>64_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forward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1</text:p>
          </table:table-cell>
          <table:table-cell office:value-type="string">
            <text:p>walk forward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2</text:p>
          </table:table-cell>
          <table:table-cell office:value-type="string">
            <text:p>walk forward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3</text:p>
          </table:table-cell>
          <table:table-cell office:value-type="string">
            <text:p>walk forward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4</text:p>
          </table:table-cell>
          <table:table-cell office:value-type="string">
            <text:p>walk forward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5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6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7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8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09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0</text:p>
          </table:table-cell>
          <table:table-cell office:value-type="string">
            <text:p>walk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1</text:p>
          </table:table-cell>
          <table:table-cell office:value-type="string">
            <text:p>walk and turn both directions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2</text:p>
          </table:table-cell>
          <table:table-cell office:value-type="string">
            <text:p>walk, turn in place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3</text:p>
          </table:table-cell>
          <table:table-cell office:value-type="string">
            <text:p>walk, turn in place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4</text:p>
          </table:table-cell>
          <table:table-cell office:value-type="string">
            <text:p>walk, turn in place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5</text:p>
          </table:table-cell>
          <table:table-cell office:value-type="string">
            <text:p>turn in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6</text:p>
          </table:table-cell>
          <table:table-cell office:value-type="string">
            <text:p>turn in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7</text:p>
          </table:table-cell>
          <table:table-cell office:value-type="string">
            <text:p>turn in place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8</text:p>
          </table:table-cell>
          <table:table-cell office:value-type="string">
            <text:p>turn in place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19</text:p>
          </table:table-cell>
          <table:table-cell office:value-type="string">
            <text:p>walk forward 90 degree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0</text:p>
          </table:table-cell>
          <table:table-cell office:value-type="string">
            <text:p>walk forward 90 degree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1</text:p>
          </table:table-cell>
          <table:table-cell office:value-type="string">
            <text:p>walk forward 90 degree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2</text:p>
          </table:table-cell>
          <table:table-cell office:value-type="string">
            <text:p>walk forward 90 degree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3</text:p>
          </table:table-cell>
          <table:table-cell office:value-type="string">
            <text:p>walk forward 90 degree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4</text:p>
          </table:table-cell>
          <table:table-cell office:value-type="string">
            <text:p>walk forward 90 degree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5</text:p>
          </table:table-cell>
          <table:table-cell office:value-type="string">
            <text:p>walk forward 90 degree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6</text:p>
          </table:table-cell>
          <table:table-cell office:value-type="string">
            <text:p>walk forward 90 degree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7</text:p>
          </table:table-cell>
          <table:table-cell office:value-type="string">
            <text:p>walk forward 90 degree smooth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8</text:p>
          </table:table-cell>
          <table:table-cell office:value-type="string">
            <text:p>walk forward 90 degree smooth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29</text:p>
          </table:table-cell>
          <table:table-cell office:value-type="string">
            <text:p>walk forward 90 degree smooth righ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0</text:p>
          </table:table-cell>
          <table:table-cell office:value-type="string">
            <text:p>walk forward 90 degree smooth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1</text:p>
          </table:table-cell>
          <table:table-cell office:value-type="string">
            <text:p>walk forward 90 degree smooth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2</text:p>
          </table:table-cell>
          <table:table-cell office:value-type="string">
            <text:p>walk forward 90 degree smooth left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3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4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5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6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7</text:p>
          </table:table-cell>
          <table:table-cell office:value-type="string">
            <text:p>walk backward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8</text:p>
          </table:table-cell>
          <table:table-cell office:value-type="string">
            <text:p>walk backward, turn in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39</text:p>
          </table:table-cell>
          <table:table-cell office:value-type="string">
            <text:p>walk backward, turn in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0</text:p>
          </table:table-cell>
          <table:table-cell office:value-type="string">
            <text:p>walk backward, turn in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1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2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3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4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5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6</text:p>
          </table:table-cell>
          <table:table-cell office:value-type="string">
            <text:p>walk sideways and turn (repeated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7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8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49</text:p>
          </table:table-cell>
          <table:table-cell office:value-type="string">
            <text:p>walk sideways and backwards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0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1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2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3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4</text:p>
          </table:table-cell>
          <table:table-cell office:value-type="string">
            <text:p>walk backward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5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6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7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8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59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0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1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2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3</text:p>
          </table:table-cell>
          <table:table-cell office:value-type="string">
            <text:p>walk sideways and turn (opposite direction)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4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5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6</text:p>
          </table:table-cell>
          <table:table-cell office:value-type="string">
            <text:p>walk sideways and turn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7</text:p>
          </table:table-cell>
          <table:table-cell office:value-type="string">
            <text:p>walk forward and pick up object, set down object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8</text:p>
          </table:table-cell>
          <table:table-cell office:value-type="string">
            <text:p>walk forward and pick up object, carry back object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69</text:p>
          </table:table-cell>
          <table:table-cell office:value-type="string">
            <text:p>walk up to object, squat, pick up object, set down in another place.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0</text:p>
          </table:table-cell>
          <table:table-cell office:value-type="string">
            <text:p>walk up to object, squat, pick up object, set down in another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1</text:p>
          </table:table-cell>
          <table:table-cell office:value-type="string">
            <text:p>walk up to object, pick up object, set down in another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2</text:p>
          </table:table-cell>
          <table:table-cell office:value-type="string">
            <text:p>walk up to object, lean over, pick up object, set down in another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3</text:p>
          </table:table-cell>
          <table:table-cell office:value-type="string">
            <text:p>walk up to object, lean over, pick up object, set down in another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4</text:p>
          </table:table-cell>
          <table:table-cell office:value-type="string">
            <text:p>walk up to object, squat, pick up object, set down in another place</text:p>
          </table:table-cell>
          <table:table-cell office:value-type="string">
            <text:p>Subject #69 (walking)</text:p>
          </table:table-cell>
        </table:table-row>
        <table:table-row table:style-name="ro1">
          <table:table-cell office:value-type="string">
            <text:p>69_7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ry 5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1</text:p>
          </table:table-cell>
          <table:table-cell office:value-type="string">
            <text:p>carry 5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2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3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4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5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6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7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8</text:p>
          </table:table-cell>
          <table:table-cell office:value-type="string">
            <text:p>carry 19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09</text:p>
          </table:table-cell>
          <table:table-cell office:value-type="string">
            <text:p>carry 12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10</text:p>
          </table:table-cell>
          <table:table-cell office:value-type="string">
            <text:p>carry 12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11</text:p>
          </table:table-cell>
          <table:table-cell office:value-type="string">
            <text:p>carry 12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12</text:p>
          </table:table-cell>
          <table:table-cell office:value-type="string">
            <text:p>carry 12.5lb suitcase</text:p>
          </table:table-cell>
          <table:table-cell office:value-type="string">
            <text:p>Subject #70 (suitcase)</text:p>
          </table:table-cell>
        </table:table-row>
        <table:table-row table:style-name="ro1">
          <table:table-cell office:value-type="string">
            <text:p>70_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iff wal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1</text:p>
          </table:table-cell>
          <table:table-cell office:value-type="string">
            <text:p>stiff wal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2</text:p>
          </table:table-cell>
          <table:table-cell office:value-type="string">
            <text:p>kic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3</text:p>
          </table:table-cell>
          <table:table-cell office:value-type="string">
            <text:p>kic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4</text:p>
          </table:table-cell>
          <table:table-cell office:value-type="string">
            <text:p>kic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5</text:p>
          </table:table-cell>
          <table:table-cell office:value-type="string">
            <text:p>kic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6</text:p>
          </table:table-cell>
          <table:table-cell office:value-type="string">
            <text:p>lifting up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7</text:p>
          </table:table-cell>
          <table:table-cell office:value-type="string">
            <text:p>lifting up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8</text:p>
          </table:table-cell>
          <table:table-cell office:value-type="string">
            <text:p>Unknown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09</text:p>
          </table:table-cell>
          <table:table-cell office:value-type="string">
            <text:p>peeping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0</text:p>
          </table:table-cell>
          <table:table-cell office:value-type="string">
            <text:p>peeping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1</text:p>
          </table:table-cell>
          <table:table-cell office:value-type="string">
            <text:p>thinker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2</text:p>
          </table:table-cell>
          <table:table-cell office:value-type="string">
            <text:p>Range of motion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3</text:p>
          </table:table-cell>
          <table:table-cell office:value-type="string">
            <text:p>slope 1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4</text:p>
          </table:table-cell>
          <table:table-cell office:value-type="string">
            <text:p>slope1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5</text:p>
          </table:table-cell>
          <table:table-cell office:value-type="string">
            <text:p>slope 2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6</text:p>
          </table:table-cell>
          <table:table-cell office:value-type="string">
            <text:p>slope 2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7</text:p>
          </table:table-cell>
          <table:table-cell office:value-type="string">
            <text:p>slope 3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8</text:p>
          </table:table-cell>
          <table:table-cell office:value-type="string">
            <text:p>slope 3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19</text:p>
          </table:table-cell>
          <table:table-cell office:value-type="string">
            <text:p>stiff walk</text:p>
          </table:table-cell>
          <table:table-cell office:value-type="string">
            <text:p>Subject #74 (kicks and walking on slopes)</text:p>
          </table:table-cell>
        </table:table-row>
        <table:table-row table:style-name="ro1">
          <table:table-cell office:value-type="string">
            <text:p>74_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un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1</text:p>
          </table:table-cell>
          <table:table-cell office:value-type="string">
            <text:p>run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2</text:p>
          </table:table-cell>
          <table:table-cell office:value-type="string">
            <text:p>run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3</text:p>
          </table:table-cell>
          <table:table-cell office:value-type="string">
            <text:p>wide leg run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4</text:p>
          </table:table-cell>
          <table:table-cell office:value-type="string">
            <text:p>cross leg run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5</text:p>
          </table:table-cell>
          <table:table-cell office:value-type="string">
            <text:p>180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6</text:p>
          </table:table-cell>
          <table:table-cell office:value-type="string">
            <text:p>angle jumps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7</text:p>
          </table:table-cell>
          <table:table-cell office:value-type="string">
            <text:p>360 jumps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8</text:p>
          </table:table-cell>
          <table:table-cell office:value-type="string">
            <text:p>360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09</text:p>
          </table:table-cell>
          <table:table-cell office:value-type="string">
            <text:p>2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0</text:p>
          </table:table-cell>
          <table:table-cell office:value-type="string">
            <text:p>2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1</text:p>
          </table:table-cell>
          <table:table-cell office:value-type="string">
            <text:p>box jump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2</text:p>
          </table:table-cell>
          <table:table-cell office:value-type="string">
            <text:p>hopscotch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3</text:p>
          </table:table-cell>
          <table:table-cell office:value-type="string">
            <text:p>hopscotch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4</text:p>
          </table:table-cell>
          <table:table-cell office:value-type="string">
            <text:p>long jumps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5</text:p>
          </table:table-cell>
          <table:table-cell office:value-type="string">
            <text:p>jump kick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6</text:p>
          </table:table-cell>
          <table:table-cell office:value-type="string">
            <text:p>medium sit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7</text:p>
          </table:table-cell>
          <table:table-cell office:value-type="string">
            <text:p>high sit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8</text:p>
          </table:table-cell>
          <table:table-cell office:value-type="string">
            <text:p>medium sit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19</text:p>
          </table:table-cell>
          <table:table-cell office:value-type="string">
            <text:p>low sit</text:p>
          </table:table-cell>
          <table:table-cell office:value-type="string">
            <text:p>Subject #75 (jumps; hopscotch; sits)</text:p>
          </table:table-cell>
        </table:table-row>
        <table:table-row table:style-name="ro1">
          <table:table-cell office:value-type="string">
            <text:p>75_2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backwards then attack with a punch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1</text:p>
          </table:table-cell>
          <table:table-cell office:value-type="string">
            <text:p>walk backwards, feign a few attacks, then attack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2</text:p>
          </table:table-cell>
          <table:table-cell office:value-type="string">
            <text:p>avoid attacker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3</text:p>
          </table:table-cell>
          <table:table-cell office:value-type="string">
            <text:p>defensive guard pose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4</text:p>
          </table:table-cell>
          <table:table-cell office:value-type="string">
            <text:p>swatting at pesky bug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5</text:p>
          </table:table-cell>
          <table:table-cell office:value-type="string">
            <text:p>avoid stepping on something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6</text:p>
          </table:table-cell>
          <table:table-cell office:value-type="string">
            <text:p>Unknown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7</text:p>
          </table:table-cell>
          <table:table-cell office:value-type="string">
            <text:p>careful stepping over things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8</text:p>
          </table:table-cell>
          <table:table-cell office:value-type="string">
            <text:p>walking backwards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09</text:p>
          </table:table-cell>
          <table:table-cell office:value-type="string">
            <text:p>turning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10</text:p>
          </table:table-cell>
          <table:table-cell office:value-type="string">
            <text:p>quick large steps backwards</text:p>
          </table:table-cell>
          <table:table-cell office:value-type="string">
            <text:p>Subject #76 (avoidance)</text:p>
          </table:table-cell>
        </table:table-row>
        <table:table-row table:style-name="ro1">
          <table:table-cell office:value-type="string">
            <text:p>76_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oking around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1</text:p>
          </table:table-cell>
          <table:table-cell office:value-type="string">
            <text:p>standin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2</text:p>
          </table:table-cell>
          <table:table-cell office:value-type="string">
            <text:p>ready stance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3</text:p>
          </table:table-cell>
          <table:table-cell office:value-type="string">
            <text:p>Looking around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4</text:p>
          </table:table-cell>
          <table:table-cell office:value-type="string">
            <text:p>look around with flashlight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5</text:p>
          </table:table-cell>
          <table:table-cell office:value-type="string">
            <text:p>searching ground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6</text:p>
          </table:table-cell>
          <table:table-cell office:value-type="string">
            <text:p>poking ground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7</text:p>
          </table:table-cell>
          <table:table-cell office:value-type="string">
            <text:p>investigating thing on ground with two hands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8</text:p>
          </table:table-cell>
          <table:table-cell office:value-type="string">
            <text:p>duck to avoid flying object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09</text:p>
          </table:table-cell>
          <table:table-cell office:value-type="string">
            <text:p>careful run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0</text:p>
          </table:table-cell>
          <table:table-cell office:value-type="string">
            <text:p>careful run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1</text:p>
          </table:table-cell>
          <table:table-cell office:value-type="string">
            <text:p>careful run in circle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2</text:p>
          </table:table-cell>
          <table:table-cell office:value-type="string">
            <text:p>careful run in figure eight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3</text:p>
          </table:table-cell>
          <table:table-cell office:value-type="string">
            <text:p>careful creepin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4</text:p>
          </table:table-cell>
          <table:table-cell office:value-type="string">
            <text:p>careful creepin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5</text:p>
          </table:table-cell>
          <table:table-cell office:value-type="string">
            <text:p>laying down, getting up, careful ready pose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6</text:p>
          </table:table-cell>
          <table:table-cell office:value-type="string">
            <text:p>laying down, getting up, careful ready pose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7</text:p>
          </table:table-cell>
          <table:table-cell office:value-type="string">
            <text:p>laying down on back, getting up, careful ready pose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8</text:p>
          </table:table-cell>
          <table:table-cell office:value-type="string">
            <text:p>limping, hurt right le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19</text:p>
          </table:table-cell>
          <table:table-cell office:value-type="string">
            <text:p>limping, hurt right le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0</text:p>
          </table:table-cell>
          <table:table-cell office:value-type="string">
            <text:p>stretchin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1</text:p>
          </table:table-cell>
          <table:table-cell office:value-type="string">
            <text:p>limping, hurt right le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2</text:p>
          </table:table-cell>
          <table:table-cell office:value-type="string">
            <text:p>limping, hurt right le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3</text:p>
          </table:table-cell>
          <table:table-cell office:value-type="string">
            <text:p>limping, hurt right leg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4</text:p>
          </table:table-cell>
          <table:table-cell office:value-type="string">
            <text:p>careful walk and search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5</text:p>
          </table:table-cell>
          <table:table-cell office:value-type="string">
            <text:p>careful walk and search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6</text:p>
          </table:table-cell>
          <table:table-cell office:value-type="string">
            <text:p>careful walk and search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7</text:p>
          </table:table-cell>
          <table:table-cell office:value-type="string">
            <text:p>careful walk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8</text:p>
          </table:table-cell>
          <table:table-cell office:value-type="string">
            <text:p>creeping walk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29</text:p>
          </table:table-cell>
          <table:table-cell office:value-type="string">
            <text:p>creeping walk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30</text:p>
          </table:table-cell>
          <table:table-cell office:value-type="string">
            <text:p>silent walk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31</text:p>
          </table:table-cell>
          <table:table-cell office:value-type="string">
            <text:p>creeping walk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32</text:p>
          </table:table-cell>
          <table:table-cell office:value-type="string">
            <text:p>creeping with limp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33</text:p>
          </table:table-cell>
          <table:table-cell office:value-type="string">
            <text:p>creep and pause, repeat</text:p>
          </table:table-cell>
          <table:table-cell office:value-type="string">
            <text:p>Subject #77 (careful actions)</text:p>
          </table:table-cell>
        </table:table-row>
        <table:table-row table:style-name="ro1">
          <table:table-cell office:value-type="string">
            <text:p>77_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ftTightTurn <text:s text:c="8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1</text:p>
          </table:table-cell>
          <table:table-cell office:value-type="string">
            <text:p>RightWideTurn <text:s text:c="11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2</text:p>
          </table:table-cell>
          <table:table-cell office:value-type="string">
            <text:p>LeftWideTurn <text:s text:c="4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3</text:p>
          </table:table-cell>
          <table:table-cell office:value-type="string">
            <text:p>SuperTightLeft <text:s text:c="7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4</text:p>
          </table:table-cell>
          <table:table-cell office:value-type="string">
            <text:p>SuperTightRight <text:s text:c="8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5</text:p>
          </table:table-cell>
          <table:table-cell office:value-type="string">
            <text:p>RunningStraight <text:s text:c="6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6</text:p>
          </table:table-cell>
          <table:table-cell office:value-type="string">
            <text:p>RunningWideRight <text:s text:c="6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7</text:p>
          </table:table-cell>
          <table:table-cell office:value-type="string">
            <text:p>RunningWideLef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8</text:p>
          </table:table-cell>
          <table:table-cell office:value-type="string">
            <text:p>RunningTigherLef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09</text:p>
          </table:table-cell>
          <table:table-cell office:value-type="string">
            <text:p>RunningTighterRigh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0</text:p>
          </table:table-cell>
          <table:table-cell office:value-type="string">
            <text:p>calibration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1</text:p>
          </table:table-cell>
          <table:table-cell office:value-type="string">
            <text:p>RunningNoBall <text:s text:c="4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2</text:p>
          </table:table-cell>
          <table:table-cell office:value-type="string">
            <text:p>OffensiveMoveSpinLeft <text:s text:c="11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3</text:p>
          </table:table-cell>
          <table:table-cell office:value-type="string">
            <text:p>OffensiveMoveSpinLef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4</text:p>
          </table:table-cell>
          <table:table-cell office:value-type="string">
            <text:p>OffensiveMoveGoRight <text:s text:c="4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5</text:p>
          </table:table-cell>
          <table:table-cell office:value-type="string">
            <text:p>OffensiveMoveGoLeft <text:s text:c="8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6</text:p>
          </table:table-cell>
          <table:table-cell office:value-type="string">
            <text:p>OffensiveMoveSpinRight <text:s text:c="12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7</text:p>
          </table:table-cell>
          <table:table-cell office:value-type="string">
            <text:p>WalkEvasiveLef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8</text:p>
          </table:table-cell>
          <table:table-cell office:value-type="string">
            <text:p>WalkEvasiveRight <text:s text:c="13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19</text:p>
          </table:table-cell>
          <table:table-cell office:value-type="string">
            <text:p>FeintLeftMoveRight <text:s text:c="11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0</text:p>
          </table:table-cell>
          <table:table-cell office:value-type="string">
            <text:p>FeintRightMoveLeft <text:s text:c="5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1</text:p>
          </table:table-cell>
          <table:table-cell office:value-type="string">
            <text:p>FakeShotBreakRight <text:s text:c="4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2</text:p>
          </table:table-cell>
          <table:table-cell office:value-type="string">
            <text:p>FakeShotBreakLeft <text:s text:c="11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3</text:p>
          </table:table-cell>
          <table:table-cell office:value-type="string">
            <text:p>DefensiveStraightNoStop <text:s text:c="9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4</text:p>
          </table:table-cell>
          <table:table-cell office:value-type="string">
            <text:p>DefensiveStraightWithStop <text:s text:c="9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5</text:p>
          </table:table-cell>
          <table:table-cell office:value-type="string">
            <text:p>DefensiveRightStopToStop <text:s text:c="10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6</text:p>
          </table:table-cell>
          <table:table-cell office:value-type="string">
            <text:p>DefensiveLeftStopToStop <text:s text:c="13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7</text:p>
          </table:table-cell>
          <table:table-cell office:value-type="string">
            <text:p>DefensiveMoveZigZag <text:s text:c="10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8</text:p>
          </table:table-cell>
          <table:table-cell office:value-type="string">
            <text:p>DefensiveMoveSideToSide <text:s text:c="10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29</text:p>
          </table:table-cell>
          <table:table-cell office:value-type="string">
            <text:p>DefensiveMoveSideToSide <text:s text:c="10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0</text:p>
          </table:table-cell>
          <table:table-cell office:value-type="string">
            <text:p>Pivoting <text:s text:c="4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1</text:p>
          </table:table-cell>
          <table:table-cell office:value-type="string">
            <text:p>SraightDriveFromStop <text:s text:c="9"/>Cleaned 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2</text:p>
          </table:table-cell>
          <table:table-cell office:value-type="string">
            <text:p>RightDrive (left then right) <text:s text:c="3"/>Cleaned 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3</text:p>
          </table:table-cell>
          <table:table-cell office:value-type="string">
            <text:p>LeftDrive (right then left) <text:s text:c="3"/>Cleaned 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4</text:p>
          </table:table-cell>
          <table:table-cell office:value-type="string">
            <text:p>RightTightTurn <text:s text:c="3"/>CleanedGRS</text:p>
          </table:table-cell>
          <table:table-cell office:value-type="string">
            <text:p>Subject #78 (walking)</text:p>
          </table:table-cell>
        </table:table-row>
        <table:table-row table:style-name="ro1">
          <table:table-cell office:value-type="string">
            <text:p>78_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opping woo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1</text:p>
          </table:table-cell>
          <table:table-cell office:value-type="string">
            <text:p>swimm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2</text:p>
          </table:table-cell>
          <table:table-cell office:value-type="string">
            <text:p>swimm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3</text:p>
          </table:table-cell>
          <table:table-cell office:value-type="string">
            <text:p>digg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4</text:p>
          </table:table-cell>
          <table:table-cell office:value-type="string">
            <text:p>sew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5</text:p>
          </table:table-cell>
          <table:table-cell office:value-type="string">
            <text:p>hand shak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6</text:p>
          </table:table-cell>
          <table:table-cell office:value-type="string">
            <text:p>lost mark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7</text:p>
          </table:table-cell>
          <table:table-cell office:value-type="string">
            <text:p>box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8</text:p>
          </table:table-cell>
          <table:table-cell office:value-type="string">
            <text:p>slicing brea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09</text:p>
          </table:table-cell>
          <table:table-cell office:value-type="string">
            <text:p>chopping onions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0</text:p>
          </table:table-cell>
          <table:table-cell office:value-type="string">
            <text:p>Subject calibratio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1</text:p>
          </table:table-cell>
          <table:table-cell office:value-type="string">
            <text:p>eating dinn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2</text:p>
          </table:table-cell>
          <table:table-cell office:value-type="string">
            <text:p>mixing batt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3</text:p>
          </table:table-cell>
          <table:table-cell office:value-type="string">
            <text:p>making dough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4</text:p>
          </table:table-cell>
          <table:table-cell office:value-type="string">
            <text:p>eating a sandwich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5</text:p>
          </table:table-cell>
          <table:table-cell office:value-type="string">
            <text:p>buying someth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6</text:p>
          </table:table-cell>
          <table:table-cell office:value-type="string">
            <text:p>playing violi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7</text:p>
          </table:table-cell>
          <table:table-cell office:value-type="string">
            <text:p>playing drums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8</text:p>
          </table:table-cell>
          <table:table-cell office:value-type="string">
            <text:p>playing piano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19</text:p>
          </table:table-cell>
          <table:table-cell office:value-type="string">
            <text:p>hanging a pictur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0</text:p>
          </table:table-cell>
          <table:table-cell office:value-type="string">
            <text:p>putting on a pull ov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1</text:p>
          </table:table-cell>
          <table:table-cell office:value-type="string">
            <text:p>range of motio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2</text:p>
          </table:table-cell>
          <table:table-cell office:value-type="string">
            <text:p>putting on a jacke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3</text:p>
          </table:table-cell>
          <table:table-cell office:value-type="string">
            <text:p>putting on button up sweat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4</text:p>
          </table:table-cell>
          <table:table-cell office:value-type="string">
            <text:p>moving heavy box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5</text:p>
          </table:table-cell>
          <table:table-cell office:value-type="string">
            <text:p>planting a tre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6</text:p>
          </table:table-cell>
          <table:table-cell office:value-type="string">
            <text:p>planting a plan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7</text:p>
          </table:table-cell>
          <table:table-cell office:value-type="string">
            <text:p>putting on a ball cap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8</text:p>
          </table:table-cell>
          <table:table-cell office:value-type="string">
            <text:p>putting on a dress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29</text:p>
          </table:table-cell>
          <table:table-cell office:value-type="string">
            <text:p>pushing a sw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0</text:p>
          </table:table-cell>
          <table:table-cell office:value-type="string">
            <text:p>writing on a chalkboar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1</text:p>
          </table:table-cell>
          <table:table-cell office:value-type="string">
            <text:p>writing on a chalkboar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2</text:p>
          </table:table-cell>
          <table:table-cell office:value-type="string">
            <text:p>chug a be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3</text:p>
          </table:table-cell>
          <table:table-cell office:value-type="string">
            <text:p>fish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4</text:p>
          </table:table-cell>
          <table:table-cell office:value-type="string">
            <text:p>fish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5</text:p>
          </table:table-cell>
          <table:table-cell office:value-type="string">
            <text:p>answering the phon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6</text:p>
          </table:table-cell>
          <table:table-cell office:value-type="string">
            <text:p>dialing phon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7</text:p>
          </table:table-cell>
          <table:table-cell office:value-type="string">
            <text:p>drinking wat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8</text:p>
          </table:table-cell>
          <table:table-cell office:value-type="string">
            <text:p>sipping martine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39</text:p>
          </table:table-cell>
          <table:table-cell office:value-type="string">
            <text:p>drinking a soda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0</text:p>
          </table:table-cell>
          <table:table-cell office:value-type="string">
            <text:p>sipping coffe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1</text:p>
          </table:table-cell>
          <table:table-cell office:value-type="string">
            <text:p>eating soup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2</text:p>
          </table:table-cell>
          <table:table-cell office:value-type="string">
            <text:p>paint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3</text:p>
          </table:table-cell>
          <table:table-cell office:value-type="string">
            <text:p>washing a window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4</text:p>
          </table:table-cell>
          <table:table-cell office:value-type="string">
            <text:p>bea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5</text:p>
          </table:table-cell>
          <table:table-cell office:value-type="string">
            <text:p>bea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6</text:p>
          </table:table-cell>
          <table:table-cell office:value-type="string">
            <text:p>chicke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7</text:p>
          </table:table-cell>
          <table:table-cell office:value-type="string">
            <text:p>elephan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8</text:p>
          </table:table-cell>
          <table:table-cell office:value-type="string">
            <text:p>monkey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49</text:p>
          </table:table-cell>
          <table:table-cell office:value-type="string">
            <text:p>mous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0</text:p>
          </table:table-cell>
          <table:table-cell office:value-type="string">
            <text:p>chipmunk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1</text:p>
          </table:table-cell>
          <table:table-cell office:value-type="string">
            <text:p>prairie do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2</text:p>
          </table:table-cell>
          <table:table-cell office:value-type="string">
            <text:p>do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3</text:p>
          </table:table-cell>
          <table:table-cell office:value-type="string">
            <text:p>snak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4</text:p>
          </table:table-cell>
          <table:table-cell office:value-type="string">
            <text:p>sweep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5</text:p>
          </table:table-cell>
          <table:table-cell office:value-type="string">
            <text:p>T-rex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6</text:p>
          </table:table-cell>
          <table:table-cell office:value-type="string">
            <text:p>fish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7</text:p>
          </table:table-cell>
          <table:table-cell office:value-type="string">
            <text:p>bir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8</text:p>
          </table:table-cell>
          <table:table-cell office:value-type="string">
            <text:p>ca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59</text:p>
          </table:table-cell>
          <table:table-cell office:value-type="string">
            <text:p>chicke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0</text:p>
          </table:table-cell>
          <table:table-cell office:value-type="string">
            <text:p>cow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1</text:p>
          </table:table-cell>
          <table:table-cell office:value-type="string">
            <text:p>chicke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2</text:p>
          </table:table-cell>
          <table:table-cell office:value-type="string">
            <text:p>tige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3</text:p>
          </table:table-cell>
          <table:table-cell office:value-type="string">
            <text:p>pengui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4</text:p>
          </table:table-cell>
          <table:table-cell office:value-type="string">
            <text:p>hors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5</text:p>
          </table:table-cell>
          <table:table-cell office:value-type="string">
            <text:p>movie and trial dont match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6</text:p>
          </table:table-cell>
          <table:table-cell office:value-type="string">
            <text:p>no movi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7</text:p>
          </table:table-cell>
          <table:table-cell office:value-type="string">
            <text:p>col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8</text:p>
          </table:table-cell>
          <table:table-cell office:value-type="string">
            <text:p>very happy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69</text:p>
          </table:table-cell>
          <table:table-cell office:value-type="string">
            <text:p>laugh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0</text:p>
          </table:table-cell>
          <table:table-cell office:value-type="string">
            <text:p>sa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1</text:p>
          </table:table-cell>
          <table:table-cell office:value-type="string">
            <text:p>cry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2</text:p>
          </table:table-cell>
          <table:table-cell office:value-type="string">
            <text:p>scared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3</text:p>
          </table:table-cell>
          <table:table-cell office:value-type="string">
            <text:p>upse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4</text:p>
          </table:table-cell>
          <table:table-cell office:value-type="string">
            <text:p>channel surf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5</text:p>
          </table:table-cell>
          <table:table-cell office:value-type="string">
            <text:p>driv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6</text:p>
          </table:table-cell>
          <table:table-cell office:value-type="string">
            <text:p>vacuum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7</text:p>
          </table:table-cell>
          <table:table-cell office:value-type="string">
            <text:p>taking a movi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8</text:p>
          </table:table-cell>
          <table:table-cell office:value-type="string">
            <text:p>putting on headphones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79</text:p>
          </table:table-cell>
          <table:table-cell office:value-type="string">
            <text:p>using a palm pilo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0</text:p>
          </table:table-cell>
          <table:table-cell office:value-type="string">
            <text:p>brushing teeth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1</text:p>
          </table:table-cell>
          <table:table-cell office:value-type="string">
            <text:p>putting on deoderant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2</text:p>
          </table:table-cell>
          <table:table-cell office:value-type="string">
            <text:p>shav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3</text:p>
          </table:table-cell>
          <table:table-cell office:value-type="string">
            <text:p>combing hair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4</text:p>
          </table:table-cell>
          <table:table-cell office:value-type="string">
            <text:p>typing on a laptop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5</text:p>
          </table:table-cell>
          <table:table-cell office:value-type="string">
            <text:p>shooting bow and arrow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6</text:p>
          </table:table-cell>
          <table:table-cell office:value-type="string">
            <text:p>rak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7</text:p>
          </table:table-cell>
          <table:table-cell office:value-type="string">
            <text:p>swatting at a fly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8</text:p>
          </table:table-cell>
          <table:table-cell office:value-type="string">
            <text:p>holding a baby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89</text:p>
          </table:table-cell>
          <table:table-cell office:value-type="string">
            <text:p>wash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0</text:p>
          </table:table-cell>
          <table:table-cell office:value-type="string">
            <text:p>football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1</text:p>
          </table:table-cell>
          <table:table-cell office:value-type="string">
            <text:p>frisbee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2</text:p>
          </table:table-cell>
          <table:table-cell office:value-type="string">
            <text:p>weight lift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3</text:p>
          </table:table-cell>
          <table:table-cell office:value-type="string">
            <text:p>flex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4</text:p>
          </table:table-cell>
          <table:table-cell office:value-type="string">
            <text:p>rowing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5</text:p>
          </table:table-cell>
          <table:table-cell office:value-type="string">
            <text:p>shooting a gun</text:p>
          </table:table-cell>
          <table:table-cell office:value-type="string">
            <text:p>Subject #79 (actor everyday activities)</text:p>
          </table:table-cell>
        </table:table-row>
        <table:table-row table:style-name="ro1">
          <table:table-cell office:value-type="string">
            <text:p>79_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aking hands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1</text:p>
          </table:table-cell>
          <table:table-cell office:value-type="string">
            <text:p>chopping onions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2</text:p>
          </table:table-cell>
          <table:table-cell office:value-type="string">
            <text:p>shooting a gu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3</text:p>
          </table:table-cell>
          <table:table-cell office:value-type="string">
            <text:p>sew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4</text:p>
          </table:table-cell>
          <table:table-cell office:value-type="string">
            <text:p>digging a hol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5</text:p>
          </table:table-cell>
          <table:table-cell office:value-type="string">
            <text:p>paying for someth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6</text:p>
          </table:table-cell>
          <table:table-cell office:value-type="string">
            <text:p>hanging pictur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7</text:p>
          </table:table-cell>
          <table:table-cell office:value-type="string">
            <text:p>picking up someth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8</text:p>
          </table:table-cell>
          <table:table-cell office:value-type="string">
            <text:p>planting a flower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09</text:p>
          </table:table-cell>
          <table:table-cell office:value-type="string">
            <text:p>box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0</text:p>
          </table:table-cell>
          <table:table-cell office:value-type="string">
            <text:p>putting on a sweater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1</text:p>
          </table:table-cell>
          <table:table-cell office:value-type="string">
            <text:p>fish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2</text:p>
          </table:table-cell>
          <table:table-cell office:value-type="string">
            <text:p>drumm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3</text:p>
          </table:table-cell>
          <table:table-cell office:value-type="string">
            <text:p>teach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4</text:p>
          </table:table-cell>
          <table:table-cell office:value-type="string">
            <text:p>putting on a coat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5</text:p>
          </table:table-cell>
          <table:table-cell office:value-type="string">
            <text:p>mixing batter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6</text:p>
          </table:table-cell>
          <table:table-cell office:value-type="string">
            <text:p>hand mixing dough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7</text:p>
          </table:table-cell>
          <table:table-cell office:value-type="string">
            <text:p>vacuum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8</text:p>
          </table:table-cell>
          <table:table-cell office:value-type="string">
            <text:p>pushing broom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19</text:p>
          </table:table-cell>
          <table:table-cell office:value-type="string">
            <text:p>plant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0</text:p>
          </table:table-cell>
          <table:table-cell office:value-type="string">
            <text:p>pushing sw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1</text:p>
          </table:table-cell>
          <table:table-cell office:value-type="string">
            <text:p>putting on a hat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2</text:p>
          </table:table-cell>
          <table:table-cell office:value-type="string">
            <text:p>putting on a skirt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3</text:p>
          </table:table-cell>
          <table:table-cell office:value-type="string">
            <text:p>eat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4</text:p>
          </table:table-cell>
          <table:table-cell office:value-type="string">
            <text:p>answering a phon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5</text:p>
          </table:table-cell>
          <table:table-cell office:value-type="string">
            <text:p>dialing phon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6</text:p>
          </table:table-cell>
          <table:table-cell office:value-type="string">
            <text:p>setting glass of water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7</text:p>
          </table:table-cell>
          <table:table-cell office:value-type="string">
            <text:p>drinking and smok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8</text:p>
          </table:table-cell>
          <table:table-cell office:value-type="string">
            <text:p>chugg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29</text:p>
          </table:table-cell>
          <table:table-cell office:value-type="string">
            <text:p>range of motio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0</text:p>
          </table:table-cell>
          <table:table-cell office:value-type="string">
            <text:p>making coffe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1</text:p>
          </table:table-cell>
          <table:table-cell office:value-type="string">
            <text:p>slic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2</text:p>
          </table:table-cell>
          <table:table-cell office:value-type="string">
            <text:p>eating soup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3</text:p>
          </table:table-cell>
          <table:table-cell office:value-type="string">
            <text:p>rake leaves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4</text:p>
          </table:table-cell>
          <table:table-cell office:value-type="string">
            <text:p>putting on headphones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5</text:p>
          </table:table-cell>
          <table:table-cell office:value-type="string">
            <text:p>violi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6</text:p>
          </table:table-cell>
          <table:table-cell office:value-type="string">
            <text:p>TV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7</text:p>
          </table:table-cell>
          <table:table-cell office:value-type="string">
            <text:p>driv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8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39</text:p>
          </table:table-cell>
          <table:table-cell office:value-type="string">
            <text:p>drinking from bottl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0</text:p>
          </table:table-cell>
          <table:table-cell office:value-type="string">
            <text:p>freez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1</text:p>
          </table:table-cell>
          <table:table-cell office:value-type="string">
            <text:p>freez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2</text:p>
          </table:table-cell>
          <table:table-cell office:value-type="string">
            <text:p>happy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3</text:p>
          </table:table-cell>
          <table:table-cell office:value-type="string">
            <text:p>laugh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4</text:p>
          </table:table-cell>
          <table:table-cell office:value-type="string">
            <text:p>cry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5</text:p>
          </table:table-cell>
          <table:table-cell office:value-type="string">
            <text:p>cry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6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7</text:p>
          </table:table-cell>
          <table:table-cell office:value-type="string">
            <text:p>argu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8</text:p>
          </table:table-cell>
          <table:table-cell office:value-type="string">
            <text:p>gorilla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49</text:p>
          </table:table-cell>
          <table:table-cell office:value-type="string">
            <text:p>cleaning window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0</text:p>
          </table:table-cell>
          <table:table-cell office:value-type="string">
            <text:p>chicke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1</text:p>
          </table:table-cell>
          <table:table-cell office:value-type="string">
            <text:p>do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2</text:p>
          </table:table-cell>
          <table:table-cell office:value-type="string">
            <text:p>elephant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3</text:p>
          </table:table-cell>
          <table:table-cell office:value-type="string">
            <text:p>monkey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4</text:p>
          </table:table-cell>
          <table:table-cell office:value-type="string">
            <text:p>mous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5</text:p>
          </table:table-cell>
          <table:table-cell office:value-type="string">
            <text:p>chip monk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6</text:p>
          </table:table-cell>
          <table:table-cell office:value-type="string">
            <text:p>prairie do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7</text:p>
          </table:table-cell>
          <table:table-cell office:value-type="string">
            <text:p>snake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8</text:p>
          </table:table-cell>
          <table:table-cell office:value-type="string">
            <text:p>panther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59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0</text:p>
          </table:table-cell>
          <table:table-cell office:value-type="string">
            <text:p>sweep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1</text:p>
          </table:table-cell>
          <table:table-cell office:value-type="string">
            <text:p>bird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2</text:p>
          </table:table-cell>
          <table:table-cell office:value-type="string">
            <text:p>chicke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3</text:p>
          </table:table-cell>
          <table:table-cell office:value-type="string">
            <text:p>cat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4</text:p>
          </table:table-cell>
          <table:table-cell office:value-type="string">
            <text:p>fish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5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6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7</text:p>
          </table:table-cell>
          <table:table-cell office:value-type="string">
            <text:p>Unknown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8</text:p>
          </table:table-cell>
          <table:table-cell office:value-type="string">
            <text:p>paint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69</text:p>
          </table:table-cell>
          <table:table-cell office:value-type="string">
            <text:p>piano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70</text:p>
          </table:table-cell>
          <table:table-cell office:value-type="string">
            <text:p>chopping wood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71</text:p>
          </table:table-cell>
          <table:table-cell office:value-type="string">
            <text:p>swimming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72</text:p>
          </table:table-cell>
          <table:table-cell office:value-type="string">
            <text:p>shaking hands</text:p>
          </table:table-cell>
          <table:table-cell office:value-type="string">
            <text:p>Subject #80 (assorted motions)</text:p>
          </table:table-cell>
        </table:table-row>
        <table:table-row table:style-name="ro1">
          <table:table-cell office:value-type="string">
            <text:p>80_7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x hair and walk forward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1</text:p>
          </table:table-cell>
          <table:table-cell office:value-type="string">
            <text:p>walk forward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2</text:p>
          </table:table-cell>
          <table:table-cell office:value-type="string">
            <text:p>walk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3</text:p>
          </table:table-cell>
          <table:table-cell office:value-type="string">
            <text:p>walk at a brisk pace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4</text:p>
          </table:table-cell>
          <table:table-cell office:value-type="string">
            <text:p>push heavy object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5</text:p>
          </table:table-cell>
          <table:table-cell office:value-type="string">
            <text:p>push heavy box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6</text:p>
          </table:table-cell>
          <table:table-cell office:value-type="string">
            <text:p>pull heavy object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7</text:p>
          </table:table-cell>
          <table:table-cell office:value-type="string">
            <text:p>drag heavy object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8</text:p>
          </table:table-cell>
          <table:table-cell office:value-type="string">
            <text:p>drag heavy object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09</text:p>
          </table:table-cell>
          <table:table-cell office:value-type="string">
            <text:p>push object that is high in air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0</text:p>
          </table:table-cell>
          <table:table-cell office:value-type="string">
            <text:p>push object that is high in air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1</text:p>
          </table:table-cell>
          <table:table-cell office:value-type="string">
            <text:p>jump backwards off ledge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2</text:p>
          </table:table-cell>
          <table:table-cell office:value-type="string">
            <text:p>jump backwards off ledge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3</text:p>
          </table:table-cell>
          <table:table-cell office:value-type="string">
            <text:p>climb backwards off ledge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4</text:p>
          </table:table-cell>
          <table:table-cell office:value-type="string">
            <text:p>climb backwards off ledge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5</text:p>
          </table:table-cell>
          <table:table-cell office:value-type="string">
            <text:p>Unknown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6</text:p>
          </table:table-cell>
          <table:table-cell office:value-type="string">
            <text:p>walk forward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7</text:p>
          </table:table-cell>
          <table:table-cell office:value-type="string">
            <text:p>adjust hair walk forward</text:p>
          </table:table-cell>
          <table:table-cell office:value-type="string">
            <text:p>Subject #81 (pushing a box; jumping off a ledge; walks)</text:p>
          </table:table-cell>
        </table:table-row>
        <table:table-row table:style-name="ro1">
          <table:table-cell office:value-type="string">
            <text:p>81_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tic pose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1</text:p>
          </table:table-cell>
          <table:table-cell office:value-type="string">
            <text:p>Jump off ledge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2</text:p>
          </table:table-cell>
          <table:table-cell office:value-type="string">
            <text:p>Jump off ledge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3</text:p>
          </table:table-cell>
          <table:table-cell office:value-type="string">
            <text:p>Jump off ledge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4</text:p>
          </table:table-cell>
          <table:table-cell office:value-type="string">
            <text:p>sitting on ground relaxing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5</text:p>
          </table:table-cell>
          <table:table-cell office:value-type="string">
            <text:p>Pushing on heavy object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6</text:p>
          </table:table-cell>
          <table:table-cell office:value-type="string">
            <text:p>Pushing on heavy object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7</text:p>
          </table:table-cell>
          <table:table-cell office:value-type="string">
            <text:p>stand still; casual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8</text:p>
          </table:table-cell>
          <table:table-cell office:value-type="string">
            <text:p>confident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09</text:p>
          </table:table-cell>
          <table:table-cell office:value-type="string">
            <text:p>sad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0</text:p>
          </table:table-cell>
          <table:table-cell office:value-type="string">
            <text:p>normal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1</text:p>
          </table:table-cell>
          <table:table-cell office:value-type="string">
            <text:p>happy or fast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2</text:p>
          </table:table-cell>
          <table:table-cell office:value-type="string">
            <text:p>normal walk forward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3</text:p>
          </table:table-cell>
          <table:table-cell office:value-type="string">
            <text:p>walk forward and slow down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4</text:p>
          </table:table-cell>
          <table:table-cell office:value-type="string">
            <text:p>walk forward and turn sideways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5</text:p>
          </table:table-cell>
          <table:table-cell office:value-type="string">
            <text:p>bang on high object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6</text:p>
          </table:table-cell>
          <table:table-cell office:value-type="string">
            <text:p>bang on high object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7</text:p>
          </table:table-cell>
          <table:table-cell office:value-type="string">
            <text:p>static pose</text:p>
          </table:table-cell>
          <table:table-cell office:value-type="string">
            <text:p>Subject #82 (jumping; pushing; emotional walks)</text:p>
          </table:table-cell>
        </table:table-row>
        <table:table-row table:style-name="ro1">
          <table:table-cell office:value-type="string">
            <text:p>82_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rge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1</text:p>
          </table:table-cell>
          <table:table-cell office:value-type="string">
            <text:p>sidestep to the right and up a ledge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2</text:p>
          </table:table-cell>
          <table:table-cell office:value-type="string">
            <text:p>large step to a short ledge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3</text:p>
          </table:table-cell>
          <table:table-cell office:value-type="string">
            <text:p>large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4</text:p>
          </table:table-cell>
          <table:table-cell office:value-type="string">
            <text:p>very large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5</text:p>
          </table:table-cell>
          <table:table-cell office:value-type="string">
            <text:p>very large sidestep to righ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6</text:p>
          </table:table-cell>
          <table:table-cell office:value-type="string">
            <text:p>short sidestep to righ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7</text:p>
          </table:table-cell>
          <table:table-cell office:value-type="string">
            <text:p>medium step forward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8</text:p>
          </table:table-cell>
          <table:table-cell office:value-type="string">
            <text:p>short step forward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09</text:p>
          </table:table-cell>
          <table:table-cell office:value-type="string">
            <text:p>medium step forward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0</text:p>
          </table:table-cell>
          <table:table-cell office:value-type="string">
            <text:p>static pose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1</text:p>
          </table:table-cell>
          <table:table-cell office:value-type="string">
            <text:p>medium sidestep to righ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2</text:p>
          </table:table-cell>
          <table:table-cell office:value-type="string">
            <text:p>large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3</text:p>
          </table:table-cell>
          <table:table-cell office:value-type="string">
            <text:p>short sidestep to lef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4</text:p>
          </table:table-cell>
          <table:table-cell office:value-type="string">
            <text:p>short ste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5</text:p>
          </table:table-cell>
          <table:table-cell office:value-type="string">
            <text:p>medium sidestep to lef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6</text:p>
          </table:table-cell>
          <table:table-cell office:value-type="string">
            <text:p>medium step to left and down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7</text:p>
          </table:table-cell>
          <table:table-cell office:value-type="string">
            <text:p>short step to left and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8</text:p>
          </table:table-cell>
          <table:table-cell office:value-type="string">
            <text:p>medium sidestep to lef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19</text:p>
          </table:table-cell>
          <table:table-cell office:value-type="string">
            <text:p>medium ste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0</text:p>
          </table:table-cell>
          <table:table-cell office:value-type="string">
            <text:p>large step to left and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1</text:p>
          </table:table-cell>
          <table:table-cell office:value-type="string">
            <text:p>stretching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2</text:p>
          </table:table-cell>
          <table:table-cell office:value-type="string">
            <text:p>short sidestep to left and up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3</text:p>
          </table:table-cell>
          <table:table-cell office:value-type="string">
            <text:p>medium step to left and up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4</text:p>
          </table:table-cell>
          <table:table-cell office:value-type="string">
            <text:p>short step forward and up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5</text:p>
          </table:table-cell>
          <table:table-cell office:value-type="string">
            <text:p>medium step to left, forward, and up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6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7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8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29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0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1</text:p>
          </table:table-cell>
          <table:table-cell office:value-type="string">
            <text:p>walk forwar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2</text:p>
          </table:table-cell>
          <table:table-cell office:value-type="string">
            <text:p>sidestep to right then back to lef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3</text:p>
          </table:table-cell>
          <table:table-cell office:value-type="string">
            <text:p>walk forward and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4</text:p>
          </table:table-cell>
          <table:table-cell office:value-type="string">
            <text:p>walk forward and stepping up stairs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5</text:p>
          </table:table-cell>
          <table:table-cell office:value-type="string">
            <text:p>walk forward turn 90 degrees left walk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6</text:p>
          </table:table-cell>
          <table:table-cell office:value-type="string">
            <text:p>walk forward turn 90 degrees right walk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7</text:p>
          </table:table-cell>
          <table:table-cell office:value-type="string">
            <text:p>walk forward turn 90 degrees left walk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8</text:p>
          </table:table-cell>
          <table:table-cell office:value-type="string">
            <text:p>walk forward turn 90 degrees right walk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39</text:p>
          </table:table-cell>
          <table:table-cell office:value-type="string">
            <text:p>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0</text:p>
          </table:table-cell>
          <table:table-cell office:value-type="string">
            <text:p>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1</text:p>
          </table:table-cell>
          <table:table-cell office:value-type="string">
            <text:p>long jum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2</text:p>
          </table:table-cell>
          <table:table-cell office:value-type="string">
            <text:p>long jum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3</text:p>
          </table:table-cell>
          <table:table-cell office:value-type="string">
            <text:p>medium ste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4</text:p>
          </table:table-cell>
          <table:table-cell office:value-type="string">
            <text:p>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5</text:p>
          </table:table-cell>
          <table:table-cell office:value-type="string">
            <text:p>medium 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6</text:p>
          </table:table-cell>
          <table:table-cell office:value-type="string">
            <text:p>long jum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7</text:p>
          </table:table-cell>
          <table:table-cell office:value-type="string">
            <text:p>short 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8</text:p>
          </table:table-cell>
          <table:table-cell office:value-type="string">
            <text:p>medium ho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49</text:p>
          </table:table-cell>
          <table:table-cell office:value-type="string">
            <text:p>long jump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0</text:p>
          </table:table-cell>
          <table:table-cell office:value-type="string">
            <text:p>hop turn 90 degrees left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1</text:p>
          </table:table-cell>
          <table:table-cell office:value-type="string">
            <text:p>hop turn 90 degrees left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2</text:p>
          </table:table-cell>
          <table:table-cell office:value-type="string">
            <text:p>hop turn 90 degrees left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3</text:p>
          </table:table-cell>
          <table:table-cell office:value-type="string">
            <text:p>hop turn 180 degrees left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4</text:p>
          </table:table-cell>
          <table:table-cell office:value-type="string">
            <text:p>medium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5</text:p>
          </table:table-cell>
          <table:table-cell office:value-type="string">
            <text:p>hop turn left 18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6</text:p>
          </table:table-cell>
          <table:table-cell office:value-type="string">
            <text:p>hop turn left 18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7</text:p>
          </table:table-cell>
          <table:table-cell office:value-type="string">
            <text:p>hop turn left 27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8</text:p>
          </table:table-cell>
          <table:table-cell office:value-type="string">
            <text:p>hop turn left 27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59</text:p>
          </table:table-cell>
          <table:table-cell office:value-type="string">
            <text:p>hop turn left 27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0</text:p>
          </table:table-cell>
          <table:table-cell office:value-type="string">
            <text:p>hop turn 360 degrees left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1</text:p>
          </table:table-cell>
          <table:table-cell office:value-type="string">
            <text:p>hop turn left 36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2</text:p>
          </table:table-cell>
          <table:table-cell office:value-type="string">
            <text:p>large sidestep to right and forward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3</text:p>
          </table:table-cell>
          <table:table-cell office:value-type="string">
            <text:p>hop and turn right 36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4</text:p>
          </table:table-cell>
          <table:table-cell office:value-type="string">
            <text:p>hop and turn right 360 degrees in air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5</text:p>
          </table:table-cell>
          <table:table-cell office:value-type="string">
            <text:p>short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6</text:p>
          </table:table-cell>
          <table:table-cell office:value-type="string">
            <text:p>short sidestep to the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7</text:p>
          </table:table-cell>
          <table:table-cell office:value-type="string">
            <text:p>medium sidestep to right</text:p>
          </table:table-cell>
          <table:table-cell office:value-type="string">
            <text:p>Subject #83 (steps)</text:p>
          </table:table-cell>
        </table:table-row>
        <table:table-row table:style-name="ro1">
          <table:table-cell office:value-type="string">
            <text:p>83_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mpTwist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1</text:p>
          </table:table-cell>
          <table:table-cell office:value-type="string">
            <text:p>JumpTwist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2</text:p>
          </table:table-cell>
          <table:table-cell office:value-type="string">
            <text:p>UpRightSequenc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3</text:p>
          </table:table-cell>
          <table:table-cell office:value-type="string">
            <text:p>FancyFootWork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4</text:p>
          </table:table-cell>
          <table:table-cell office:value-type="string">
            <text:p>HandStandKicks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5</text:p>
          </table:table-cell>
          <table:table-cell office:value-type="string">
            <text:p>KickFlip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6</text:p>
          </table:table-cell>
          <table:table-cell office:value-type="string">
            <text:p>KickFlipStumbl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7</text:p>
          </table:table-cell>
          <table:table-cell office:value-type="string">
            <text:p>Helicopter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8</text:p>
          </table:table-cell>
          <table:table-cell office:value-type="string">
            <text:p>motorcycle pos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09</text:p>
          </table:table-cell>
          <table:table-cell office:value-type="string">
            <text:p>EndofBreakDanc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0</text:p>
          </table:table-cell>
          <table:table-cell office:value-type="string">
            <text:p>UpRightSequenc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1</text:p>
          </table:table-cell>
          <table:table-cell office:value-type="string">
            <text:p>LongSequenceGood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2</text:p>
          </table:table-cell>
          <table:table-cell office:value-type="string">
            <text:p>BadStartSequnce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3</text:p>
          </table:table-cell>
          <table:table-cell office:value-type="string">
            <text:p>BreakSequencewithFlips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4</text:p>
          </table:table-cell>
          <table:table-cell office:value-type="string">
            <text:p>90TwistsFall</text:p>
          </table:table-cell>
          <table:table-cell office:value-type="string">
            <text:p>Subject #85 (jumps; flips; breakdance)</text:p>
          </table:table-cell>
        </table:table-row>
        <table:table-row table:style-name="ro1">
          <table:table-cell office:value-type="string">
            <text:p>85_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mps kicks and punches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1</text:p>
          </table:table-cell>
          <table:table-cell office:value-type="string">
            <text:p>walk, squats, run, stretch, jumps, punches, and drink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2</text:p>
          </table:table-cell>
          <table:table-cell office:value-type="string">
            <text:p>walking, running, jumping, kicking, and stretch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3</text:p>
          </table:table-cell>
          <table:table-cell office:value-type="string">
            <text:p>walking, stretching, punching, chopping, and drink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4</text:p>
          </table:table-cell>
          <table:table-cell office:value-type="string">
            <text:p>walking, jumping, jumping jacks, <text:s/>jumping on one foot, punching, chopping,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5</text:p>
          </table:table-cell>
          <table:table-cell office:value-type="string">
            <text:p>walking, running, kicking, punching, knee kicking, and stretch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6</text:p>
          </table:table-cell>
          <table:table-cell office:value-type="string">
            <text:p>walking, swinging arms, stretching, jumping on one leg, and jump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7</text:p>
          </table:table-cell>
          <table:table-cell office:value-type="string">
            <text:p>walking, squats, stretching, kicking, and punch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8</text:p>
          </table:table-cell>
          <table:table-cell office:value-type="string">
            <text:p>walking, sitting, looking, stand up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09</text:p>
          </table:table-cell>
          <table:table-cell office:value-type="string">
            <text:p>walk around, sit, stand up, and runn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0</text:p>
          </table:table-cell>
          <table:table-cell office:value-type="string">
            <text:p>walking, stretching, walking and turning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1</text:p>
          </table:table-cell>
          <table:table-cell office:value-type="string">
            <text:p>walking, dragging, sweeping, dustpan, wipe window, and wipe mirror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2</text:p>
          </table:table-cell>
          <table:table-cell office:value-type="string">
            <text:p>walking around, walk up ladder, step down ladder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3</text:p>
          </table:table-cell>
          <table:table-cell office:value-type="string">
            <text:p>bouncing basketball, shooting basketball, dribble basketball, two handed dribble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4</text:p>
          </table:table-cell>
          <table:table-cell office:value-type="string">
            <text:p>walking, sitting, hand motions</text:p>
          </table:table-cell>
          <table:table-cell office:value-type="string">
            <text:p>Subject #86 (sports and various activities)</text:p>
          </table:table-cell>
        </table:table-row>
        <table:table-row table:style-name="ro1">
          <table:table-cell office:value-type="string">
            <text:p>86_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mp with kick and spin</text:p>
          </table:table-cell>
          <table:table-cell office:value-type="string">
            <text:p>Subject #87 (acrobatics)</text:p>
          </table:table-cell>
        </table:table-row>
        <table:table-row table:style-name="ro1">
          <table:table-cell office:value-type="string">
            <text:p>87_01</text:p>
          </table:table-cell>
          <table:table-cell office:value-type="string">
            <text:p>T-Pose</text:p>
          </table:table-cell>
          <table:table-cell office:value-type="string">
            <text:p>Subject #87 (acrobatics)</text:p>
          </table:table-cell>
        </table:table-row>
        <table:table-row table:style-name="ro1">
          <table:table-cell office:value-type="string">
            <text:p>87_02</text:p>
          </table:table-cell>
          <table:table-cell office:value-type="string">
            <text:p>Backflip</text:p>
          </table:table-cell>
          <table:table-cell office:value-type="string">
            <text:p>Subject #87 (acrobatics)</text:p>
          </table:table-cell>
        </table:table-row>
        <table:table-row table:style-name="ro1">
          <table:table-cell office:value-type="string">
            <text:p>87_03</text:p>
          </table:table-cell>
          <table:table-cell office:value-type="string">
            <text:p>backflip</text:p>
          </table:table-cell>
          <table:table-cell office:value-type="string">
            <text:p>Subject #87 (acrobatics)</text:p>
          </table:table-cell>
        </table:table-row>
        <table:table-row table:style-name="ro1">
          <table:table-cell office:value-type="string">
            <text:p>87_04</text:p>
          </table:table-cell>
          <table:table-cell office:value-type="string">
            <text:p>cartwheels</text:p>
          </table:table-cell>
          <table:table-cell office:value-type="string">
            <text:p>Subject #87 (acrobatics)</text:p>
          </table:table-cell>
        </table:table-row>
        <table:table-row table:style-name="ro1">
          <table:table-cell office:value-type="string">
            <text:p>87_0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ckflip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1</text:p>
          </table:table-cell>
          <table:table-cell office:value-type="string">
            <text:p>backflips, jump onto platform, handstands, vertical pushups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2</text:p>
          </table:table-cell>
          <table:table-cell office:value-type="string">
            <text:p>motorcycle pose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3</text:p>
          </table:table-cell>
          <table:table-cell office:value-type="string">
            <text:p>stretches, cartwheels, flips, spin kicks, spins, and fall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4</text:p>
          </table:table-cell>
          <table:table-cell office:value-type="string">
            <text:p>cartwheel into backflip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5</text:p>
          </table:table-cell>
          <table:table-cell office:value-type="string">
            <text:p>jump and spin kick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6</text:p>
          </table:table-cell>
          <table:table-cell office:value-type="string">
            <text:p>cartwheel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7</text:p>
          </table:table-cell>
          <table:table-cell office:value-type="string">
            <text:p>crouch and flip backward on hands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8</text:p>
          </table:table-cell>
          <table:table-cell office:value-type="string">
            <text:p>stretch and cartwheel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09</text:p>
          </table:table-cell>
          <table:table-cell office:value-type="string">
            <text:p>stretch and spin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10</text:p>
          </table:table-cell>
          <table:table-cell office:value-type="string">
            <text:p>stretches and jumps</text:p>
          </table:table-cell>
          <table:table-cell office:value-type="string">
            <text:p>Subject #88 (acrobatics)</text:p>
          </table:table-cell>
        </table:table-row>
        <table:table-row table:style-name="ro1">
          <table:table-cell office:value-type="string">
            <text:p>88_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lance object on forehead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office:value-type="string">
            <text:p>89_01</text:p>
          </table:table-cell>
          <table:table-cell office:value-type="string">
            <text:p>motorcycle pose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office:value-type="string">
            <text:p>89_02</text:p>
          </table:table-cell>
          <table:table-cell office:value-type="string">
            <text:p>flip and stand on one hand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office:value-type="string">
            <text:p>89_03</text:p>
          </table:table-cell>
          <table:table-cell office:value-type="string">
            <text:p>spins, flips, stand on one hand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office:value-type="string">
            <text:p>89_04</text:p>
          </table:table-cell>
          <table:table-cell office:value-type="string">
            <text:p>spin upside down, handstand, flips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office:value-type="string">
            <text:p>89_05</text:p>
          </table:table-cell>
          <table:table-cell office:value-type="string">
            <text:p>balance beam</text:p>
          </table:table-cell>
          <table:table-cell office:value-type="string">
            <text:p>Subject #89 (acrobatics)</text:p>
          </table:table-cell>
        </table:table-row>
        <table:table-row table:style-name="ro1">
          <table:table-cell office:value-type="string">
            <text:p>89_0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kwd summersult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1</text:p>
          </table:table-cell>
          <table:table-cell office:value-type="string">
            <text:p>cartwhee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2</text:p>
          </table:table-cell>
          <table:table-cell office:value-type="string">
            <text:p>cartwhee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3</text:p>
          </table:table-cell>
          <table:table-cell office:value-type="string">
            <text:p>cartwhee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4</text:p>
          </table:table-cell>
          <table:table-cell office:value-type="string">
            <text:p>jump kic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5</text:p>
          </table:table-cell>
          <table:table-cell office:value-type="string">
            <text:p>jump kic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6</text:p>
          </table:table-cell>
          <table:table-cell office:value-type="string">
            <text:p>jump kic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7</text:p>
          </table:table-cell>
          <table:table-cell office:value-type="string">
            <text:p>side flip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8</text:p>
          </table:table-cell>
          <table:table-cell office:value-type="string">
            <text:p>Flip forward onto hands and back again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09</text:p>
          </table:table-cell>
          <table:table-cell office:value-type="string">
            <text:p>90_10.amc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0</text:p>
          </table:table-cell>
          <table:table-cell office:value-type="string">
            <text:p>hand spring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1</text:p>
          </table:table-cell>
          <table:table-cell office:value-type="string">
            <text:p>bck flp twst fa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2</text:p>
          </table:table-cell>
          <table:table-cell office:value-type="string">
            <text:p>bck flp twst fa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3</text:p>
          </table:table-cell>
          <table:table-cell office:value-type="string">
            <text:p>front hand flip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4</text:p>
          </table:table-cell>
          <table:table-cell office:value-type="string">
            <text:p>front hand flip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5</text:p>
          </table:table-cell>
          <table:table-cell office:value-type="string">
            <text:p>fall on fa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6</text:p>
          </table:table-cell>
          <table:table-cell office:value-type="string">
            <text:p>BannanaPeelSlip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7</text:p>
          </table:table-cell>
          <table:table-cell office:value-type="string">
            <text:p>RugPullFa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8</text:p>
          </table:table-cell>
          <table:table-cell office:value-type="string">
            <text:p>monkey backflip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19</text:p>
          </table:table-cell>
          <table:table-cell office:value-type="string">
            <text:p>monkey seque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0</text:p>
          </table:table-cell>
          <table:table-cell office:value-type="string">
            <text:p>monkey seque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1</text:p>
          </table:table-cell>
          <table:table-cell office:value-type="string">
            <text:p>straight 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2</text:p>
          </table:table-cell>
          <table:table-cell office:value-type="string">
            <text:p>straight 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3</text:p>
          </table:table-cell>
          <table:table-cell office:value-type="string">
            <text:p>ball mount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4</text:p>
          </table:table-cell>
          <table:table-cell office:value-type="string">
            <text:p>fwd ball 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5</text:p>
          </table:table-cell>
          <table:table-cell office:value-type="string">
            <text:p>fwd ball 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6</text:p>
          </table:table-cell>
          <table:table-cell office:value-type="string">
            <text:p>bwk ball 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7</text:p>
          </table:table-cell>
          <table:table-cell office:value-type="string">
            <text:p>breakda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8</text:p>
          </table:table-cell>
          <table:table-cell office:value-type="string">
            <text:p>seques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29</text:p>
          </table:table-cell>
          <table:table-cell office:value-type="string">
            <text:p>russian da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0</text:p>
          </table:table-cell>
          <table:table-cell office:value-type="string">
            <text:p>russian dance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1</text:p>
          </table:table-cell>
          <table:table-cell office:value-type="string">
            <text:p>moonwalk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2</text:p>
          </table:table-cell>
          <table:table-cell office:value-type="string">
            <text:p>arm up wide leg ro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3</text:p>
          </table:table-cell>
          <table:table-cell office:value-type="string">
            <text:p>wide leg ro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4</text:p>
          </table:table-cell>
          <table:table-cell office:value-type="string">
            <text:p>wide leg ro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5</text:p>
          </table:table-cell>
          <table:table-cell office:value-type="string">
            <text:p>wide leg roll</text:p>
          </table:table-cell>
          <table:table-cell office:value-type="string">
            <text:p>Subject #90 (cartwheels; acrobatics; dances)</text:p>
          </table:table-cell>
        </table:table-row>
        <table:table-row table:style-name="ro1">
          <table:table-cell office:value-type="string">
            <text:p>90_3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digital figure eight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1</text:p>
          </table:table-cell>
          <table:table-cell office:value-type="string">
            <text:p>WalkStraight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2</text:p>
          </table:table-cell>
          <table:table-cell office:value-type="string">
            <text:p>Walk figure eight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3</text:p>
          </table:table-cell>
          <table:table-cell office:value-type="string">
            <text:p>Walking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4</text:p>
          </table:table-cell>
          <table:table-cell office:value-type="string">
            <text:p>Mummy 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5</text:p>
          </table:table-cell>
          <table:table-cell office:value-type="string">
            <text:p>Motorcycle Pose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6</text:p>
          </table:table-cell>
          <table:table-cell office:value-type="string">
            <text:p>mummy8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7</text:p>
          </table:table-cell>
          <table:table-cell office:value-type="string">
            <text:p>mummyDigital8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8</text:p>
          </table:table-cell>
          <table:table-cell office:value-type="string">
            <text:p>Drunk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09</text:p>
          </table:table-cell>
          <table:table-cell office:value-type="string">
            <text:p>Slow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0</text:p>
          </table:table-cell>
          <table:table-cell office:value-type="string">
            <text:p>Lavish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1</text:p>
          </table:table-cell>
          <table:table-cell office:value-type="string">
            <text:p>TooCool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2</text:p>
          </table:table-cell>
          <table:table-cell office:value-type="string">
            <text:p>Sad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3</text:p>
          </table:table-cell>
          <table:table-cell office:value-type="string">
            <text:p>Depressed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4</text:p>
          </table:table-cell>
          <table:table-cell office:value-type="string">
            <text:p>Clumsy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5</text:p>
          </table:table-cell>
          <table:table-cell office:value-type="string">
            <text:p>Limp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6</text:p>
          </table:table-cell>
          <table:table-cell office:value-type="string">
            <text:p>Quick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7</text:p>
          </table:table-cell>
          <table:table-cell office:value-type="string">
            <text:p>CarefulWalk LookingAroun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8</text:p>
          </table:table-cell>
          <table:table-cell office:value-type="string">
            <text:p>March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19</text:p>
          </table:table-cell>
          <table:table-cell office:value-type="string">
            <text:p>Shy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0</text:p>
          </table:table-cell>
          <table:table-cell office:value-type="string">
            <text:p>achey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1</text:p>
          </table:table-cell>
          <table:table-cell office:value-type="string">
            <text:p>CasualQuick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2</text:p>
          </table:table-cell>
          <table:table-cell office:value-type="string">
            <text:p>Cool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3</text:p>
          </table:table-cell>
          <table:table-cell office:value-type="string">
            <text:p>HurtLeg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4</text:p>
          </table:table-cell>
          <table:table-cell office:value-type="string">
            <text:p>DragBadLeg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5</text:p>
          </table:table-cell>
          <table:table-cell office:value-type="string">
            <text:p>HurtStomach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6</text:p>
          </table:table-cell>
          <table:table-cell office:value-type="string">
            <text:p>Slow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7</text:p>
          </table:table-cell>
          <table:table-cell office:value-type="string">
            <text:p>Ghetto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8</text:p>
          </table:table-cell>
          <table:table-cell office:value-type="string">
            <text:p>Normal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29</text:p>
          </table:table-cell>
          <table:table-cell office:value-type="string">
            <text:p>Sexy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0</text:p>
          </table:table-cell>
          <table:table-cell office:value-type="string">
            <text:p>Normal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1</text:p>
          </table:table-cell>
          <table:table-cell office:value-type="string">
            <text:p>Scared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2</text:p>
          </table:table-cell>
          <table:table-cell office:value-type="string">
            <text:p>Macho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3</text:p>
          </table:table-cell>
          <table:table-cell office:value-type="string">
            <text:p>Normal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4</text:p>
          </table:table-cell>
          <table:table-cell office:value-type="string">
            <text:p>TrafficWalk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5</text:p>
          </table:table-cell>
          <table:table-cell office:value-type="string">
            <text:p>WalkStraight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6</text:p>
          </table:table-cell>
          <table:table-cell office:value-type="string">
            <text:p>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7</text:p>
          </table:table-cell>
          <table:table-cell office:value-type="string">
            <text:p>Small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8</text:p>
          </table:table-cell>
          <table:table-cell office:value-type="string">
            <text:p>Jump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39</text:p>
          </table:table-cell>
          <table:table-cell office:value-type="string">
            <text:p>Jump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0</text:p>
          </table:table-cell>
          <table:table-cell office:value-type="string">
            <text:p>Jump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1</text:p>
          </table:table-cell>
          <table:table-cell office:value-type="string">
            <text:p>Jump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2</text:p>
          </table:table-cell>
          <table:table-cell office:value-type="string">
            <text:p>JumpSmall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3</text:p>
          </table:table-cell>
          <table:table-cell office:value-type="string">
            <text:p>JumpSmall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4</text:p>
          </table:table-cell>
          <table:table-cell office:value-type="string">
            <text:p>Jump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5</text:p>
          </table:table-cell>
          <table:table-cell office:value-type="string">
            <text:p>Jump 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6</text:p>
          </table:table-cell>
          <table:table-cell office:value-type="string">
            <text:p>Jump 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7</text:p>
          </table:table-cell>
          <table:table-cell office:value-type="string">
            <text:p>Jump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8</text:p>
          </table:table-cell>
          <table:table-cell office:value-type="string">
            <text:p>Jump 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49</text:p>
          </table:table-cell>
          <table:table-cell office:value-type="string">
            <text:p>Jump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0</text:p>
          </table:table-cell>
          <table:table-cell office:value-type="string">
            <text:p>FurtherJump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1</text:p>
          </table:table-cell>
          <table:table-cell office:value-type="string">
            <text:p>SmallJumpTurn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2</text:p>
          </table:table-cell>
          <table:table-cell office:value-type="string">
            <text:p>180 degree jump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3</text:p>
          </table:table-cell>
          <table:table-cell office:value-type="float" office:value="180">
            <text:p>18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4</text:p>
          </table:table-cell>
          <table:table-cell office:value-type="float" office:value="180">
            <text:p>18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5</text:p>
          </table:table-cell>
          <table:table-cell office:value-type="float" office:value="90">
            <text:p>9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6</text:p>
          </table:table-cell>
          <table:table-cell office:value-type="string">
            <text:p>WalkForward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7</text:p>
          </table:table-cell>
          <table:table-cell office:value-type="float" office:value="270">
            <text:p>27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8</text:p>
          </table:table-cell>
          <table:table-cell office:value-type="string">
            <text:p>360 smallStumble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59</text:p>
          </table:table-cell>
          <table:table-cell office:value-type="float" office:value="360">
            <text:p>36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60</text:p>
          </table:table-cell>
          <table:table-cell office:value-type="float" office:value="360">
            <text:p>360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61</text:p>
          </table:table-cell>
          <table:table-cell office:value-type="string">
            <text:p>walkFigure8</text:p>
          </table:table-cell>
          <table:table-cell office:value-type="string">
            <text:p>Subject #91 (walks and turns)</text:p>
          </table:table-cell>
        </table:table-row>
        <table:table-row table:style-name="ro1">
          <table:table-cell office:value-type="string">
            <text:p>91_6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torcycle Pose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1</text:p>
          </table:table-cell>
          <table:table-cell office:value-type="string">
            <text:p>rangeOfMotion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2</text:p>
          </table:table-cell>
          <table:table-cell office:value-type="string">
            <text:p>charleston_01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3</text:p>
          </table:table-cell>
          <table:table-cell office:value-type="string">
            <text:p>charleston_side_by_side_female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4</text:p>
          </table:table-cell>
          <table:table-cell office:value-type="string">
            <text:p>charleston_side_by_side_male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5</text:p>
          </table:table-cell>
          <table:table-cell office:value-type="string">
            <text:p>lindyHop2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6</text:p>
          </table:table-cell>
          <table:table-cell office:value-type="string">
            <text:p>Casual Walk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7</text:p>
          </table:table-cell>
          <table:table-cell office:value-type="string">
            <text:p>xtra fancY charleston</text:p>
          </table:table-cell>
          <table:table-cell office:value-type="string">
            <text:p>Subject #93 (Charleston Dance)</text:p>
          </table:table-cell>
        </table:table-row>
        <table:table-row table:style-name="ro1">
          <table:table-cell office:value-type="string">
            <text:p>93_0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1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2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3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4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5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6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7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8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09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0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1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2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3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4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5</text:p>
          </table:table-cell>
          <table:table-cell office:value-type="string">
            <text:p>Unknown</text:p>
          </table:table-cell>
          <table:table-cell office:value-type="string">
            <text:p>Subject #94 (indian dance)</text:p>
          </table:table-cell>
        </table:table-row>
        <table:table-row table:style-name="ro1">
          <table:table-cell office:value-type="string">
            <text:p>94_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ghtWideTurn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1</text:p>
          </table:table-cell>
          <table:table-cell office:value-type="string">
            <text:p>LeftWideTurn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2</text:p>
          </table:table-cell>
          <table:table-cell office:value-type="string">
            <text:p>SuperTight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3</text:p>
          </table:table-cell>
          <table:table-cell office:value-type="string">
            <text:p>SuperTight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4</text:p>
          </table:table-cell>
          <table:table-cell office:value-type="string">
            <text:p>RunningStra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5</text:p>
          </table:table-cell>
          <table:table-cell office:value-type="string">
            <text:p>RunningWide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6</text:p>
          </table:table-cell>
          <table:table-cell office:value-type="string">
            <text:p>RunningWide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7</text:p>
          </table:table-cell>
          <table:table-cell office:value-type="string">
            <text:p>RunningTighter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8</text:p>
          </table:table-cell>
          <table:table-cell office:value-type="string">
            <text:p>calibration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09</text:p>
          </table:table-cell>
          <table:table-cell office:value-type="string">
            <text:p>RunningNoBall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0</text:p>
          </table:table-cell>
          <table:table-cell office:value-type="string">
            <text:p>OffensiveMoveSpin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1</text:p>
          </table:table-cell>
          <table:table-cell office:value-type="string">
            <text:p>OffensiveMoveSpin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2</text:p>
          </table:table-cell>
          <table:table-cell office:value-type="string">
            <text:p>OffensiveMoveGo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3</text:p>
          </table:table-cell>
          <table:table-cell office:value-type="string">
            <text:p>OffensiveMoveGo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4</text:p>
          </table:table-cell>
          <table:table-cell office:value-type="string">
            <text:p>OffensiveMoveSpin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5</text:p>
          </table:table-cell>
          <table:table-cell office:value-type="string">
            <text:p>WalkEvasive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6</text:p>
          </table:table-cell>
          <table:table-cell office:value-type="string">
            <text:p>WalkEvasive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7</text:p>
          </table:table-cell>
          <table:table-cell office:value-type="string">
            <text:p>FeintLeftMove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8</text:p>
          </table:table-cell>
          <table:table-cell office:value-type="string">
            <text:p>FeintRightMove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19</text:p>
          </table:table-cell>
          <table:table-cell office:value-type="string">
            <text:p>FakeShotBreakRigh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0</text:p>
          </table:table-cell>
          <table:table-cell office:value-type="string">
            <text:p>FakeShotBreakLeft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1</text:p>
          </table:table-cell>
          <table:table-cell office:value-type="string">
            <text:p>DefensiveStraightNoStop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2</text:p>
          </table:table-cell>
          <table:table-cell office:value-type="string">
            <text:p>DefensiveStraightWithStop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3</text:p>
          </table:table-cell>
          <table:table-cell office:value-type="string">
            <text:p>DefensiveRightStopToStop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4</text:p>
          </table:table-cell>
          <table:table-cell office:value-type="string">
            <text:p>DefensiveLeftStopToStop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5</text:p>
          </table:table-cell>
          <table:table-cell office:value-type="string">
            <text:p>DefensiveMoveZigZag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6</text:p>
          </table:table-cell>
          <table:table-cell office:value-type="string">
            <text:p>DefensiveMoveSideToSide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7</text:p>
          </table:table-cell>
          <table:table-cell office:value-type="string">
            <text:p>DefensiveMoveSideToSide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8</text:p>
          </table:table-cell>
          <table:table-cell office:value-type="string">
            <text:p>Pivoting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29</text:p>
          </table:table-cell>
          <table:table-cell office:value-type="string">
            <text:p>SraightDriveFromStop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30</text:p>
          </table:table-cell>
          <table:table-cell office:value-type="string">
            <text:p>RightDrive (left then right)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31</text:p>
          </table:table-cell>
          <table:table-cell office:value-type="string">
            <text:p>LeftDrive (right then left)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32</text:p>
          </table:table-cell>
          <table:table-cell office:value-type="string">
            <text:p>RightTightTurn</text:p>
          </table:table-cell>
          <table:table-cell office:value-type="string">
            <text:p>Subject #102 (Basketball)</text:p>
          </table:table-cell>
        </table:table-row>
        <table:table-row table:style-name="ro1">
          <table:table-cell office:value-type="string">
            <text:p>102_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known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1</text:p>
          </table:table-cell>
          <table:table-cell office:value-type="string">
            <text:p>rangeOfMotion_01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2</text:p>
          </table:table-cell>
          <table:table-cell office:value-type="string">
            <text:p>charleston_01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3</text:p>
          </table:table-cell>
          <table:table-cell office:value-type="string">
            <text:p>charleston_side_by_side_female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4</text:p>
          </table:table-cell>
          <table:table-cell office:value-type="string">
            <text:p>charleston_side_by_side_male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5</text:p>
          </table:table-cell>
          <table:table-cell office:value-type="string">
            <text:p>lindyHop2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6</text:p>
          </table:table-cell>
          <table:table-cell office:value-type="string">
            <text:p>Casual Walk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7</text:p>
          </table:table-cell>
          <table:table-cell office:value-type="string">
            <text:p>xtra fancY charleston</text:p>
          </table:table-cell>
          <table:table-cell office:value-type="string">
            <text:p>Subject #103 (Charelston Dancing)</text:p>
          </table:table-cell>
        </table:table-row>
        <table:table-row table:style-name="ro1">
          <table:table-cell office:value-type="string">
            <text:p>103_0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gThrough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1</text:p>
          </table:table-cell>
          <table:table-cell office:value-type="string">
            <text:p>neutral Male walk, exact footfall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2</text:p>
          </table:table-cell>
          <table:table-cell office:value-type="string">
            <text:p>Frankenstein male walk, exact footfall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3</text:p>
          </table:table-cell>
          <table:table-cell office:value-type="string">
            <text:p>JogThrough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4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5</text:p>
          </table:table-cell>
          <table:table-cell office:value-type="string">
            <text:p>StartJog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6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7</text:p>
          </table:table-cell>
          <table:table-cell office:value-type="string">
            <text:p>StartJog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8</text:p>
          </table:table-cell>
          <table:table-cell office:value-type="string">
            <text:p>Jog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09</text:p>
          </table:table-cell>
          <table:table-cell office:value-type="string">
            <text:p>Jog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0</text:p>
          </table:table-cell>
          <table:table-cell office:value-type="string">
            <text:p>HappyGoLuck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1</text:p>
          </table:table-cell>
          <table:table-cell office:value-type="string">
            <text:p>Excited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2</text:p>
          </table:table-cell>
          <table:table-cell office:value-type="string">
            <text:p>Stumble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3</text:p>
          </table:table-cell>
          <table:table-cell office:value-type="string">
            <text:p>HappyStart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4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5</text:p>
          </table:table-cell>
          <table:table-cell office:value-type="string">
            <text:p>Spastic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6</text:p>
          </table:table-cell>
          <table:table-cell office:value-type="string">
            <text:p>Spastic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7</text:p>
          </table:table-cell>
          <table:table-cell office:value-type="string">
            <text:p>Spastic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8</text:p>
          </table:table-cell>
          <table:table-cell office:value-type="string">
            <text:p>Casual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19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0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1</text:p>
          </table:table-cell>
          <table:table-cell office:value-type="string">
            <text:p>RegularWalk8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2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3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4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5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6</text:p>
          </table:table-cell>
          <table:table-cell office:value-type="string">
            <text:p>RegularWalkRightAngleTurn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7</text:p>
          </table:table-cell>
          <table:table-cell office:value-type="string">
            <text:p>Stern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8</text:p>
          </table:table-cell>
          <table:table-cell office:value-type="string">
            <text:p>Stern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29</text:p>
          </table:table-cell>
          <table:table-cell office:value-type="string">
            <text:p>SternWalk8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0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1</text:p>
          </table:table-cell>
          <table:table-cell office:value-type="string">
            <text:p>SternWalkRightAngleTurn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2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3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4</text:p>
          </table:table-cell>
          <table:table-cell office:value-type="string">
            <text:p>Slow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5</text:p>
          </table:table-cell>
          <table:table-cell office:value-type="string">
            <text:p>SlowWalk8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6</text:p>
          </table:table-cell>
          <table:table-cell office:value-type="string">
            <text:p>RunThrough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7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8</text:p>
          </table:table-cell>
          <table:table-cell office:value-type="string">
            <text:p>SlowWalkRightAngleTurn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39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0</text:p>
          </table:table-cell>
          <table:table-cell office:value-type="string">
            <text:p>Zombie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1</text:p>
          </table:table-cell>
          <table:table-cell office:value-type="string">
            <text:p>ZombieWalk8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2</text:p>
          </table:table-cell>
          <table:table-cell office:value-type="string">
            <text:p>ZombieWalkRightAngleTurn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3</text:p>
          </table:table-cell>
          <table:table-cell office:value-type="string">
            <text:p>AttitudeWalk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4</text:p>
          </table:table-cell>
          <table:table-cell office:value-type="string">
            <text:p>AttitudeWalk8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5</text:p>
          </table:table-cell>
          <table:table-cell office:value-type="string">
            <text:p>AttitudeWalkRightAngleTurns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6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7</text:p>
          </table:table-cell>
          <table:table-cell office:value-type="string">
            <text:p>RunThrough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8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49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0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1</text:p>
          </table:table-cell>
          <table:table-cell office:value-type="string">
            <text:p>Unknow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2</text:p>
          </table:table-cell>
          <table:table-cell office:value-type="string">
            <text:p>StartRu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3</text:p>
          </table:table-cell>
          <table:table-cell office:value-type="string">
            <text:p>StartRu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4</text:p>
          </table:table-cell>
          <table:table-cell office:value-type="string">
            <text:p>StartRun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5</text:p>
          </table:table-cell>
          <table:table-cell office:value-type="string">
            <text:p>Run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6</text:p>
          </table:table-cell>
          <table:table-cell office:value-type="string">
            <text:p>RunStop</text:p>
          </table:table-cell>
          <table:table-cell office:value-type="string">
            <text:p>Subject #104 (motion)</text:p>
          </table:table-cell>
        </table:table-row>
        <table:table-row table:style-name="ro1">
          <table:table-cell office:value-type="string">
            <text:p>104_5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Digital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1</text:p>
          </table:table-cell>
          <table:table-cell office:value-type="string">
            <text:p>WalkStraight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2</text:p>
          </table:table-cell>
          <table:table-cell office:value-type="string">
            <text:p>Walk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3</text:p>
          </table:table-cell>
          <table:table-cell office:value-type="string">
            <text:p>Digital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4</text:p>
          </table:table-cell>
          <table:table-cell office:value-type="string">
            <text:p>mummy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5</text:p>
          </table:table-cell>
          <table:table-cell office:value-type="string">
            <text:p>MotorCyclePose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6</text:p>
          </table:table-cell>
          <table:table-cell office:value-type="string">
            <text:p>mummy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7</text:p>
          </table:table-cell>
          <table:table-cell office:value-type="string">
            <text:p>mummyDigital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8</text:p>
          </table:table-cell>
          <table:table-cell office:value-type="string">
            <text:p>Drunk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09</text:p>
          </table:table-cell>
          <table:table-cell office:value-type="string">
            <text:p>Slow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0</text:p>
          </table:table-cell>
          <table:table-cell office:value-type="string">
            <text:p>Lavish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1</text:p>
          </table:table-cell>
          <table:table-cell office:value-type="string">
            <text:p>TooCool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2</text:p>
          </table:table-cell>
          <table:table-cell office:value-type="string">
            <text:p>Sad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3</text:p>
          </table:table-cell>
          <table:table-cell office:value-type="string">
            <text:p>Depressed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4</text:p>
          </table:table-cell>
          <table:table-cell office:value-type="string">
            <text:p>Clumsy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5</text:p>
          </table:table-cell>
          <table:table-cell office:value-type="string">
            <text:p>Limp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6</text:p>
          </table:table-cell>
          <table:table-cell office:value-type="string">
            <text:p>Quick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7</text:p>
          </table:table-cell>
          <table:table-cell office:value-type="string">
            <text:p>CarefulWalk LookingAroun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8</text:p>
          </table:table-cell>
          <table:table-cell office:value-type="string">
            <text:p>March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19</text:p>
          </table:table-cell>
          <table:table-cell office:value-type="string">
            <text:p>Shy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0</text:p>
          </table:table-cell>
          <table:table-cell office:value-type="string">
            <text:p>achey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1</text:p>
          </table:table-cell>
          <table:table-cell office:value-type="string">
            <text:p>CasualQuick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2</text:p>
          </table:table-cell>
          <table:table-cell office:value-type="string">
            <text:p>Cool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3</text:p>
          </table:table-cell>
          <table:table-cell office:value-type="string">
            <text:p>HurtLeg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4</text:p>
          </table:table-cell>
          <table:table-cell office:value-type="string">
            <text:p>DragBadLeg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5</text:p>
          </table:table-cell>
          <table:table-cell office:value-type="string">
            <text:p>HurtStomach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6</text:p>
          </table:table-cell>
          <table:table-cell office:value-type="string">
            <text:p>Slow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7</text:p>
          </table:table-cell>
          <table:table-cell office:value-type="string">
            <text:p>Ghetto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8</text:p>
          </table:table-cell>
          <table:table-cell office:value-type="string">
            <text:p>Normal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29</text:p>
          </table:table-cell>
          <table:table-cell office:value-type="string">
            <text:p>Sexy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0</text:p>
          </table:table-cell>
          <table:table-cell office:value-type="string">
            <text:p>Normal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1</text:p>
          </table:table-cell>
          <table:table-cell office:value-type="string">
            <text:p>Scared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2</text:p>
          </table:table-cell>
          <table:table-cell office:value-type="string">
            <text:p>Macho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3</text:p>
          </table:table-cell>
          <table:table-cell office:value-type="string">
            <text:p>Normal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4</text:p>
          </table:table-cell>
          <table:table-cell office:value-type="string">
            <text:p>TrafficWalk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5</text:p>
          </table:table-cell>
          <table:table-cell office:value-type="string">
            <text:p>WalkStraight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6</text:p>
          </table:table-cell>
          <table:table-cell office:value-type="string">
            <text:p>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7</text:p>
          </table:table-cell>
          <table:table-cell office:value-type="string">
            <text:p>Small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8</text:p>
          </table:table-cell>
          <table:table-cell office:value-type="string">
            <text:p>Jump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39</text:p>
          </table:table-cell>
          <table:table-cell office:value-type="string">
            <text:p>Jump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0</text:p>
          </table:table-cell>
          <table:table-cell office:value-type="string">
            <text:p>Jump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1</text:p>
          </table:table-cell>
          <table:table-cell office:value-type="string">
            <text:p>Jump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2</text:p>
          </table:table-cell>
          <table:table-cell office:value-type="string">
            <text:p>JumpSmall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3</text:p>
          </table:table-cell>
          <table:table-cell office:value-type="string">
            <text:p>JumpSmall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4</text:p>
          </table:table-cell>
          <table:table-cell office:value-type="string">
            <text:p>Jump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5</text:p>
          </table:table-cell>
          <table:table-cell office:value-type="string">
            <text:p>Jump 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6</text:p>
          </table:table-cell>
          <table:table-cell office:value-type="string">
            <text:p>Jump 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7</text:p>
          </table:table-cell>
          <table:table-cell office:value-type="string">
            <text:p>Jump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8</text:p>
          </table:table-cell>
          <table:table-cell office:value-type="string">
            <text:p>Jump 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49</text:p>
          </table:table-cell>
          <table:table-cell office:value-type="string">
            <text:p>Jump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0</text:p>
          </table:table-cell>
          <table:table-cell office:value-type="string">
            <text:p>FurtherJump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1</text:p>
          </table:table-cell>
          <table:table-cell office:value-type="string">
            <text:p>SmallJumpTurn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2</text:p>
          </table:table-cell>
          <table:table-cell office:value-type="float" office:value="180">
            <text:p>18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3</text:p>
          </table:table-cell>
          <table:table-cell office:value-type="float" office:value="180">
            <text:p>18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4</text:p>
          </table:table-cell>
          <table:table-cell office:value-type="float" office:value="180">
            <text:p>18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5</text:p>
          </table:table-cell>
          <table:table-cell office:value-type="float" office:value="90">
            <text:p>9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6</text:p>
          </table:table-cell>
          <table:table-cell office:value-type="string">
            <text:p>WalkForward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7</text:p>
          </table:table-cell>
          <table:table-cell office:value-type="float" office:value="270">
            <text:p>27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8</text:p>
          </table:table-cell>
          <table:table-cell office:value-type="string">
            <text:p>360 smallStumble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59</text:p>
          </table:table-cell>
          <table:table-cell office:value-type="float" office:value="360">
            <text:p>36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60</text:p>
          </table:table-cell>
          <table:table-cell office:value-type="float" office:value="360">
            <text:p>360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61</text:p>
          </table:table-cell>
          <table:table-cell office:value-type="string">
            <text:p>walkFigure8</text:p>
          </table:table-cell>
          <table:table-cell office:value-type="string">
            <text:p>Subject #105 (motion)</text:p>
          </table:table-cell>
        </table:table-row>
        <table:table-row table:style-name="ro1">
          <table:table-cell office:value-type="string">
            <text:p>105_6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1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2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3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4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5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6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7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8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09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0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1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2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3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4</text:p>
          </table:table-cell>
          <table:table-cell office:value-type="string">
            <text:p>106_15.amc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5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6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7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8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19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0</text:p>
          </table:table-cell>
          <table:table-cell office:value-type="string">
            <text:p>bad AMC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1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2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3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4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5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6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7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8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29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30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31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32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33</text:p>
          </table:table-cell>
          <table:table-cell office:value-type="string">
            <text:p>clean</text:p>
          </table:table-cell>
          <table:table-cell office:value-type="string">
            <text:p>Subject #106 (Female General Subject)</text:p>
          </table:table-cell>
        </table:table-row>
        <table:table-row table:style-name="ro1">
          <table:table-cell office:value-type="string">
            <text:p>106_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1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2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3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4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5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6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7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8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09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10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11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12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13</text:p>
          </table:table-cell>
          <table:table-cell office:value-type="string">
            <text:p>Unknown</text:p>
          </table:table-cell>
          <table:table-cell office:value-type="string">
            <text:p>Subject #107 (Walking with obstacles 1)</text:p>
          </table:table-cell>
        </table:table-row>
        <table:table-row table:style-name="ro1">
          <table:table-cell office:value-type="string">
            <text:p>107_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1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2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3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4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5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6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7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8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09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0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1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2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3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4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5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6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7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8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19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0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1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2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3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4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5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6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7</text:p>
          </table:table-cell>
          <table:table-cell office:value-type="string">
            <text:p>Unknown</text:p>
          </table:table-cell>
          <table:table-cell office:value-type="string">
            <text:p>Subject #108 (Walking with obstacles 2)</text:p>
          </table:table-cell>
        </table:table-row>
        <table:table-row table:style-name="ro1">
          <table:table-cell office:value-type="string">
            <text:p>108_2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backwards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1</text:p>
          </table:table-cell>
          <table:table-cell office:value-type="string">
            <text:p>Bow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2</text:p>
          </table:table-cell>
          <table:table-cell office:value-type="string">
            <text:p>Crawling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3</text:p>
          </table:table-cell>
          <table:table-cell office:value-type="string">
            <text:p>Curtsey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4</text:p>
          </table:table-cell>
          <table:table-cell office:value-type="string">
            <text:p>Dance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5</text:p>
          </table:table-cell>
          <table:table-cell office:value-type="string">
            <text:p>Get up from floo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6</text:p>
          </table:table-cell>
          <table:table-cell office:value-type="string">
            <text:p>Get up from floo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7</text:p>
          </table:table-cell>
          <table:table-cell office:value-type="string">
            <text:p>Get up from floo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8</text:p>
          </table:table-cell>
          <table:table-cell office:value-type="string">
            <text:p>Get up from chai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09</text:p>
          </table:table-cell>
          <table:table-cell office:value-type="string">
            <text:p>get up from chai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0</text:p>
          </table:table-cell>
          <table:table-cell office:value-type="string">
            <text:p>get up from chai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1</text:p>
          </table:table-cell>
          <table:table-cell office:value-type="string">
            <text:p>Lay dow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2</text:p>
          </table:table-cell>
          <table:table-cell office:value-type="string">
            <text:p>March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3</text:p>
          </table:table-cell>
          <table:table-cell office:value-type="string">
            <text:p>Mope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4</text:p>
          </table:table-cell>
          <table:table-cell office:value-type="string">
            <text:p>Motorcycle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5</text:p>
          </table:table-cell>
          <table:table-cell office:value-type="string">
            <text:p>Peekaboo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6</text:p>
          </table:table-cell>
          <table:table-cell office:value-type="string">
            <text:p>Pick up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7</text:p>
          </table:table-cell>
          <table:table-cell office:value-type="string">
            <text:p>Pick up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8</text:p>
          </table:table-cell>
          <table:table-cell office:value-type="string">
            <text:p>Punch Kick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19</text:p>
          </table:table-cell>
          <table:table-cell office:value-type="string">
            <text:p>Ring around the rosie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0</text:p>
          </table:table-cell>
          <table:table-cell office:value-type="string">
            <text:p>Roll ove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1</text:p>
          </table:table-cell>
          <table:table-cell office:value-type="string">
            <text:p>Range of motio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2</text:p>
          </table:table-cell>
          <table:table-cell office:value-type="string">
            <text:p>Ru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3</text:p>
          </table:table-cell>
          <table:table-cell office:value-type="string">
            <text:p>Ru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4</text:p>
          </table:table-cell>
          <table:table-cell office:value-type="string">
            <text:p>Shrug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5</text:p>
          </table:table-cell>
          <table:table-cell office:value-type="string">
            <text:p>Walk sideways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6</text:p>
          </table:table-cell>
          <table:table-cell office:value-type="string">
            <text:p>Walking up stairs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7</text:p>
          </table:table-cell>
          <table:table-cell office:value-type="string">
            <text:p>Standing still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8</text:p>
          </table:table-cell>
          <table:table-cell office:value-type="string">
            <text:p>Stepping ove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29</text:p>
          </table:table-cell>
          <table:table-cell office:value-type="string">
            <text:p>Stepping over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0</text:p>
          </table:table-cell>
          <table:table-cell office:value-type="string">
            <text:p>Stepping up / stepping dow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1</text:p>
          </table:table-cell>
          <table:table-cell office:value-type="string">
            <text:p>Stretch and yawn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2</text:p>
          </table:table-cell>
          <table:table-cell office:value-type="string">
            <text:p>Throwing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3</text:p>
          </table:table-cell>
          <table:table-cell office:value-type="string">
            <text:p>Walk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4</text:p>
          </table:table-cell>
          <table:table-cell office:value-type="string">
            <text:p>Walk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5</text:p>
          </table:table-cell>
          <table:table-cell office:value-type="string">
            <text:p>Walk and carry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6</text:p>
          </table:table-cell>
          <table:table-cell office:value-type="string">
            <text:p>Wave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7</text:p>
          </table:table-cell>
          <table:table-cell office:value-type="string">
            <text:p>Yoga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8</text:p>
          </table:table-cell>
          <table:table-cell office:value-type="string">
            <text:p>Yoga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39</text:p>
          </table:table-cell>
          <table:table-cell office:value-type="string">
            <text:p>Yoga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40</text:p>
          </table:table-cell>
          <table:table-cell office:value-type="string">
            <text:p>Yoga</text:p>
          </table:table-cell>
          <table:table-cell office:value-type="string">
            <text:p>Subject #111 (Pregnant Woman)</text:p>
          </table:table-cell>
        </table:table-row>
        <table:table-row table:style-name="ro1">
          <table:table-cell office:value-type="string">
            <text:p>111_4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backwards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1</text:p>
          </table:table-cell>
          <table:table-cell office:value-type="string">
            <text:p>Bow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2</text:p>
          </table:table-cell>
          <table:table-cell office:value-type="string">
            <text:p>Curtsey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3</text:p>
          </table:table-cell>
          <table:table-cell office:value-type="string">
            <text:p>Dance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4</text:p>
          </table:table-cell>
          <table:table-cell office:value-type="string">
            <text:p>Walk digital 8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5</text:p>
          </table:table-cell>
          <table:table-cell office:value-type="string">
            <text:p>Walk figure 8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6</text:p>
          </table:table-cell>
          <table:table-cell office:value-type="string">
            <text:p>Run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7</text:p>
          </table:table-cell>
          <table:table-cell office:value-type="string">
            <text:p>Lay down and get up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8</text:p>
          </table:table-cell>
          <table:table-cell office:value-type="string">
            <text:p>March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09</text:p>
          </table:table-cell>
          <table:table-cell office:value-type="string">
            <text:p>Walk, mope around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0</text:p>
          </table:table-cell>
          <table:table-cell office:value-type="string">
            <text:p>Motorcycle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1</text:p>
          </table:table-cell>
          <table:table-cell office:value-type="string">
            <text:p>Peekaboo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2</text:p>
          </table:table-cell>
          <table:table-cell office:value-type="string">
            <text:p>Punch and kick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3</text:p>
          </table:table-cell>
          <table:table-cell office:value-type="string">
            <text:p>Ring around the rosie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4</text:p>
          </table:table-cell>
          <table:table-cell office:value-type="string">
            <text:p>Sit in chair and get up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5</text:p>
          </table:table-cell>
          <table:table-cell office:value-type="string">
            <text:p>Shrug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6</text:p>
          </table:table-cell>
          <table:table-cell office:value-type="string">
            <text:p>Walk sideway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7</text:p>
          </table:table-cell>
          <table:table-cell office:value-type="string">
            <text:p>Walk sideways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8</text:p>
          </table:table-cell>
          <table:table-cell office:value-type="string">
            <text:p>Walking up and down stairs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19</text:p>
          </table:table-cell>
          <table:table-cell office:value-type="string">
            <text:p>Walk up and down stairs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0</text:p>
          </table:table-cell>
          <table:table-cell office:value-type="string">
            <text:p>Standing Still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1</text:p>
          </table:table-cell>
          <table:table-cell office:value-type="string">
            <text:p>Step over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2</text:p>
          </table:table-cell>
          <table:table-cell office:value-type="string">
            <text:p>Stretch and yawn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3</text:p>
          </table:table-cell>
          <table:table-cell office:value-type="string">
            <text:p>Throw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4</text:p>
          </table:table-cell>
          <table:table-cell office:value-type="string">
            <text:p>Walk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5</text:p>
          </table:table-cell>
          <table:table-cell office:value-type="string">
            <text:p>Walk and carry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6</text:p>
          </table:table-cell>
          <table:table-cell office:value-type="string">
            <text:p>Wave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7</text:p>
          </table:table-cell>
          <table:table-cell office:value-type="string">
            <text:p>Yoga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8</text:p>
          </table:table-cell>
          <table:table-cell office:value-type="string">
            <text:p>Yoga</text:p>
          </table:table-cell>
          <table:table-cell office:value-type="string">
            <text:p>Subject #113 (Post pregnant woman)</text:p>
          </table:table-cell>
        </table:table-row>
        <table:table-row table:style-name="ro1">
          <table:table-cell office:value-type="string">
            <text:p>113_2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torcycle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1</text:p>
          </table:table-cell>
          <table:table-cell office:value-type="string">
            <text:p>Getting up from laying down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2</text:p>
          </table:table-cell>
          <table:table-cell office:value-type="string">
            <text:p>Range of motion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3</text:p>
          </table:table-cell>
          <table:table-cell office:value-type="string">
            <text:p>Getting up from chair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4</text:p>
          </table:table-cell>
          <table:table-cell office:value-type="string">
            <text:p>Sitting in chair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5</text:p>
          </table:table-cell>
          <table:table-cell office:value-type="string">
            <text:p>Getting up from chair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6</text:p>
          </table:table-cell>
          <table:table-cell office:value-type="string">
            <text:p>Walking up and down stairs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7</text:p>
          </table:table-cell>
          <table:table-cell office:value-type="string">
            <text:p>Walking up and down stairs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8</text:p>
          </table:table-cell>
          <table:table-cell office:value-type="string">
            <text:p>Walking up and down stairs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09</text:p>
          </table:table-cell>
          <table:table-cell office:value-type="string">
            <text:p>Stretching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0</text:p>
          </table:table-cell>
          <table:table-cell office:value-type="string">
            <text:p>Laying down and getting up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1</text:p>
          </table:table-cell>
          <table:table-cell office:value-type="string">
            <text:p>Stretching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2</text:p>
          </table:table-cell>
          <table:table-cell office:value-type="string">
            <text:p>Walk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3</text:p>
          </table:table-cell>
          <table:table-cell office:value-type="string">
            <text:p>Walk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4</text:p>
          </table:table-cell>
          <table:table-cell office:value-type="string">
            <text:p>Walk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5</text:p>
          </table:table-cell>
          <table:table-cell office:value-type="string">
            <text:p>Sit down and stretch</text:p>
          </table:table-cell>
          <table:table-cell office:value-type="string">
            <text:p>Subject #114 (Pregnant Woman)</text:p>
          </table:table-cell>
        </table:table-row>
        <table:table-row table:style-name="ro1">
          <table:table-cell office:value-type="string">
            <text:p>114_1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ick up box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1</text:p>
          </table:table-cell>
          <table:table-cell office:value-type="string">
            <text:p>Pick box up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2</text:p>
          </table:table-cell>
          <table:table-cell office:value-type="string">
            <text:p>Pick box up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3</text:p>
          </table:table-cell>
          <table:table-cell office:value-type="string">
            <text:p>Pick box up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4</text:p>
          </table:table-cell>
          <table:table-cell office:value-type="string">
            <text:p>Pick box up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5</text:p>
          </table:table-cell>
          <table:table-cell office:value-type="string">
            <text:p>Picking box up, bending knees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6</text:p>
          </table:table-cell>
          <table:table-cell office:value-type="string">
            <text:p>Picking box up, bending knees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7</text:p>
          </table:table-cell>
          <table:table-cell office:value-type="string">
            <text:p>Picking box up, bending knees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8</text:p>
          </table:table-cell>
          <table:table-cell office:value-type="string">
            <text:p>Picking box up, bending knees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09</text:p>
          </table:table-cell>
          <table:table-cell office:value-type="string">
            <text:p>Pick box up, bend from waist</text:p>
          </table:table-cell>
          <table:table-cell office:value-type="string">
            <text:p>Subject #115 (Bending over)</text:p>
          </table:table-cell>
        </table:table-row>
        <table:table-row table:style-name="ro1">
          <table:table-cell office:value-type="string">
            <text:p>115_1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1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2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3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4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5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6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7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8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09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0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1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2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3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4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5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6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7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8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19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0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1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2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3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4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5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6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7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8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29</text:p>
          </table:table-cell>
          <table:table-cell office:value-type="string">
            <text:p>Jump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30</text:p>
          </table:table-cell>
          <table:table-cell office:value-type="string">
            <text:p>Motorcycle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31</text:p>
          </table:table-cell>
          <table:table-cell office:value-type="string">
            <text:p>Range of motion</text:p>
          </table:table-cell>
          <table:table-cell office:value-type="string">
            <text:p>Subject #118 (Jumping)</text:p>
          </table:table-cell>
        </table:table-row>
        <table:table-row table:style-name="ro1">
          <table:table-cell office:value-type="string">
            <text:p>118_3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ien Turn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1</text:p>
          </table:table-cell>
          <table:table-cell office:value-type="string">
            <text:p>Gorilla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2</text:p>
          </table:table-cell>
          <table:table-cell office:value-type="string">
            <text:p>Mickey cast spell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3</text:p>
          </table:table-cell>
          <table:table-cell office:value-type="string">
            <text:p>Mickey Conducting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4</text:p>
          </table:table-cell>
          <table:table-cell office:value-type="string">
            <text:p>Mickey Dance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5</text:p>
          </table:table-cell>
          <table:table-cell office:value-type="string">
            <text:p>Mickey Dance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6</text:p>
          </table:table-cell>
          <table:table-cell office:value-type="string">
            <text:p>Mickey Dance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7</text:p>
          </table:table-cell>
          <table:table-cell office:value-type="string">
            <text:p>Mickey sneaky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8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09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0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1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2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3</text:p>
          </table:table-cell>
          <table:table-cell office:value-type="string">
            <text:p>Mickey sneaking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4</text:p>
          </table:table-cell>
          <table:table-cell office:value-type="string">
            <text:p>Mickey Surprised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5</text:p>
          </table:table-cell>
          <table:table-cell office:value-type="string">
            <text:p>Mickey Surprised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6</text:p>
          </table:table-cell>
          <table:table-cell office:value-type="string">
            <text:p>Mickey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7</text:p>
          </table:table-cell>
          <table:table-cell office:value-type="string">
            <text:p>Mickey 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8</text:p>
          </table:table-cell>
          <table:table-cell office:value-type="string">
            <text:p>Walk slow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19</text:p>
          </table:table-cell>
          <table:table-cell office:value-type="string">
            <text:p>Walk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20</text:p>
          </table:table-cell>
          <table:table-cell office:value-type="string">
            <text:p>Robot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21</text:p>
          </table:table-cell>
          <table:table-cell office:value-type="string">
            <text:p>Zombie</text:p>
          </table:table-cell>
          <table:table-cell office:value-type="string">
            <text:p>Subject #120 (Various Style Walks)</text:p>
          </table:table-cell>
        </table:table-row>
        <table:table-row table:style-name="ro1">
          <table:table-cell office:value-type="string">
            <text:p>120_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0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0</text:p>
          </table:table-cell>
          <table:table-cell office:value-type="string">
            <text:p>Unknow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1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0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2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0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3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0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4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0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7</text:p>
          </table:table-cell>
          <table:table-cell office:value-type="string">
            <text:p>cleaned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8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59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0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1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2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3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4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5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6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7</text:p>
          </table:table-cell>
          <table:table-cell office:value-type="string">
            <text:p>clean</text:p>
          </table:table-cell>
          <table:table-cell office:value-type="string">
            <text:p>Subject #122 (Varying Height and Length Steps)</text:p>
          </table:table-cell>
        </table:table-row>
        <table:table-row table:style-name="ro1">
          <table:table-cell office:value-type="string">
            <text:p>122_6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5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1</text:p>
          </table:table-cell>
          <table:table-cell office:value-type="string">
            <text:p>15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2</text:p>
          </table:table-cell>
          <table:table-cell office:value-type="string">
            <text:p>19.5lb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3</text:p>
          </table:table-cell>
          <table:table-cell office:value-type="string">
            <text:p>19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4</text:p>
          </table:table-cell>
          <table:table-cell office:value-type="string">
            <text:p>19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5</text:p>
          </table:table-cell>
          <table:table-cell office:value-type="string">
            <text:p>19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6</text:p>
          </table:table-cell>
          <table:table-cell office:value-type="string">
            <text:p>12.5lb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7</text:p>
          </table:table-cell>
          <table:table-cell office:value-type="string">
            <text:p>12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8</text:p>
          </table:table-cell>
          <table:table-cell office:value-type="string">
            <text:p>12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09</text:p>
          </table:table-cell>
          <table:table-cell office:value-type="string">
            <text:p>12.5lb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10</text:p>
          </table:table-cell>
          <table:table-cell office:value-type="string">
            <text:p>15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11</text:p>
          </table:table-cell>
          <table:table-cell office:value-type="string">
            <text:p>15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12</text:p>
          </table:table-cell>
          <table:table-cell office:value-type="string">
            <text:p>15.5 lbs</text:p>
          </table:table-cell>
          <table:table-cell office:value-type="string">
            <text:p>Subject #123 (Carry Suitcase with Varying Weights)</text:p>
          </table:table-cell>
        </table:table-row>
        <table:table-row table:style-name="ro1">
          <table:table-cell office:value-type="string">
            <text:p>123_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seball Pitch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1</text:p>
          </table:table-cell>
          <table:table-cell office:value-type="string">
            <text:p>Baseball Pitch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2</text:p>
          </table:table-cell>
          <table:table-cell office:value-type="string">
            <text:p>Basketball Shoot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3</text:p>
          </table:table-cell>
          <table:table-cell office:value-type="string">
            <text:p>Basketball Free Throw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4</text:p>
          </table:table-cell>
          <table:table-cell office:value-type="string">
            <text:p>Basketball Jump Shot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5</text:p>
          </table:table-cell>
          <table:table-cell office:value-type="string">
            <text:p>Basketball Lay Up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6</text:p>
          </table:table-cell>
          <table:table-cell office:value-type="string">
            <text:p>Baseball Swing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7</text:p>
          </table:table-cell>
          <table:table-cell office:value-type="string">
            <text:p>Baseball Bunt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8</text:p>
          </table:table-cell>
          <table:table-cell office:value-type="string">
            <text:p>Frisbee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09</text:p>
          </table:table-cell>
          <table:table-cell office:value-type="string">
            <text:p>Motorcycle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10</text:p>
          </table:table-cell>
          <table:table-cell office:value-type="string">
            <text:p>2 Foot Jump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11</text:p>
          </table:table-cell>
          <table:table-cell office:value-type="string">
            <text:p>Underhand Toss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12</text:p>
          </table:table-cell>
          <table:table-cell office:value-type="string">
            <text:p>Underhand Fast Pitch</text:p>
          </table:table-cell>
          <table:table-cell office:value-type="string">
            <text:p>Subject #124 (Sports Related Motions)</text:p>
          </table:table-cell>
        </table:table-row>
        <table:table-row table:style-name="ro1">
          <table:table-cell office:value-type="string">
            <text:p>124_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east Strok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1</text:p>
          </table:table-cell>
          <table:table-cell office:value-type="string">
            <text:p>Breast Strok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2</text:p>
          </table:table-cell>
          <table:table-cell office:value-type="string">
            <text:p>Break Strok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3</text:p>
          </table:table-cell>
          <table:table-cell office:value-type="string">
            <text:p>Breast Strok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4</text:p>
          </table:table-cell>
          <table:table-cell office:value-type="string">
            <text:p>Butterfly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5</text:p>
          </table:table-cell>
          <table:table-cell office:value-type="string">
            <text:p>Free Styl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6</text:p>
          </table:table-cell>
          <table:table-cell office:value-type="string">
            <text:p>Motorcycle</text:p>
          </table:table-cell>
          <table:table-cell office:value-type="string">
            <text:p>Subject #125 (Swimming)</text:p>
          </table:table-cell>
        </table:table-row>
        <table:table-row table:style-name="ro1">
          <table:table-cell office:value-type="string">
            <text:p>125_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ck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1</text:p>
          </table:table-cell>
          <table:table-cell office:value-type="string">
            <text:p>Back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2</text:p>
          </table:table-cell>
          <table:table-cell office:value-type="string">
            <text:p>Breast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3</text:p>
          </table:table-cell>
          <table:table-cell office:value-type="string">
            <text:p>Breast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4</text:p>
          </table:table-cell>
          <table:table-cell office:value-type="string">
            <text:p>Breast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5</text:p>
          </table:table-cell>
          <table:table-cell office:value-type="string">
            <text:p>Fly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6</text:p>
          </table:table-cell>
          <table:table-cell office:value-type="string">
            <text:p>Fly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7</text:p>
          </table:table-cell>
          <table:table-cell office:value-type="string">
            <text:p>Fly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8</text:p>
          </table:table-cell>
          <table:table-cell office:value-type="string">
            <text:p>Fly Strok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09</text:p>
          </table:table-cell>
          <table:table-cell office:value-type="string">
            <text:p>Free Styl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10</text:p>
          </table:table-cell>
          <table:table-cell office:value-type="string">
            <text:p>Free Styl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11</text:p>
          </table:table-cell>
          <table:table-cell office:value-type="string">
            <text:p>Free Styl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12</text:p>
          </table:table-cell>
          <table:table-cell office:value-type="string">
            <text:p>Motorcycle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13</text:p>
          </table:table-cell>
          <table:table-cell office:value-type="string">
            <text:p>Range of Motion</text:p>
          </table:table-cell>
          <table:table-cell office:value-type="string">
            <text:p>Subject #126 (Swimming 2)</text:p>
          </table:table-cell>
        </table:table-row>
        <table:table-row table:style-name="ro1">
          <table:table-cell office:value-type="string">
            <text:p>126_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torcycle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1</text:p>
          </table:table-cell>
          <table:table-cell office:value-type="string">
            <text:p>Range of Motio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2</text:p>
          </table:table-cell>
          <table:table-cell office:value-type="string">
            <text:p>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3</text:p>
          </table:table-cell>
          <table:table-cell office:value-type="string">
            <text:p>Walk to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4</text:p>
          </table:table-cell>
          <table:table-cell office:value-type="string">
            <text:p>Run to Quick Stop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5</text:p>
          </table:table-cell>
          <table:table-cell office:value-type="string">
            <text:p>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6</text:p>
          </table:table-cell>
          <table:table-cell office:value-type="string">
            <text:p>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7</text:p>
          </table:table-cell>
          <table:table-cell office:value-type="string">
            <text:p>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8</text:p>
          </table:table-cell>
          <table:table-cell office:value-type="string">
            <text:p>Run Righ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09</text:p>
          </table:table-cell>
          <table:table-cell office:value-type="string">
            <text:p>Run Righ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0</text:p>
          </table:table-cell>
          <table:table-cell office:value-type="string">
            <text:p>Run Lef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1</text:p>
          </table:table-cell>
          <table:table-cell office:value-type="string">
            <text:p>Run Lef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2</text:p>
          </table:table-cell>
          <table:table-cell office:value-type="string">
            <text:p>Run Side Step Lef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3</text:p>
          </table:table-cell>
          <table:table-cell office:value-type="string">
            <text:p>Run Side Step Righ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4</text:p>
          </table:table-cell>
          <table:table-cell office:value-type="string">
            <text:p>Run Turn Lef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5</text:p>
          </table:table-cell>
          <table:table-cell office:value-type="string">
            <text:p>Run Turn Right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6</text:p>
          </table:table-cell>
          <table:table-cell office:value-type="string">
            <text:p>Run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7</text:p>
          </table:table-cell>
          <table:table-cell office:value-type="string">
            <text:p>Run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8</text:p>
          </table:table-cell>
          <table:table-cell office:value-type="string">
            <text:p>Run Quick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19</text:p>
          </table:table-cell>
          <table:table-cell office:value-type="string">
            <text:p>Run Quick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0</text:p>
          </table:table-cell>
          <table:table-cell office:value-type="string">
            <text:p>Run Jump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1</text:p>
          </table:table-cell>
          <table:table-cell office:value-type="string">
            <text:p>Run Jump Stop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2</text:p>
          </table:table-cell>
          <table:table-cell office:value-type="string">
            <text:p>Run Dive Over Roll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3</text:p>
          </table:table-cell>
          <table:table-cell office:value-type="string">
            <text:p>Run Dive Over Roll Run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4</text:p>
          </table:table-cell>
          <table:table-cell office:value-type="string">
            <text:p>Run Jump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5</text:p>
          </table:table-cell>
          <table:table-cell office:value-type="string">
            <text:p>Run Jump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6</text:p>
          </table:table-cell>
          <table:table-cell office:value-type="string">
            <text:p>Run Jump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7</text:p>
          </table:table-cell>
          <table:table-cell office:value-type="string">
            <text:p>Run Jump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8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29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0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1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2</text:p>
          </table:table-cell>
          <table:table-cell office:value-type="string">
            <text:p>Run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3</text:p>
          </table:table-cell>
          <table:table-cell office:value-type="string">
            <text:p>Run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4</text:p>
          </table:table-cell>
          <table:table-cell office:value-type="string">
            <text:p>Run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5</text:p>
          </table:table-cell>
          <table:table-cell office:value-type="string">
            <text:p>Run Over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6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7</text:p>
          </table:table-cell>
          <table:table-cell office:value-type="string">
            <text:p>Run Duck Underneath</text:p>
          </table:table-cell>
          <table:table-cell office:value-type="string">
            <text:p>Subject #127 (Action Adventure Obstacles, running, jumping, ducking, rolling)</text:p>
          </table:table-cell>
        </table:table-row>
        <table:table-row table:style-name="ro1">
          <table:table-cell office:value-type="string">
            <text:p>127_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torcycle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1</text:p>
          </table:table-cell>
          <table:table-cell office:value-type="string">
            <text:p>Run Left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2</text:p>
          </table:table-cell>
          <table:table-cell office:value-type="string">
            <text:p>Run Right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3</text:p>
          </table:table-cell>
          <table:table-cell office:value-type="string">
            <text:p>Run Duck Underneath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4</text:p>
          </table:table-cell>
          <table:table-cell office:value-type="string">
            <text:p>Run Stop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5</text:p>
          </table:table-cell>
          <table:table-cell office:value-type="string">
            <text:p>Run Stop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6</text:p>
          </table:table-cell>
          <table:table-cell office:value-type="string">
            <text:p>Run Stop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7</text:p>
          </table:table-cell>
          <table:table-cell office:value-type="string">
            <text:p>Run Stop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8</text:p>
          </table:table-cell>
          <table:table-cell office:value-type="string">
            <text:p>Run Roll Underneath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09</text:p>
          </table:table-cell>
          <table:table-cell office:value-type="string">
            <text:p>Run Dive Over Roll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10</text:p>
          </table:table-cell>
          <table:table-cell office:value-type="string">
            <text:p>Run Dive Over Roll Run</text:p>
          </table:table-cell>
          <table:table-cell office:value-type="string">
            <text:p>Subject #128 (Action Adventure Motions running, ducking, rolling, stopping)</text:p>
          </table:table-cell>
        </table:table-row>
        <table:table-row table:style-name="ro1">
          <table:table-cell office:value-type="string">
            <text:p>128_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art Walk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1</text:p>
          </table:table-cell>
          <table:table-cell office:value-type="string">
            <text:p>Start Walk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2</text:p>
          </table:table-cell>
          <table:table-cell office:value-type="string">
            <text:p>Start Hop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3</text:p>
          </table:table-cell>
          <table:table-cell office:value-type="string">
            <text:p>Start Hop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4</text:p>
          </table:table-cell>
          <table:table-cell office:value-type="string">
            <text:p>Start Duck Underneath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5</text:p>
          </table:table-cell>
          <table:table-cell office:value-type="string">
            <text:p>Start Duck Underneath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6</text:p>
          </table:table-cell>
          <table:table-cell office:value-type="string">
            <text:p>Jump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7</text:p>
          </table:table-cell>
          <table:table-cell office:value-type="string">
            <text:p>Jump Stop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8</text:p>
          </table:table-cell>
          <table:table-cell office:value-type="string">
            <text:p>Start Walk Lef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09</text:p>
          </table:table-cell>
          <table:table-cell office:value-type="string">
            <text:p>Start Walk Lef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10</text:p>
          </table:table-cell>
          <table:table-cell office:value-type="string">
            <text:p>Start Walk Lef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11</text:p>
          </table:table-cell>
          <table:table-cell office:value-type="string">
            <text:p>Start Walk Righ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12</text:p>
          </table:table-cell>
          <table:table-cell office:value-type="string">
            <text:p>Start Walk Righ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13</text:p>
          </table:table-cell>
          <table:table-cell office:value-type="string">
            <text:p>Start Walk Right</text:p>
          </table:table-cell>
          <table:table-cell office:value-type="string">
            <text:p>Subject #131 (Michael Jackson Styled Motions)</text:p>
          </table:table-cell>
        </table:table-row>
        <table:table-row table:style-name="ro1">
          <table:table-cell office:value-type="string">
            <text:p>131_1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1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2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3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4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5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6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7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8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09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0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1</text:p>
          </table:table-cell>
          <table:table-cell office:value-type="string">
            <text:p>Walk With Arms Out, <text:s/>balanc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2</text:p>
          </table:table-cell>
          <table:table-cell office:value-type="string">
            <text:p>Walk Backward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3</text:p>
          </table:table-cell>
          <table:table-cell office:value-type="string">
            <text:p>Walk Duck Footed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4</text:p>
          </table:table-cell>
          <table:table-cell office:value-type="string">
            <text:p>Walk With Knees Ben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5</text:p>
          </table:table-cell>
          <table:table-cell office:value-type="string">
            <text:p>Walk Crossover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6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7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8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19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0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1</text:p>
          </table:table-cell>
          <table:table-cell office:value-type="string">
            <text:p>Walk Fas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2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3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4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5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6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7</text:p>
          </table:table-cell>
          <table:table-cell office:value-type="string">
            <text:p>Hop on left foo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8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29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0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1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2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3</text:p>
          </table:table-cell>
          <table:table-cell office:value-type="string">
            <text:p>Bouncy Walk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4</text:p>
          </table:table-cell>
          <table:table-cell office:value-type="string">
            <text:p>Walk Leaning To The Righ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5</text:p>
          </table:table-cell>
          <table:table-cell office:value-type="string">
            <text:p>Walk Leaning To The Righ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6</text:p>
          </table:table-cell>
          <table:table-cell office:value-type="string">
            <text:p>March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7</text:p>
          </table:table-cell>
          <table:table-cell office:value-type="string">
            <text:p>Motorcycle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8</text:p>
          </table:table-cell>
          <table:table-cell office:value-type="string">
            <text:p>Pigeon Toed Walking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39</text:p>
          </table:table-cell>
          <table:table-cell office:value-type="string">
            <text:p>Walk With Stiff Arm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0</text:p>
          </table:table-cell>
          <table:table-cell office:value-type="string">
            <text:p>Walk With Stiff Arm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1</text:p>
          </table:table-cell>
          <table:table-cell office:value-type="string">
            <text:p>Walk Swinging Shoulder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2</text:p>
          </table:table-cell>
          <table:table-cell office:value-type="string">
            <text:p>Walk Swinging Shoulder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3</text:p>
          </table:table-cell>
          <table:table-cell office:value-type="string">
            <text:p>Walk Swinging Shoulder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4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5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6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7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8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49</text:p>
          </table:table-cell>
          <table:table-cell office:value-type="string">
            <text:p>Walk Slow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0</text:p>
          </table:table-cell>
          <table:table-cell office:value-type="string">
            <text:p>Tpose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1</text:p>
          </table:table-cell>
          <table:table-cell office:value-type="string">
            <text:p>Range of Motion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2</text:p>
          </table:table-cell>
          <table:table-cell office:value-type="string">
            <text:p>Walk With Legs Apart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3</text:p>
          </table:table-cell>
          <table:table-cell office:value-type="string">
            <text:p>Walk With Wild Arm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4</text:p>
          </table:table-cell>
          <table:table-cell office:value-type="string">
            <text:p>Walk With Wild Leg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5</text:p>
          </table:table-cell>
          <table:table-cell office:value-type="string">
            <text:p>Walk With Wild Legs</text:p>
          </table:table-cell>
          <table:table-cell office:value-type="string">
            <text:p>Subject #132 (Varying Weird Walks)</text:p>
          </table:table-cell>
        </table:table-row>
        <table:table-row table:style-name="ro1">
          <table:table-cell office:value-type="string">
            <text:p>132_5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Crawl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1</text:p>
          </table:table-cell>
          <table:table-cell office:value-type="string">
            <text:p>Walk Crawl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2</text:p>
          </table:table-cell>
          <table:table-cell office:value-type="string">
            <text:p>Walk Jump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3</text:p>
          </table:table-cell>
          <table:table-cell office:value-type="string">
            <text:p>Walk Jump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4</text:p>
          </table:table-cell>
          <table:table-cell office:value-type="string">
            <text:p>Walk Jump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5</text:p>
          </table:table-cell>
          <table:table-cell office:value-type="string">
            <text:p>Walk Jump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6</text:p>
          </table:table-cell>
          <table:table-cell office:value-type="string">
            <text:p>Walk Jump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7</text:p>
          </table:table-cell>
          <table:table-cell office:value-type="string">
            <text:p>Stretch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8</text:p>
          </table:table-cell>
          <table:table-cell office:value-type="string">
            <text:p>Stretch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09</text:p>
          </table:table-cell>
          <table:table-cell office:value-type="string">
            <text:p>Stretch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0</text:p>
          </table:table-cell>
          <table:table-cell office:value-type="string">
            <text:p>Walk Stop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1</text:p>
          </table:table-cell>
          <table:table-cell office:value-type="string">
            <text:p>Walk Stop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2</text:p>
          </table:table-cell>
          <table:table-cell office:value-type="string">
            <text:p>Walk Stop 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3</text:p>
          </table:table-cell>
          <table:table-cell office:value-type="string">
            <text:p>Walk Lef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4</text:p>
          </table:table-cell>
          <table:table-cell office:value-type="string">
            <text:p>Walk Lef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5</text:p>
          </table:table-cell>
          <table:table-cell office:value-type="string">
            <text:p>Walk Lef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6</text:p>
          </table:table-cell>
          <table:table-cell office:value-type="string">
            <text:p>Walk Righ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7</text:p>
          </table:table-cell>
          <table:table-cell office:value-type="string">
            <text:p>Walk Righ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8</text:p>
          </table:table-cell>
          <table:table-cell office:value-type="string">
            <text:p>Walk Righ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19</text:p>
          </table:table-cell>
          <table:table-cell office:value-type="string">
            <text:p>Walk Right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0</text:p>
          </table:table-cell>
          <table:table-cell office:value-type="string">
            <text:p>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1</text:p>
          </table:table-cell>
          <table:table-cell office:value-type="string">
            <text:p>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2</text:p>
          </table:table-cell>
          <table:table-cell office:value-type="string">
            <text:p>Walk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3</text:p>
          </table:table-cell>
          <table:table-cell office:value-type="string">
            <text:p>Walk ZigZag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4</text:p>
          </table:table-cell>
          <table:table-cell office:value-type="string">
            <text:p>Motorcycle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5</text:p>
          </table:table-cell>
          <table:table-cell office:value-type="string">
            <text:p>Range of Motion</text:p>
          </table:table-cell>
          <table:table-cell office:value-type="string">
            <text:p>Subject #133 (Baby Styled Walk)</text:p>
          </table:table-cell>
        </table:table-row>
        <table:table-row table:style-name="ro1">
          <table:table-cell office:value-type="string">
            <text:p>133_2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ck Under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1</text:p>
          </table:table-cell>
          <table:table-cell office:value-type="string">
            <text:p>Go Forward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2</text:p>
          </table:table-cell>
          <table:table-cell office:value-type="string">
            <text:p>Lean Turn Righ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3</text:p>
          </table:table-cell>
          <table:table-cell office:value-type="string">
            <text:p>Motorcycle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4</text:p>
          </table:table-cell>
          <table:table-cell office:value-type="string">
            <text:p>Pump Jump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5</text:p>
          </table:table-cell>
          <table:table-cell office:value-type="string">
            <text:p>Push Turn Lef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6</text:p>
          </table:table-cell>
          <table:table-cell office:value-type="string">
            <text:p>Push Turn Lef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7</text:p>
          </table:table-cell>
          <table:table-cell office:value-type="string">
            <text:p>Push Turn Righ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8</text:p>
          </table:table-cell>
          <table:table-cell office:value-type="string">
            <text:p>Push Turn Righ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09</text:p>
          </table:table-cell>
          <table:table-cell office:value-type="string">
            <text:p>Star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0</text:p>
          </table:table-cell>
          <table:table-cell office:value-type="string">
            <text:p>Star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1</text:p>
          </table:table-cell>
          <table:table-cell office:value-type="string">
            <text:p>Stop and Go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2</text:p>
          </table:table-cell>
          <table:table-cell office:value-type="string">
            <text:p>Stop and Go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3</text:p>
          </table:table-cell>
          <table:table-cell office:value-type="string">
            <text:p>Stop ang Go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4</text:p>
          </table:table-cell>
          <table:table-cell office:value-type="string">
            <text:p>Lean Turn Left</text:p>
          </table:table-cell>
          <table:table-cell office:value-type="string">
            <text:p>Subject #134 (Skateboard Motions)</text:p>
          </table:table-cell>
        </table:table-row>
        <table:table-row table:style-name="ro1">
          <table:table-cell office:value-type="string">
            <text:p>134_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ssa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1</text:p>
          </table:table-cell>
          <table:table-cell office:value-type="string">
            <text:p>Emp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2</text:p>
          </table:table-cell>
          <table:table-cell office:value-type="string">
            <text:p>Emp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3</text:p>
          </table:table-cell>
          <table:table-cell office:value-type="string">
            <text:p>Front Kick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4</text:p>
          </table:table-cell>
          <table:table-cell office:value-type="string">
            <text:p>Gedanbara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5</text:p>
          </table:table-cell>
          <table:table-cell office:value-type="string">
            <text:p>Heiansyodan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6</text:p>
          </table:table-cell>
          <table:table-cell office:value-type="string">
            <text:p>Mawashiger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7</text:p>
          </table:table-cell>
          <table:table-cell office:value-type="string">
            <text:p>Motorcycle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8</text:p>
          </table:table-cell>
          <table:table-cell office:value-type="string">
            <text:p>Oiduk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09</text:p>
          </table:table-cell>
          <table:table-cell office:value-type="string">
            <text:p>Syutouuke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10</text:p>
          </table:table-cell>
          <table:table-cell office:value-type="string">
            <text:p>Yokogeri</text:p>
          </table:table-cell>
          <table:table-cell office:value-type="string">
            <text:p>Subject #135 (Martial Arts Walks)</text:p>
          </table:table-cell>
        </table:table-row>
        <table:table-row table:style-name="ro1">
          <table:table-cell office:value-type="string">
            <text:p>135_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lk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1</text:p>
          </table:table-cell>
          <table:table-cell office:value-type="string">
            <text:p>Walk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2</text:p>
          </table:table-cell>
          <table:table-cell office:value-type="string">
            <text:p>Walk Backward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3</text:p>
          </table:table-cell>
          <table:table-cell office:value-type="string">
            <text:p>Walk Backward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4</text:p>
          </table:table-cell>
          <table:table-cell office:value-type="string">
            <text:p>Walk on Toe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5</text:p>
          </table:table-cell>
          <table:table-cell office:value-type="string">
            <text:p>Walk on Toe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6</text:p>
          </table:table-cell>
          <table:table-cell office:value-type="string">
            <text:p>Walk Backward on Toe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7</text:p>
          </table:table-cell>
          <table:table-cell office:value-type="string">
            <text:p>Walk Backward on Toes Bent Forwar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8</text:p>
          </table:table-cell>
          <table:table-cell office:value-type="string">
            <text:p>Walk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09</text:p>
          </table:table-cell>
          <table:table-cell office:value-type="string">
            <text:p>Walk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0</text:p>
          </table:table-cell>
          <table:table-cell office:value-type="string">
            <text:p>Walk Backward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1</text:p>
          </table:table-cell>
          <table:table-cell office:value-type="string">
            <text:p>Walk Backward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2</text:p>
          </table:table-cell>
          <table:table-cell office:value-type="string">
            <text:p>Walk on Toe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3</text:p>
          </table:table-cell>
          <table:table-cell office:value-type="string">
            <text:p>Walk on Toe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4</text:p>
          </table:table-cell>
          <table:table-cell office:value-type="string">
            <text:p>Walk Backwards on Toe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5</text:p>
          </table:table-cell>
          <table:table-cell office:value-type="string">
            <text:p>Walk Backwards on Toes Crouched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6</text:p>
          </table:table-cell>
          <table:table-cell office:value-type="string">
            <text:p>Flamingo, lift legs high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7</text:p>
          </table:table-cell>
          <table:table-cell office:value-type="string">
            <text:p>Flamingo, lift legs high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8</text:p>
          </table:table-cell>
          <table:table-cell office:value-type="string">
            <text:p>Motorcycle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19</text:p>
          </table:table-cell>
          <table:table-cell office:value-type="string">
            <text:p>Normal Walk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0</text:p>
          </table:table-cell>
          <table:table-cell office:value-type="string">
            <text:p>Normal Walk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1</text:p>
          </table:table-cell>
          <table:table-cell office:value-type="string">
            <text:p>Normal Walk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2</text:p>
          </table:table-cell>
          <table:table-cell office:value-type="string">
            <text:p>Normal Walk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3</text:p>
          </table:table-cell>
          <table:table-cell office:value-type="string">
            <text:p>Normal Walk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4</text:p>
          </table:table-cell>
          <table:table-cell office:value-type="string">
            <text:p>Normal Walk Backward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5</text:p>
          </table:table-cell>
          <table:table-cell office:value-type="string">
            <text:p>Normal Walk Backward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6</text:p>
          </table:table-cell>
          <table:table-cell office:value-type="string">
            <text:p>Walk on Toe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7</text:p>
          </table:table-cell>
          <table:table-cell office:value-type="string">
            <text:p>Walk on Toe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8</text:p>
          </table:table-cell>
          <table:table-cell office:value-type="string">
            <text:p>Walk Backwards on Toe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29</text:p>
          </table:table-cell>
          <table:table-cell office:value-type="string">
            <text:p>Walk Backwards on Toe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30</text:p>
          </table:table-cell>
          <table:table-cell office:value-type="string">
            <text:p>Quail, quick little step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31</text:p>
          </table:table-cell>
          <table:table-cell office:value-type="string">
            <text:p>Quail, quick little steps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32</text:p>
          </table:table-cell>
          <table:table-cell office:value-type="string">
            <text:p>Range of Motion</text:p>
          </table:table-cell>
          <table:table-cell office:value-type="string">
            <text:p>Subject #136 (Weird Walks)</text:p>
          </table:table-cell>
        </table:table-row>
        <table:table-row table:style-name="ro1">
          <table:table-cell office:value-type="string">
            <text:p>136_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t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1</text:p>
          </table:table-cell>
          <table:table-cell office:value-type="string">
            <text:p>Cat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2</text:p>
          </table:table-cell>
          <table:table-cell office:value-type="string">
            <text:p>Cat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3</text:p>
          </table:table-cell>
          <table:table-cell office:value-type="string">
            <text:p>Cat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4</text:p>
          </table:table-cell>
          <table:table-cell office:value-type="string">
            <text:p>Chicken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5</text:p>
          </table:table-cell>
          <table:table-cell office:value-type="string">
            <text:p>Chicken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6</text:p>
          </table:table-cell>
          <table:table-cell office:value-type="string">
            <text:p>Chicken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7</text:p>
          </table:table-cell>
          <table:table-cell office:value-type="string">
            <text:p>Chicken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8</text:p>
          </table:table-cell>
          <table:table-cell office:value-type="string">
            <text:p>Dinosaur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09</text:p>
          </table:table-cell>
          <table:table-cell office:value-type="string">
            <text:p>Dinosaur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0</text:p>
          </table:table-cell>
          <table:table-cell office:value-type="string">
            <text:p>Dinosaur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1</text:p>
          </table:table-cell>
          <table:table-cell office:value-type="string">
            <text:p>Dinosaur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2</text:p>
          </table:table-cell>
          <table:table-cell office:value-type="string">
            <text:p>Drunk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3</text:p>
          </table:table-cell>
          <table:table-cell office:value-type="string">
            <text:p>Drunk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4</text:p>
          </table:table-cell>
          <table:table-cell office:value-type="string">
            <text:p>Drunk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5</text:p>
          </table:table-cell>
          <table:table-cell office:value-type="string">
            <text:p>Drunk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6</text:p>
          </table:table-cell>
          <table:table-cell office:value-type="string">
            <text:p>Gangly Teen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7</text:p>
          </table:table-cell>
          <table:table-cell office:value-type="string">
            <text:p>Gangly Teen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8</text:p>
          </table:table-cell>
          <table:table-cell office:value-type="string">
            <text:p>Gangly Teen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19</text:p>
          </table:table-cell>
          <table:table-cell office:value-type="string">
            <text:p>Gangly Teen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0</text:p>
          </table:table-cell>
          <table:table-cell office:value-type="string">
            <text:p>Graceful Lady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1</text:p>
          </table:table-cell>
          <table:table-cell office:value-type="string">
            <text:p>Graceful Lady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2</text:p>
          </table:table-cell>
          <table:table-cell office:value-type="string">
            <text:p>Graceful Lady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3</text:p>
          </table:table-cell>
          <table:table-cell office:value-type="string">
            <text:p>Graceful Lady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4</text:p>
          </table:table-cell>
          <table:table-cell office:value-type="string">
            <text:p>Motorcycle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5</text:p>
          </table:table-cell>
          <table:table-cell office:value-type="string">
            <text:p>Normal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6</text:p>
          </table:table-cell>
          <table:table-cell office:value-type="string">
            <text:p>Normal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7</text:p>
          </table:table-cell>
          <table:table-cell office:value-type="string">
            <text:p>Normal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8</text:p>
          </table:table-cell>
          <table:table-cell office:value-type="string">
            <text:p>Normal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29</text:p>
          </table:table-cell>
          <table:table-cell office:value-type="string">
            <text:p>Old Man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0</text:p>
          </table:table-cell>
          <table:table-cell office:value-type="string">
            <text:p>Old Man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1</text:p>
          </table:table-cell>
          <table:table-cell office:value-type="string">
            <text:p>Old Man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2</text:p>
          </table:table-cell>
          <table:table-cell office:value-type="string">
            <text:p>Old Man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3</text:p>
          </table:table-cell>
          <table:table-cell office:value-type="string">
            <text:p>Range of Motion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4</text:p>
          </table:table-cell>
          <table:table-cell office:value-type="string">
            <text:p>Sexy Lady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5</text:p>
          </table:table-cell>
          <table:table-cell office:value-type="string">
            <text:p>Sexy Lady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6</text:p>
          </table:table-cell>
          <table:table-cell office:value-type="string">
            <text:p>Sexy Lady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7</text:p>
          </table:table-cell>
          <table:table-cell office:value-type="string">
            <text:p>Sexy Lady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8</text:p>
          </table:table-cell>
          <table:table-cell office:value-type="string">
            <text:p>Strong Man Coffee Mug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39</text:p>
          </table:table-cell>
          <table:table-cell office:value-type="string">
            <text:p>Strong Man Pick Up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40</text:p>
          </table:table-cell>
          <table:table-cell office:value-type="string">
            <text:p>Strong Man Wait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41</text:p>
          </table:table-cell>
          <table:table-cell office:value-type="string">
            <text:p>Strong Man Walk</text:p>
          </table:table-cell>
          <table:table-cell office:value-type="string">
            <text:p>Subject #137 (Stylized Motions)</text:p>
          </table:table-cell>
        </table:table-row>
        <table:table-row table:style-name="ro1">
          <table:table-cell office:value-type="string">
            <text:p>137_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1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2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3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4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5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6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7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8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09</text:p>
          </table:table-cell>
          <table:table-cell office:value-type="string">
            <text:p>Marching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0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1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2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3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4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5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6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7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8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19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0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1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2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3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4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5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6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7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8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29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0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1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2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3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4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5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6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7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8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39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0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1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2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3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4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5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6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7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8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49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0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1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2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3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4</text:p>
          </table:table-cell>
          <table:table-cell office:value-type="string">
            <text:p>Story</text:p>
          </table:table-cell>
          <table:table-cell office:value-type="string">
            <text:p>Subject #138 (Marching, Walking and Talking)</text:p>
          </table:table-cell>
        </table:table-row>
        <table:table-row table:style-name="ro1">
          <table:table-cell office:value-type="string">
            <text:p>138_5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oking A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1</text:p>
          </table:table-cell>
          <table:table-cell office:value-type="string">
            <text:p>Shifting Weight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2</text:p>
          </table:table-cell>
          <table:table-cell office:value-type="string">
            <text:p>Looking A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3</text:p>
          </table:table-cell>
          <table:table-cell office:value-type="string">
            <text:p>Looking A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4</text:p>
          </table:table-cell>
          <table:table-cell office:value-type="string">
            <text:p>Pulling a Gun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5</text:p>
          </table:table-cell>
          <table:table-cell office:value-type="string">
            <text:p>Poking Around On The G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6</text:p>
          </table:table-cell>
          <table:table-cell office:value-type="string">
            <text:p>Poking Around On The G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7</text:p>
          </table:table-cell>
          <table:table-cell office:value-type="string">
            <text:p>Poking Around On The G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8</text:p>
          </table:table-cell>
          <table:table-cell office:value-type="string">
            <text:p>Duc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09</text:p>
          </table:table-cell>
          <table:table-cell office:value-type="string">
            <text:p>Run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0</text:p>
          </table:table-cell>
          <table:table-cell office:value-type="string">
            <text:p>Run To Sneak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1</text:p>
          </table:table-cell>
          <table:table-cell office:value-type="string">
            <text:p>Run in Circles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2</text:p>
          </table:table-cell>
          <table:table-cell office:value-type="string">
            <text:p>Run in Circles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3</text:p>
          </table:table-cell>
          <table:table-cell office:value-type="string">
            <text:p>Sneak Sideways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4</text:p>
          </table:table-cell>
          <table:table-cell office:value-type="string">
            <text:p>Sneak Sideways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5</text:p>
          </table:table-cell>
          <table:table-cell office:value-type="string">
            <text:p>Get Up From G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6</text:p>
          </table:table-cell>
          <table:table-cell office:value-type="string">
            <text:p>Get Up From G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7</text:p>
          </table:table-cell>
          <table:table-cell office:value-type="string">
            <text:p>Get Up From Ground Laying on Back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8</text:p>
          </table:table-cell>
          <table:table-cell office:value-type="string">
            <text:p>Walk Wounded Le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19</text:p>
          </table:table-cell>
          <table:table-cell office:value-type="string">
            <text:p>Walk Wounded Le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0</text:p>
          </table:table-cell>
          <table:table-cell office:value-type="string">
            <text:p>Range Of Motion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1</text:p>
          </table:table-cell>
          <table:table-cell office:value-type="string">
            <text:p>Walk Wounded Le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2</text:p>
          </table:table-cell>
          <table:table-cell office:value-type="string">
            <text:p>Walk Wounded Le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3</text:p>
          </table:table-cell>
          <table:table-cell office:value-type="string">
            <text:p>Walk Wounded Le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4</text:p>
          </table:table-cell>
          <table:table-cell office:value-type="string">
            <text:p>Giving Directions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5</text:p>
          </table:table-cell>
          <table:table-cell office:value-type="string">
            <text:p>Looking A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6</text:p>
          </table:table-cell>
          <table:table-cell office:value-type="string">
            <text:p>Looking Around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7</text:p>
          </table:table-cell>
          <table:table-cell office:value-type="string">
            <text:p>Wal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8</text:p>
          </table:table-cell>
          <table:table-cell office:value-type="string">
            <text:p>Snea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29</text:p>
          </table:table-cell>
          <table:table-cell office:value-type="string">
            <text:p>Wal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30</text:p>
          </table:table-cell>
          <table:table-cell office:value-type="string">
            <text:p>Snea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31</text:p>
          </table:table-cell>
          <table:table-cell office:value-type="string">
            <text:p>Snea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32</text:p>
          </table:table-cell>
          <table:table-cell office:value-type="string">
            <text:p>Snea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33</text:p>
          </table:table-cell>
          <table:table-cell office:value-type="string">
            <text:p>Sneaking</text:p>
          </table:table-cell>
          <table:table-cell office:value-type="string">
            <text:p>Subject #139 (Action Walks, sneaking, wounded, looking around)</text:p>
          </table:table-cell>
        </table:table-row>
        <table:table-row table:style-name="ro1">
          <table:table-cell office:value-type="string">
            <text:p>139_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t Up Face Down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1</text:p>
          </table:table-cell>
          <table:table-cell office:value-type="string">
            <text:p>Get Up Face Down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2</text:p>
          </table:table-cell>
          <table:table-cell office:value-type="string">
            <text:p>Get Up Laying on Side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3</text:p>
          </table:table-cell>
          <table:table-cell office:value-type="string">
            <text:p>Get Up Laying on Side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4</text:p>
          </table:table-cell>
          <table:table-cell office:value-type="string">
            <text:p>Motorcycle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5</text:p>
          </table:table-cell>
          <table:table-cell office:value-type="string">
            <text:p>Idle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6</text:p>
          </table:table-cell>
          <table:table-cell office:value-type="string">
            <text:p>Idle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7</text:p>
          </table:table-cell>
          <table:table-cell office:value-type="string">
            <text:p>Get Up From Ground Laying on Back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8</text:p>
          </table:table-cell>
          <table:table-cell office:value-type="string">
            <text:p>Get Up From Ground Laying on Back</text:p>
          </table:table-cell>
          <table:table-cell office:value-type="string">
            <text:p>Subject #140 (Getting Up From Ground)</text:p>
          </table:table-cell>
        </table:table-row>
        <table:table-row table:style-name="ro1">
          <table:table-cell office:value-type="string">
            <text:p>140_0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u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1</text:p>
          </table:table-cell>
          <table:table-cell office:value-type="string">
            <text:p>Ru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2</text:p>
          </table:table-cell>
          <table:table-cell office:value-type="string">
            <text:p>Ru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3</text:p>
          </table:table-cell>
          <table:table-cell office:value-type="string">
            <text:p>Jump Distances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4</text:p>
          </table:table-cell>
          <table:table-cell office:value-type="string">
            <text:p>Jump Sideways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5</text:p>
          </table:table-cell>
          <table:table-cell office:value-type="string">
            <text:p>Jump Twist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6</text:p>
          </table:table-cell>
          <table:table-cell office:value-type="string">
            <text:p>Walk Up and Over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7</text:p>
          </table:table-cell>
          <table:table-cell office:value-type="string">
            <text:p>Steop On Walk Dow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8</text:p>
          </table:table-cell>
          <table:table-cell office:value-type="string">
            <text:p>Step Over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09</text:p>
          </table:table-cell>
          <table:table-cell office:value-type="string">
            <text:p>Toss and Catch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0</text:p>
          </table:table-cell>
          <table:table-cell office:value-type="string">
            <text:p>Throw and Catch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1</text:p>
          </table:table-cell>
          <table:table-cell office:value-type="string">
            <text:p>Dance, Twist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2</text:p>
          </table:table-cell>
          <table:table-cell office:value-type="string">
            <text:p>Stretch and Yaw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3</text:p>
          </table:table-cell>
          <table:table-cell office:value-type="string">
            <text:p>Punch and Kic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4</text:p>
          </table:table-cell>
          <table:table-cell office:value-type="string">
            <text:p>Range of Motio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5</text:p>
          </table:table-cell>
          <table:table-cell office:value-type="string">
            <text:p>Wave Hello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6</text:p>
          </table:table-cell>
          <table:table-cell office:value-type="string">
            <text:p>Sit on Stool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7</text:p>
          </table:table-cell>
          <table:table-cell office:value-type="string">
            <text:p>Peek a Boo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8</text:p>
          </table:table-cell>
          <table:table-cell office:value-type="string">
            <text:p>Wal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19</text:p>
          </table:table-cell>
          <table:table-cell office:value-type="string">
            <text:p>Waiting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0</text:p>
          </table:table-cell>
          <table:table-cell office:value-type="string">
            <text:p>Shrug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1</text:p>
          </table:table-cell>
          <table:table-cell office:value-type="string">
            <text:p>High Five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2</text:p>
          </table:table-cell>
          <table:table-cell office:value-type="string">
            <text:p>Shake Hands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3</text:p>
          </table:table-cell>
          <table:table-cell office:value-type="string">
            <text:p>Around the world High Five Low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4</text:p>
          </table:table-cell>
          <table:table-cell office:value-type="string">
            <text:p>Wal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5</text:p>
          </table:table-cell>
          <table:table-cell office:value-type="string">
            <text:p>Curtsey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6</text:p>
          </table:table-cell>
          <table:table-cell office:value-type="string">
            <text:p>Mope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7</text:p>
          </table:table-cell>
          <table:table-cell office:value-type="string">
            <text:p>Slap Hands, Throw it Bac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8</text:p>
          </table:table-cell>
          <table:table-cell office:value-type="string">
            <text:p>Random Wal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29</text:p>
          </table:table-cell>
          <table:table-cell office:value-type="string">
            <text:p>Random Walk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30</text:p>
          </table:table-cell>
          <table:table-cell office:value-type="string">
            <text:p>Walk Backwards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31</text:p>
          </table:table-cell>
          <table:table-cell office:value-type="string">
            <text:p>Walk Sideways, Cross Legs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32</text:p>
          </table:table-cell>
          <table:table-cell office:value-type="string">
            <text:p>Walk Sideways, Foot to Foot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33</text:p>
          </table:table-cell>
          <table:table-cell office:value-type="string">
            <text:p>Run</text:p>
          </table:table-cell>
          <table:table-cell office:value-type="string">
            <text:p>Subject #141 (General Subject Capture)</text:p>
          </table:table-cell>
        </table:table-row>
        <table:table-row table:style-name="ro1">
          <table:table-cell office:value-type="string">
            <text:p>141_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ldish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1</text:p>
          </table:table-cell>
          <table:table-cell office:value-type="string">
            <text:p>Clums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2</text:p>
          </table:table-cell>
          <table:table-cell office:value-type="string">
            <text:p>Clums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3</text:p>
          </table:table-cell>
          <table:table-cell office:value-type="string">
            <text:p>Cool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4</text:p>
          </table:table-cell>
          <table:table-cell office:value-type="string">
            <text:p>Depress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5</text:p>
          </table:table-cell>
          <table:table-cell office:value-type="string">
            <text:p>Elat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6</text:p>
          </table:table-cell>
          <table:table-cell office:value-type="string">
            <text:p>Elderlyman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7</text:p>
          </table:table-cell>
          <table:table-cell office:value-type="string">
            <text:p>Happ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8</text:p>
          </table:table-cell>
          <table:table-cell office:value-type="string">
            <text:p>Jo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09</text:p>
          </table:table-cell>
          <table:table-cell office:value-type="string">
            <text:p>Lavish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0</text:p>
          </table:table-cell>
          <table:table-cell office:value-type="string">
            <text:p>Marching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1</text:p>
          </table:table-cell>
          <table:table-cell office:value-type="string">
            <text:p>Painfulleftknee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2</text:p>
          </table:table-cell>
          <table:table-cell office:value-type="string">
            <text:p>Relax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3</text:p>
          </table:table-cell>
          <table:table-cell office:value-type="string">
            <text:p>Rush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4</text:p>
          </table:table-cell>
          <table:table-cell office:value-type="string">
            <text:p>Sa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5</text:p>
          </table:table-cell>
          <table:table-cell office:value-type="string">
            <text:p>Scar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6</text:p>
          </table:table-cell>
          <table:table-cell office:value-type="string">
            <text:p>Scared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7</text:p>
          </table:table-cell>
          <table:table-cell office:value-type="string">
            <text:p>Sex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8</text:p>
          </table:table-cell>
          <table:table-cell office:value-type="string">
            <text:p>Sh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19</text:p>
          </table:table-cell>
          <table:table-cell office:value-type="string">
            <text:p>Singing in the rain jump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20</text:p>
          </table:table-cell>
          <table:table-cell office:value-type="string">
            <text:p>Singing in the rain jump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21</text:p>
          </table:table-cell>
          <table:table-cell office:value-type="string">
            <text:p>Sneaky</text:p>
          </table:table-cell>
          <table:table-cell office:value-type="string">
            <text:p>Subject #142 (Stylized Walks)</text:p>
          </table:table-cell>
        </table:table-row>
        <table:table-row table:style-name="ro1">
          <table:table-cell office:value-type="string">
            <text:p>142_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un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1</text:p>
          </table:table-cell>
          <table:table-cell office:value-type="string">
            <text:p>Run to Stop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2</text:p>
          </table:table-cell>
          <table:table-cell office:value-type="string">
            <text:p>Start to Run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3</text:p>
          </table:table-cell>
          <table:table-cell office:value-type="string">
            <text:p>Run Figure 8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4</text:p>
          </table:table-cell>
          <table:table-cell office:value-type="string">
            <text:p>Jumping Distance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5</text:p>
          </table:table-cell>
          <table:table-cell office:value-type="string">
            <text:p>Jumping Height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6</text:p>
          </table:table-cell>
          <table:table-cell office:value-type="string">
            <text:p>Jumping Sideway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7</text:p>
          </table:table-cell>
          <table:table-cell office:value-type="string">
            <text:p>Jumping Twist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8</text:p>
          </table:table-cell>
          <table:table-cell office:value-type="string">
            <text:p>Jumping Twist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09</text:p>
          </table:table-cell>
          <table:table-cell office:value-type="string">
            <text:p>Walk And Pick up Tool Box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0</text:p>
          </table:table-cell>
          <table:table-cell office:value-type="string">
            <text:p>Walk And Pick up Box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1</text:p>
          </table:table-cell>
          <table:table-cell office:value-type="string">
            <text:p>Walk And Pick up Toolbox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2</text:p>
          </table:table-cell>
          <table:table-cell office:value-type="string">
            <text:p>Walk and Pick up Laundry Basket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3</text:p>
          </table:table-cell>
          <table:table-cell office:value-type="string">
            <text:p>Walk And Step Over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4</text:p>
          </table:table-cell>
          <table:table-cell office:value-type="string">
            <text:p>Walk And Step Over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5</text:p>
          </table:table-cell>
          <table:table-cell office:value-type="string">
            <text:p>Walk And Step Over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6</text:p>
          </table:table-cell>
          <table:table-cell office:value-type="string">
            <text:p>Walk Up Stairs And Over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7</text:p>
          </table:table-cell>
          <table:table-cell office:value-type="string">
            <text:p>Sit Down And Get Up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8</text:p>
          </table:table-cell>
          <table:table-cell office:value-type="string">
            <text:p>Sit On Stool And Get Up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19</text:p>
          </table:table-cell>
          <table:table-cell office:value-type="string">
            <text:p>Catch And Throw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0</text:p>
          </table:table-cell>
          <table:table-cell office:value-type="string">
            <text:p>Range Of Motion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1</text:p>
          </table:table-cell>
          <table:table-cell office:value-type="string">
            <text:p>Catch And Throw Football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2</text:p>
          </table:table-cell>
          <table:table-cell office:value-type="string">
            <text:p>Punching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3</text:p>
          </table:table-cell>
          <table:table-cell office:value-type="string">
            <text:p>Kicking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4</text:p>
          </table:table-cell>
          <table:table-cell office:value-type="string">
            <text:p>Waving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5</text:p>
          </table:table-cell>
          <table:table-cell office:value-type="string">
            <text:p>Washing Window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6</text:p>
          </table:table-cell>
          <table:table-cell office:value-type="string">
            <text:p>Washing Window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7</text:p>
          </table:table-cell>
          <table:table-cell office:value-type="string">
            <text:p>Sweeping, Push Broom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8</text:p>
          </table:table-cell>
          <table:table-cell office:value-type="string">
            <text:p>Pacing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29</text:p>
          </table:table-cell>
          <table:table-cell office:value-type="string">
            <text:p>Stretch And Yawn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0</text:p>
          </table:table-cell>
          <table:table-cell office:value-type="string">
            <text:p>Hopscotch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1</text:p>
          </table:table-cell>
          <table:table-cell office:value-type="string">
            <text:p>Walk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2</text:p>
          </table:table-cell>
          <table:table-cell office:value-type="string">
            <text:p>Peek A Boo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3</text:p>
          </table:table-cell>
          <table:table-cell office:value-type="string">
            <text:p>Chicken Dance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4</text:p>
          </table:table-cell>
          <table:table-cell office:value-type="string">
            <text:p>Macarena Dance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5</text:p>
          </table:table-cell>
          <table:table-cell office:value-type="string">
            <text:p>Airplane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6</text:p>
          </table:table-cell>
          <table:table-cell office:value-type="string">
            <text:p>Climb Up And Down Ladder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7</text:p>
          </table:table-cell>
          <table:table-cell office:value-type="string">
            <text:p>Walk Digital 8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8</text:p>
          </table:table-cell>
          <table:table-cell office:value-type="string">
            <text:p>Walk Backward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39</text:p>
          </table:table-cell>
          <table:table-cell office:value-type="string">
            <text:p>Walk Sideways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40</text:p>
          </table:table-cell>
          <table:table-cell office:value-type="string">
            <text:p>Sneak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41</text:p>
          </table:table-cell>
          <table:table-cell office:value-type="string">
            <text:p>Run</text:p>
          </table:table-cell>
          <table:table-cell office:value-type="string">
            <text:p>Subject #143 (General Subject Capture)</text:p>
          </table:table-cell>
        </table:table-row>
        <table:table-row table:style-name="ro1">
          <table:table-cell office:value-type="string">
            <text:p>143_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twheel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1</text:p>
          </table:table-cell>
          <table:table-cell office:value-type="string">
            <text:p>Cartwheel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2</text:p>
          </table:table-cell>
          <table:table-cell office:value-type="string">
            <text:p>Figure8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3</text:p>
          </table:table-cell>
          <table:table-cell office:value-type="string">
            <text:p>Figure8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4</text:p>
          </table:table-cell>
          <table:table-cell office:value-type="string">
            <text:p>Front_Kicking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5</text:p>
          </table:table-cell>
          <table:table-cell office:value-type="string">
            <text:p>Front_Kicking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6</text:p>
          </table:table-cell>
          <table:table-cell office:value-type="string">
            <text:p>Left_Block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7</text:p>
          </table:table-cell>
          <table:table-cell office:value-type="string">
            <text:p>Left_Block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8</text:p>
          </table:table-cell>
          <table:table-cell office:value-type="string">
            <text:p>Left_Front_Kicking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09</text:p>
          </table:table-cell>
          <table:table-cell office:value-type="string">
            <text:p>Left_Front_Kicking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0</text:p>
          </table:table-cell>
          <table:table-cell office:value-type="string">
            <text:p>Left_Lunge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1</text:p>
          </table:table-cell>
          <table:table-cell office:value-type="string">
            <text:p>Left_Lunge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2</text:p>
          </table:table-cell>
          <table:table-cell office:value-type="string">
            <text:p>Left_Punch_Sequence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3</text:p>
          </table:table-cell>
          <table:table-cell office:value-type="string">
            <text:p>Left_Punch_Sequence002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4</text:p>
          </table:table-cell>
          <table:table-cell office:value-type="string">
            <text:p>Left_Spin_reach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5</text:p>
          </table:table-cell>
          <table:table-cell office:value-type="string">
            <text:p>Left_Spin_reach002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6</text:p>
          </table:table-cell>
          <table:table-cell office:value-type="string">
            <text:p>Lunge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7</text:p>
          </table:table-cell>
          <table:table-cell office:value-type="string">
            <text:p>Lunge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8</text:p>
          </table:table-cell>
          <table:table-cell office:value-type="string">
            <text:p>motorcycle pose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19</text:p>
          </table:table-cell>
          <table:table-cell office:value-type="string">
            <text:p>Punch_Sequence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0</text:p>
          </table:table-cell>
          <table:table-cell office:value-type="string">
            <text:p>Punch_Sequence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1</text:p>
          </table:table-cell>
          <table:table-cell office:value-type="string">
            <text:p>Reach_Left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2</text:p>
          </table:table-cell>
          <table:table-cell office:value-type="string">
            <text:p>Reach_Left002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3</text:p>
          </table:table-cell>
          <table:table-cell office:value-type="string">
            <text:p>Reach_Right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4</text:p>
          </table:table-cell>
          <table:table-cell office:value-type="string">
            <text:p>Reach_Right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5</text:p>
          </table:table-cell>
          <table:table-cell office:value-type="string">
            <text:p>Right_Blocks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6</text:p>
          </table:table-cell>
          <table:table-cell office:value-type="string">
            <text:p>Right_Blocks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7</text:p>
          </table:table-cell>
          <table:table-cell office:value-type="string">
            <text:p>Right_Spin_reach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8</text:p>
          </table:table-cell>
          <table:table-cell office:value-type="string">
            <text:p>Right_Spin_reach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29</text:p>
          </table:table-cell>
          <table:table-cell office:value-type="string">
            <text:p>Sun Salutation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30</text:p>
          </table:table-cell>
          <table:table-cell office:value-type="string">
            <text:p>Sun Salutation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31</text:p>
          </table:table-cell>
          <table:table-cell office:value-type="string">
            <text:p>Sun Salutation002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32</text:p>
          </table:table-cell>
          <table:table-cell office:value-type="string">
            <text:p>Walking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33</text:p>
          </table:table-cell>
          <table:table-cell office:value-type="string">
            <text:p>Walking001</text:p>
          </table:table-cell>
          <table:table-cell office:value-type="string">
            <text:p>Subject #144 (punching female)</text:p>
          </table:table-cell>
        </table:table-row>
        <table:table-row table:style-name="ro1">
          <table:table-cell office:value-type="string">
            <text:p>144_3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21-07-2014</text:date>, <text:time>14:03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Bruce Hahne</meta:initial-creator>
    <meta:creation-date>2008-07-20T10:19:34</meta:creation-date>
    <dc:date>2014-07-21T14:03:55.87</dc:date>
    <meta:editing-cycles>3</meta:editing-cycles>
    <meta:editing-duration>PT3M</meta:editing-duration>
    <meta:document-statistic meta:table-count="1" meta:cell-count="7315" meta:object-count="0"/>
    <meta:user-defined meta:name="Info 1"/>
    <meta:user-defined meta:name="Info 2"/>
    <meta:user-defined meta:name="Info 3"/>
    <meta:user-defined meta:name="Info 4"/>
  </office:meta>
</office:document-meta>
</file>